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sigma-010" table:style-name="ta1">
        <table:shapes>
          <draw:frame draw:z-index="0" draw:style-name="gr1" draw:text-style-name="P1" svg:width="9.3004in" svg:height="5.3122in" svg:x="1.0953in" svg:y="2.8228in">
            <draw:object draw:notify-on-update-of-ranges="'01-sigma-010'.A2:'01-sigma-010'.A41 '01-sigma-010'.B1:'01-sigma-010'.B1 '01-sigma-010'.B2:'01-sigma-010'.B41 '01-sigma-010'.A2:'01-sigma-010'.A41 '01-sigma-010'.C1:'01-sigma-010'.C1 '01-sigma-010'.C2:'01-sigma-010'.C41 '01-sigma-010'.A2:'01-sigma-010'.A41 '01-sigma-010'.D1:'01-sigma-010'.D1 '01-sigma-010'.D2:'01-sigma-010'.D41 '01-sigma-010'.A2:'01-sigma-010'.A41 '01-sigma-010'.E1:'01-sigma-010'.E1 '01-sigma-010'.E2:'01-sigma-010'.E41 '01-sigma-010'.A2:'01-sigma-010'.A41 '01-sigma-010'.F1:'01-sigma-010'.F1 '01-sigma-010'.F2:'01-sigma-010'.F41 '01-sigma-010'.A2:'01-sigma-010'.A41 '01-sigma-010'.G1:'01-sigma-010'.G1 '01-sigma-010'.G2:'01-sigma-010'.G41 '01-sigma-010'.A2:'01-sigma-010'.A41 '01-sigma-010'.H1:'01-sigma-010'.H1 '01-sigma-010'.H2:'01-sigma-010'.H41 '01-sigma-010'.A2:'01-sigma-010'.A41 '01-sigma-010'.I1:'01-sigma-010'.I1 '01-sigma-010'.I2:'01-sigma-010'.I41 '01-sigma-010'.A2:'01-sigma-010'.A41 '01-sigma-010'.J1:'01-sigma-010'.J1 '01-sigma-010'.J2:'01-sigma-010'.J41 '01-sigma-010'.A2:'01-sigma-010'.A41 '01-sigma-010'.K1:'01-sigma-010'.K1 '01-sigma-010'.K2:'01-sigma-010'.K41 '01-sigma-010'.A2:'01-sigma-010'.A41 '01-sigma-010'.L1:'01-sigma-010'.L1 '01-sigma-010'.L2:'01-sigma-010'.L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.7909in" svg:height="3.4508in" svg:x="12.4555in" svg:y="3.8583in">
            <draw:object draw:notify-on-update-of-ranges="'01-sigma-010'.S2:'01-sigma-010'.S17 'sig-1_2000-4000-6000'.B1:'sig-1_2000-4000-6000'.B1 '01-sigma-010'.T2:'01-sigma-010'.T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name="embedded object (OLE) 1" draw:style-name="gr2" draw:text-style-name="P1" svg:width="0.0004in" svg:height="0.1866in" svg:x="17.778in" svg:y="0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=10003.2</text:p>
          </table:table-cell>
          <table:table-cell office:value-type="string" calcext:value-type="string">
            <text:p>t=9004.16</text:p>
          </table:table-cell>
          <table:table-cell office:value-type="string" calcext:value-type="string">
            <text:p>t=8003.84</text:p>
          </table:table-cell>
          <table:table-cell office:value-type="string" calcext:value-type="string">
            <text:p>t=7000.65</text:p>
          </table:table-cell>
          <table:table-cell office:value-type="string" calcext:value-type="string">
            <text:p>t=6005.6</text:p>
          </table:table-cell>
          <table:table-cell office:value-type="string" calcext:value-type="string">
            <text:p>t=5000.13</text:p>
          </table:table-cell>
          <table:table-cell office:value-type="string" calcext:value-type="string">
            <text:p>t=4000.86</text:p>
          </table:table-cell>
          <table:table-cell office:value-type="string" calcext:value-type="string">
            <text:p>t=3000.17</text:p>
          </table:table-cell>
          <table:table-cell office:value-type="string" calcext:value-type="string">
            <text:p>t=2004.06</text:p>
          </table:table-cell>
          <table:table-cell office:value-type="string" calcext:value-type="string">
            <text:p>t=1006.26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σ=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/>
          <table:table-cell office:value-type="float" office:value="861.932" calcext:value-type="float">
            <text:p>861,93</text:p>
          </table:table-cell>
          <table:table-cell table:formula="of:=[.V2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.999977" calcext:value-type="float">
            <text:p>0,999977</text:p>
          </table:table-cell>
          <table:table-cell office:value-type="float" office:value="0.999152" calcext:value-type="float">
            <text:p>0,999152</text:p>
          </table:table-cell>
          <table:table-cell office:value-type="float" office:value="0.99224" calcext:value-type="float">
            <text:p>0,99224</text:p>
          </table:table-cell>
          <table:table-cell table:number-columns-repeated="7"/>
          <table:table-cell office:value-type="float" office:value="1717.08" calcext:value-type="float">
            <text:p>1 717,08</text:p>
          </table:table-cell>
          <table:table-cell table:formula="of:=[.V3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9343" calcext:value-type="float">
            <text:p>0,999343</text:p>
          </table:table-cell>
          <table:table-cell office:value-type="float" office:value="0.997199" calcext:value-type="float">
            <text:p>0,997199</text:p>
          </table:table-cell>
          <table:table-cell office:value-type="float" office:value="0.996332" calcext:value-type="float">
            <text:p>0,996332</text:p>
          </table:table-cell>
          <table:table-cell office:value-type="float" office:value="0.97955" calcext:value-type="float">
            <text:p>0,97955</text:p>
          </table:table-cell>
          <table:table-cell office:value-type="float" office:value="0.876653" calcext:value-type="float">
            <text:p>0,876653</text:p>
          </table:table-cell>
          <table:table-cell table:number-columns-repeated="7"/>
          <table:table-cell office:value-type="float" office:value="2572.22" calcext:value-type="float">
            <text:p>2 572,22</text:p>
          </table:table-cell>
          <table:table-cell table:formula="of:=[.V4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.999994" calcext:value-type="float">
            <text:p>0,999994</text:p>
          </table:table-cell>
          <table:table-cell office:value-type="float" office:value="0.996381" calcext:value-type="float">
            <text:p>0,996381</text:p>
          </table:table-cell>
          <table:table-cell office:value-type="float" office:value="0.985184" calcext:value-type="float">
            <text:p>0,985184</text:p>
          </table:table-cell>
          <table:table-cell office:value-type="float" office:value="0.977666" calcext:value-type="float">
            <text:p>0,977666</text:p>
          </table:table-cell>
          <table:table-cell office:value-type="float" office:value="0.946546" calcext:value-type="float">
            <text:p>0,946546</text:p>
          </table:table-cell>
          <table:table-cell office:value-type="float" office:value="0.935913" calcext:value-type="float">
            <text:p>0,935913</text:p>
          </table:table-cell>
          <table:table-cell office:value-type="float" office:value="0.907742" calcext:value-type="float">
            <text:p>0,907742</text:p>
          </table:table-cell>
          <table:table-cell office:value-type="float" office:value="0.333281" calcext:value-type="float">
            <text:p>0,333281</text:p>
          </table:table-cell>
          <table:table-cell table:number-columns-repeated="7"/>
          <table:table-cell office:value-type="float" office:value="3427.37" calcext:value-type="float">
            <text:p>3 427,37</text:p>
          </table:table-cell>
          <table:table-cell table:formula="of:=[.V5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76497" calcext:value-type="float">
            <text:p>0,976497</text:p>
          </table:table-cell>
          <table:table-cell office:value-type="float" office:value="0.961345" calcext:value-type="float">
            <text:p>0,961345</text:p>
          </table:table-cell>
          <table:table-cell office:value-type="float" office:value="0.952478" calcext:value-type="float">
            <text:p>0,952478</text:p>
          </table:table-cell>
          <table:table-cell office:value-type="float" office:value="0.929551" calcext:value-type="float">
            <text:p>0,929551</text:p>
          </table:table-cell>
          <table:table-cell office:value-type="float" office:value="0.913414" calcext:value-type="float">
            <text:p>0,913414</text:p>
          </table:table-cell>
          <table:table-cell office:value-type="float" office:value="0.923517" calcext:value-type="float">
            <text:p>0,923517</text:p>
          </table:table-cell>
          <table:table-cell office:value-type="float" office:value="0.820787" calcext:value-type="float">
            <text:p>0,820787</text:p>
          </table:table-cell>
          <table:table-cell office:value-type="float" office:value="0.677423" calcext:value-type="float">
            <text:p>0,677423</text:p>
          </table:table-cell>
          <table:table-cell office:value-type="float" office:value="0.297391" calcext:value-type="float">
            <text:p>0,297391</text:p>
          </table:table-cell>
          <table:table-cell table:number-columns-repeated="7"/>
          <table:table-cell office:value-type="float" office:value="4282.51" calcext:value-type="float">
            <text:p>4 282,51</text:p>
          </table:table-cell>
          <table:table-cell table:formula="of:=[.V6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98853" calcext:value-type="float">
            <text:p>0,998853</text:p>
          </table:table-cell>
          <table:table-cell office:value-type="float" office:value="0.99816" calcext:value-type="float">
            <text:p>0,99816</text:p>
          </table:table-cell>
          <table:table-cell office:value-type="float" office:value="0.998303" calcext:value-type="float">
            <text:p>0,998303</text:p>
          </table:table-cell>
          <table:table-cell office:value-type="float" office:value="0.996575" calcext:value-type="float">
            <text:p>0,996575</text:p>
          </table:table-cell>
          <table:table-cell office:value-type="float" office:value="0.992204" calcext:value-type="float">
            <text:p>0,992204</text:p>
          </table:table-cell>
          <table:table-cell office:value-type="float" office:value="0.977479" calcext:value-type="float">
            <text:p>0,977479</text:p>
          </table:table-cell>
          <table:table-cell office:value-type="float" office:value="0.943496" calcext:value-type="float">
            <text:p>0,943496</text:p>
          </table:table-cell>
          <table:table-cell office:value-type="float" office:value="0.793087" calcext:value-type="float">
            <text:p>0,793087</text:p>
          </table:table-cell>
          <table:table-cell office:value-type="float" office:value="0.386192" calcext:value-type="float">
            <text:p>0,386192</text:p>
          </table:table-cell>
          <table:table-cell table:number-columns-repeated="7"/>
          <table:table-cell office:value-type="float" office:value="5137.66" calcext:value-type="float">
            <text:p>5 137,66</text:p>
          </table:table-cell>
          <table:table-cell table:formula="of:=[.V7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97639" calcext:value-type="float">
            <text:p>0,997639</text:p>
          </table:table-cell>
          <table:table-cell office:value-type="float" office:value="0.997644" calcext:value-type="float">
            <text:p>0,997644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0.98246" calcext:value-type="float">
            <text:p>0,98246</text:p>
          </table:table-cell>
          <table:table-cell office:value-type="float" office:value="0.979788" calcext:value-type="float">
            <text:p>0,979788</text:p>
          </table:table-cell>
          <table:table-cell office:value-type="float" office:value="0.965113" calcext:value-type="float">
            <text:p>0,965113</text:p>
          </table:table-cell>
          <table:table-cell office:value-type="float" office:value="0.915321" calcext:value-type="float">
            <text:p>0,915321</text:p>
          </table:table-cell>
          <table:table-cell office:value-type="float" office:value="0.776081" calcext:value-type="float">
            <text:p>0,776081</text:p>
          </table:table-cell>
          <table:table-cell office:value-type="float" office:value="0.317335" calcext:value-type="float">
            <text:p>0,317335</text:p>
          </table:table-cell>
          <table:table-cell table:number-columns-repeated="7"/>
          <table:table-cell office:value-type="float" office:value="5992.8" calcext:value-type="float">
            <text:p>5 992,80</text:p>
          </table:table-cell>
          <table:table-cell table:formula="of:=[.V8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822" calcext:value-type="float">
            <text:p>0,997822</text:p>
          </table:table-cell>
          <table:table-cell office:value-type="float" office:value="0.997657" calcext:value-type="float">
            <text:p>0,997657</text:p>
          </table:table-cell>
          <table:table-cell office:value-type="float" office:value="0.992157" calcext:value-type="float">
            <text:p>0,992157</text:p>
          </table:table-cell>
          <table:table-cell office:value-type="float" office:value="0.993905" calcext:value-type="float">
            <text:p>0,993905</text:p>
          </table:table-cell>
          <table:table-cell office:value-type="float" office:value="0.963627" calcext:value-type="float">
            <text:p>0,963627</text:p>
          </table:table-cell>
          <table:table-cell office:value-type="float" office:value="0.925091" calcext:value-type="float">
            <text:p>0,925091</text:p>
          </table:table-cell>
          <table:table-cell office:value-type="float" office:value="0.779072" calcext:value-type="float">
            <text:p>0,779072</text:p>
          </table:table-cell>
          <table:table-cell office:value-type="float" office:value="0.0421027" calcext:value-type="float">
            <text:p>0,0421027</text:p>
          </table:table-cell>
          <table:table-cell table:number-columns-repeated="7"/>
          <table:table-cell office:value-type="float" office:value="6847.95" calcext:value-type="float">
            <text:p>6 847,95</text:p>
          </table:table-cell>
          <table:table-cell table:formula="of:=[.V9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93381" calcext:value-type="float">
            <text:p>0,993381</text:p>
          </table:table-cell>
          <table:table-cell office:value-type="float" office:value="0.995954" calcext:value-type="float">
            <text:p>0,995954</text:p>
          </table:table-cell>
          <table:table-cell office:value-type="float" office:value="0.995921" calcext:value-type="float">
            <text:p>0,995921</text:p>
          </table:table-cell>
          <table:table-cell office:value-type="float" office:value="0.99263" calcext:value-type="float">
            <text:p>0,99263</text:p>
          </table:table-cell>
          <table:table-cell office:value-type="float" office:value="0.979307" calcext:value-type="float">
            <text:p>0,979307</text:p>
          </table:table-cell>
          <table:table-cell office:value-type="float" office:value="0.95542" calcext:value-type="float">
            <text:p>0,95542</text:p>
          </table:table-cell>
          <table:table-cell office:value-type="float" office:value="0.927443" calcext:value-type="float">
            <text:p>0,927443</text:p>
          </table:table-cell>
          <table:table-cell office:value-type="float" office:value="0.778376" calcext:value-type="float">
            <text:p>0,77837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703.09" calcext:value-type="float">
            <text:p>7 703,09</text:p>
          </table:table-cell>
          <table:table-cell table:formula="of:=[.V10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96075" calcext:value-type="float">
            <text:p>0,996075</text:p>
          </table:table-cell>
          <table:table-cell office:value-type="float" office:value="0.999972" calcext:value-type="float">
            <text:p>0,999972</text:p>
          </table:table-cell>
          <table:table-cell office:value-type="float" office:value="0.979503" calcext:value-type="float">
            <text:p>0,979503</text:p>
          </table:table-cell>
          <table:table-cell office:value-type="float" office:value="0.990089" calcext:value-type="float">
            <text:p>0,990089</text:p>
          </table:table-cell>
          <table:table-cell office:value-type="float" office:value="0.978191" calcext:value-type="float">
            <text:p>0,978191</text:p>
          </table:table-cell>
          <table:table-cell office:value-type="float" office:value="0.940164" calcext:value-type="float">
            <text:p>0,940164</text:p>
          </table:table-cell>
          <table:table-cell office:value-type="float" office:value="0.892287" calcext:value-type="float">
            <text:p>0,892287</text:p>
          </table:table-cell>
          <table:table-cell office:value-type="float" office:value="0.581992" calcext:value-type="float">
            <text:p>0,58199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558.23" calcext:value-type="float">
            <text:p>8 558,23</text:p>
          </table:table-cell>
          <table:table-cell table:formula="of:=[.V11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72" calcext:value-type="float">
            <text:p>0,9972</text:p>
          </table:table-cell>
          <table:table-cell office:value-type="float" office:value="0.99742" calcext:value-type="float">
            <text:p>0,99742</text:p>
          </table:table-cell>
          <table:table-cell office:value-type="float" office:value="0.993022" calcext:value-type="float">
            <text:p>0,993022</text:p>
          </table:table-cell>
          <table:table-cell office:value-type="float" office:value="0.986474" calcext:value-type="float">
            <text:p>0,986474</text:p>
          </table:table-cell>
          <table:table-cell office:value-type="float" office:value="0.982241" calcext:value-type="float">
            <text:p>0,982241</text:p>
          </table:table-cell>
          <table:table-cell office:value-type="float" office:value="0.969426" calcext:value-type="float">
            <text:p>0,969426</text:p>
          </table:table-cell>
          <table:table-cell office:value-type="float" office:value="0.937818" calcext:value-type="float">
            <text:p>0,937818</text:p>
          </table:table-cell>
          <table:table-cell office:value-type="float" office:value="0.876854" calcext:value-type="float">
            <text:p>0,876854</text:p>
          </table:table-cell>
          <table:table-cell office:value-type="float" office:value="0.263342" calcext:value-type="float">
            <text:p>0,26334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413.38" calcext:value-type="float">
            <text:p>9 413,38</text:p>
          </table:table-cell>
          <table:table-cell table:formula="of:=[.V12]-10" office:value-type="float" office:value="11.5148" calcext:value-type="float">
            <text:p>11,51</text:p>
          </table:table-cell>
          <table:table-cell/>
          <table:table-cell office:value-type="float" office:value="21.5148" calcext:value-type="float">
            <text:p>21,51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3898" calcext:value-type="float">
            <text:p>0,993898</text:p>
          </table:table-cell>
          <table:table-cell office:value-type="float" office:value="0.99823" calcext:value-type="float">
            <text:p>0,99823</text:p>
          </table:table-cell>
          <table:table-cell office:value-type="float" office:value="0.986223" calcext:value-type="float">
            <text:p>0,986223</text:p>
          </table:table-cell>
          <table:table-cell office:value-type="float" office:value="0.97218" calcext:value-type="float">
            <text:p>0,97218</text:p>
          </table:table-cell>
          <table:table-cell office:value-type="float" office:value="0.976133" calcext:value-type="float">
            <text:p>0,976133</text:p>
          </table:table-cell>
          <table:table-cell office:value-type="float" office:value="0.92855" calcext:value-type="float">
            <text:p>0,92855</text:p>
          </table:table-cell>
          <table:table-cell office:value-type="float" office:value="0.872745" calcext:value-type="float">
            <text:p>0,872745</text:p>
          </table:table-cell>
          <table:table-cell office:value-type="float" office:value="0.586809" calcext:value-type="float">
            <text:p>0,5868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124" calcext:value-type="float">
            <text:p>0,99124</text:p>
          </table:table-cell>
          <table:table-cell office:value-type="float" office:value="0.981403" calcext:value-type="float">
            <text:p>0,981403</text:p>
          </table:table-cell>
          <table:table-cell office:value-type="float" office:value="0.983706" calcext:value-type="float">
            <text:p>0,983706</text:p>
          </table:table-cell>
          <table:table-cell office:value-type="float" office:value="0.96242" calcext:value-type="float">
            <text:p>0,96242</text:p>
          </table:table-cell>
          <table:table-cell office:value-type="float" office:value="0.965144" calcext:value-type="float">
            <text:p>0,965144</text:p>
          </table:table-cell>
          <table:table-cell office:value-type="float" office:value="0.911591" calcext:value-type="float">
            <text:p>0,911591</text:p>
          </table:table-cell>
          <table:table-cell office:value-type="float" office:value="0.873533" calcext:value-type="float">
            <text:p>0,873533</text:p>
          </table:table-cell>
          <table:table-cell office:value-type="float" office:value="0.524556" calcext:value-type="float">
            <text:p>0,524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6462" calcext:value-type="float">
            <text:p>0,986462</text:p>
          </table:table-cell>
          <table:table-cell office:value-type="float" office:value="0.952147" calcext:value-type="float">
            <text:p>0,952147</text:p>
          </table:table-cell>
          <table:table-cell office:value-type="float" office:value="0.919784" calcext:value-type="float">
            <text:p>0,919784</text:p>
          </table:table-cell>
          <table:table-cell office:value-type="float" office:value="0.947256" calcext:value-type="float">
            <text:p>0,947256</text:p>
          </table:table-cell>
          <table:table-cell office:value-type="float" office:value="0.864228" calcext:value-type="float">
            <text:p>0,864228</text:p>
          </table:table-cell>
          <table:table-cell office:value-type="float" office:value="0.779287" calcext:value-type="float">
            <text:p>0,779287</text:p>
          </table:table-cell>
          <table:table-cell office:value-type="float" office:value="0.564655" calcext:value-type="float">
            <text:p>0,564655</text:p>
          </table:table-cell>
          <table:table-cell office:value-type="float" office:value="0.304118" calcext:value-type="float">
            <text:p>0,304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05055" calcext:value-type="float">
            <text:p>0,905055</text:p>
          </table:table-cell>
          <table:table-cell office:value-type="float" office:value="0.928971" calcext:value-type="float">
            <text:p>0,928971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43824" calcext:value-type="float">
            <text:p>0,843824</text:p>
          </table:table-cell>
          <table:table-cell office:value-type="float" office:value="0.835167" calcext:value-type="float">
            <text:p>0,835167</text:p>
          </table:table-cell>
          <table:table-cell office:value-type="float" office:value="0.772569" calcext:value-type="float">
            <text:p>0,772569</text:p>
          </table:table-cell>
          <table:table-cell office:value-type="float" office:value="0.604247" calcext:value-type="float">
            <text:p>0,604247</text:p>
          </table:table-cell>
          <table:table-cell office:value-type="float" office:value="0.205647" calcext:value-type="float">
            <text:p>0,205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4244" calcext:value-type="float">
            <text:p>0,994244</text:p>
          </table:table-cell>
          <table:table-cell office:value-type="float" office:value="0.995135" calcext:value-type="float">
            <text:p>0,995135</text:p>
          </table:table-cell>
          <table:table-cell office:value-type="float" office:value="0.983967" calcext:value-type="float">
            <text:p>0,983967</text:p>
          </table:table-cell>
          <table:table-cell office:value-type="float" office:value="0.974518" calcext:value-type="float">
            <text:p>0,974518</text:p>
          </table:table-cell>
          <table:table-cell office:value-type="float" office:value="0.909816" calcext:value-type="float">
            <text:p>0,909816</text:p>
          </table:table-cell>
          <table:table-cell office:value-type="float" office:value="0.855166" calcext:value-type="float">
            <text:p>0,855166</text:p>
          </table:table-cell>
          <table:table-cell office:value-type="float" office:value="0.725526" calcext:value-type="float">
            <text:p>0,725526</text:p>
          </table:table-cell>
          <table:table-cell office:value-type="float" office:value="0.398486" calcext:value-type="float">
            <text:p>0,398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2158" calcext:value-type="float">
            <text:p>0,992158</text:p>
          </table:table-cell>
          <table:table-cell office:value-type="float" office:value="0.989434" calcext:value-type="float">
            <text:p>0,989434</text:p>
          </table:table-cell>
          <table:table-cell office:value-type="float" office:value="0.974063" calcext:value-type="float">
            <text:p>0,974063</text:p>
          </table:table-cell>
          <table:table-cell office:value-type="float" office:value="0.959513" calcext:value-type="float">
            <text:p>0,959513</text:p>
          </table:table-cell>
          <table:table-cell office:value-type="float" office:value="0.92939" calcext:value-type="float">
            <text:p>0,92939</text:p>
          </table:table-cell>
          <table:table-cell office:value-type="float" office:value="0.825782" calcext:value-type="float">
            <text:p>0,825782</text:p>
          </table:table-cell>
          <table:table-cell office:value-type="float" office:value="0.700425" calcext:value-type="float">
            <text:p>0,700425</text:p>
          </table:table-cell>
          <table:table-cell office:value-type="float" office:value="0.347316" calcext:value-type="float">
            <text:p>0,3473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7807" calcext:value-type="float">
            <text:p>0,997807</text:p>
          </table:table-cell>
          <table:table-cell office:value-type="float" office:value="0.982522" calcext:value-type="float">
            <text:p>0,982522</text:p>
          </table:table-cell>
          <table:table-cell office:value-type="float" office:value="0.978199" calcext:value-type="float">
            <text:p>0,978199</text:p>
          </table:table-cell>
          <table:table-cell office:value-type="float" office:value="0.960367" calcext:value-type="float">
            <text:p>0,960367</text:p>
          </table:table-cell>
          <table:table-cell office:value-type="float" office:value="0.952101" calcext:value-type="float">
            <text:p>0,952101</text:p>
          </table:table-cell>
          <table:table-cell office:value-type="float" office:value="0.860791" calcext:value-type="float">
            <text:p>0,860791</text:p>
          </table:table-cell>
          <table:table-cell office:value-type="float" office:value="0.713431" calcext:value-type="float">
            <text:p>0,713431</text:p>
          </table:table-cell>
          <table:table-cell office:value-type="float" office:value="0.209509" calcext:value-type="float">
            <text:p>0,2095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915" calcext:value-type="float">
            <text:p>0,99915</text:p>
          </table:table-cell>
          <table:table-cell office:value-type="float" office:value="0.983738" calcext:value-type="float">
            <text:p>0,983738</text:p>
          </table:table-cell>
          <table:table-cell office:value-type="float" office:value="0.974984" calcext:value-type="float">
            <text:p>0,974984</text:p>
          </table:table-cell>
          <table:table-cell office:value-type="float" office:value="0.949256" calcext:value-type="float">
            <text:p>0,949256</text:p>
          </table:table-cell>
          <table:table-cell office:value-type="float" office:value="0.917119" calcext:value-type="float">
            <text:p>0,917119</text:p>
          </table:table-cell>
          <table:table-cell office:value-type="float" office:value="0.864636" calcext:value-type="float">
            <text:p>0,864636</text:p>
          </table:table-cell>
          <table:table-cell office:value-type="float" office:value="0.645093" calcext:value-type="float">
            <text:p>0,6450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366" calcext:value-type="float">
            <text:p>0,99366</text:p>
          </table:table-cell>
          <table:table-cell office:value-type="float" office:value="0.979837" calcext:value-type="float">
            <text:p>0,979837</text:p>
          </table:table-cell>
          <table:table-cell office:value-type="float" office:value="0.972654" calcext:value-type="float">
            <text:p>0,972654</text:p>
          </table:table-cell>
          <table:table-cell office:value-type="float" office:value="0.970974" calcext:value-type="float">
            <text:p>0,970974</text:p>
          </table:table-cell>
          <table:table-cell office:value-type="float" office:value="0.887988" calcext:value-type="float">
            <text:p>0,887988</text:p>
          </table:table-cell>
          <table:table-cell office:value-type="float" office:value="0.807872" calcext:value-type="float">
            <text:p>0,807872</text:p>
          </table:table-cell>
          <table:table-cell office:value-type="float" office:value="0.447065" calcext:value-type="float">
            <text:p>0,4470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1295" calcext:value-type="float">
            <text:p>0,981295</text:p>
          </table:table-cell>
          <table:table-cell office:value-type="float" office:value="0.964456" calcext:value-type="float">
            <text:p>0,964456</text:p>
          </table:table-cell>
          <table:table-cell office:value-type="float" office:value="0.940189" calcext:value-type="float">
            <text:p>0,940189</text:p>
          </table:table-cell>
          <table:table-cell office:value-type="float" office:value="0.911188" calcext:value-type="float">
            <text:p>0,911188</text:p>
          </table:table-cell>
          <table:table-cell office:value-type="float" office:value="0.878023" calcext:value-type="float">
            <text:p>0,878023</text:p>
          </table:table-cell>
          <table:table-cell office:value-type="float" office:value="0.721486" calcext:value-type="float">
            <text:p>0,721486</text:p>
          </table:table-cell>
          <table:table-cell office:value-type="float" office:value="0.251838" calcext:value-type="float">
            <text:p>0,2518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67666" calcext:value-type="float">
            <text:p>0,967666</text:p>
          </table:table-cell>
          <table:table-cell office:value-type="float" office:value="0.943926" calcext:value-type="float">
            <text:p>0,943926</text:p>
          </table:table-cell>
          <table:table-cell office:value-type="float" office:value="0.946583" calcext:value-type="float">
            <text:p>0,946583</text:p>
          </table:table-cell>
          <table:table-cell office:value-type="float" office:value="0.900005" calcext:value-type="float">
            <text:p>0,900005</text:p>
          </table:table-cell>
          <table:table-cell office:value-type="float" office:value="0.735839" calcext:value-type="float">
            <text:p>0,735839</text:p>
          </table:table-cell>
          <table:table-cell office:value-type="float" office:value="0.514456" calcext:value-type="float">
            <text:p>0,514456</text:p>
          </table:table-cell>
          <table:table-cell office:value-type="float" office:value="0.0731844" calcext:value-type="float">
            <text:p>0,07318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51826" calcext:value-type="float">
            <text:p>0,951826</text:p>
          </table:table-cell>
          <table:table-cell office:value-type="float" office:value="0.924554" calcext:value-type="float">
            <text:p>0,924554</text:p>
          </table:table-cell>
          <table:table-cell office:value-type="float" office:value="0.907449" calcext:value-type="float">
            <text:p>0,907449</text:p>
          </table:table-cell>
          <table:table-cell office:value-type="float" office:value="0.793607" calcext:value-type="float">
            <text:p>0,793607</text:p>
          </table:table-cell>
          <table:table-cell office:value-type="float" office:value="0.673608" calcext:value-type="float">
            <text:p>0,673608</text:p>
          </table:table-cell>
          <table:table-cell office:value-type="float" office:value="0.385188" calcext:value-type="float">
            <text:p>0,3851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96916" calcext:value-type="float">
            <text:p>0,896916</text:p>
          </table:table-cell>
          <table:table-cell office:value-type="float" office:value="0.883722" calcext:value-type="float">
            <text:p>0,883722</text:p>
          </table:table-cell>
          <table:table-cell office:value-type="float" office:value="0.766762" calcext:value-type="float">
            <text:p>0,766762</text:p>
          </table:table-cell>
          <table:table-cell office:value-type="float" office:value="0.6945" calcext:value-type="float">
            <text:p>0,6945</text:p>
          </table:table-cell>
          <table:table-cell office:value-type="float" office:value="0.588827" calcext:value-type="float">
            <text:p>0,588827</text:p>
          </table:table-cell>
          <table:table-cell office:value-type="float" office:value="0.317912" calcext:value-type="float">
            <text:p>0,3179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67609" calcext:value-type="float">
            <text:p>0,867609</text:p>
          </table:table-cell>
          <table:table-cell office:value-type="float" office:value="0.820042" calcext:value-type="float">
            <text:p>0,820042</text:p>
          </table:table-cell>
          <table:table-cell office:value-type="float" office:value="0.814868" calcext:value-type="float">
            <text:p>0,814868</text:p>
          </table:table-cell>
          <table:table-cell office:value-type="float" office:value="0.658051" calcext:value-type="float">
            <text:p>0,658051</text:p>
          </table:table-cell>
          <table:table-cell office:value-type="float" office:value="0.501995" calcext:value-type="float">
            <text:p>0,501995</text:p>
          </table:table-cell>
          <table:table-cell office:value-type="float" office:value="0.275354" calcext:value-type="float">
            <text:p>0,2753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2421" calcext:value-type="float">
            <text:p>0,962421</text:p>
          </table:table-cell>
          <table:table-cell office:value-type="float" office:value="0.949398" calcext:value-type="float">
            <text:p>0,949398</text:p>
          </table:table-cell>
          <table:table-cell office:value-type="float" office:value="0.872788" calcext:value-type="float">
            <text:p>0,872788</text:p>
          </table:table-cell>
          <table:table-cell office:value-type="float" office:value="0.779185" calcext:value-type="float">
            <text:p>0,779185</text:p>
          </table:table-cell>
          <table:table-cell office:value-type="float" office:value="0.635868" calcext:value-type="float">
            <text:p>0,635868</text:p>
          </table:table-cell>
          <table:table-cell office:value-type="float" office:value="0.297338" calcext:value-type="float">
            <text:p>0,2973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9209" calcext:value-type="float">
            <text:p>0,959209</text:p>
          </table:table-cell>
          <table:table-cell office:value-type="float" office:value="0.926888" calcext:value-type="float">
            <text:p>0,926888</text:p>
          </table:table-cell>
          <table:table-cell office:value-type="float" office:value="0.892721" calcext:value-type="float">
            <text:p>0,892721</text:p>
          </table:table-cell>
          <table:table-cell office:value-type="float" office:value="0.818121" calcext:value-type="float">
            <text:p>0,818121</text:p>
          </table:table-cell>
          <table:table-cell office:value-type="float" office:value="0.655443" calcext:value-type="float">
            <text:p>0,655443</text:p>
          </table:table-cell>
          <table:table-cell office:value-type="float" office:value="0.283746" calcext:value-type="float">
            <text:p>0,2837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60664" calcext:value-type="float">
            <text:p>0,960664</text:p>
          </table:table-cell>
          <table:table-cell office:value-type="float" office:value="0.912806" calcext:value-type="float">
            <text:p>0,912806</text:p>
          </table:table-cell>
          <table:table-cell office:value-type="float" office:value="0.892965" calcext:value-type="float">
            <text:p>0,892965</text:p>
          </table:table-cell>
          <table:table-cell office:value-type="float" office:value="0.831005" calcext:value-type="float">
            <text:p>0,831005</text:p>
          </table:table-cell>
          <table:table-cell office:value-type="float" office:value="0.668689" calcext:value-type="float">
            <text:p>0,668689</text:p>
          </table:table-cell>
          <table:table-cell office:value-type="float" office:value="0.194098" calcext:value-type="float">
            <text:p>0,1940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46145" calcext:value-type="float">
            <text:p>0,946145</text:p>
          </table:table-cell>
          <table:table-cell office:value-type="float" office:value="0.922036" calcext:value-type="float">
            <text:p>0,922036</text:p>
          </table:table-cell>
          <table:table-cell office:value-type="float" office:value="0.854003" calcext:value-type="float">
            <text:p>0,854003</text:p>
          </table:table-cell>
          <table:table-cell office:value-type="float" office:value="0.809318" calcext:value-type="float">
            <text:p>0,809318</text:p>
          </table:table-cell>
          <table:table-cell office:value-type="float" office:value="0.575002" calcext:value-type="float">
            <text:p>0,575002</text:p>
          </table:table-cell>
          <table:table-cell office:value-type="float" office:value="0.000733434" calcext:value-type="float">
            <text:p>0,0007334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40794" calcext:value-type="float">
            <text:p>0,940794</text:p>
          </table:table-cell>
          <table:table-cell office:value-type="float" office:value="0.917889" calcext:value-type="float">
            <text:p>0,917889</text:p>
          </table:table-cell>
          <table:table-cell office:value-type="float" office:value="0.829112" calcext:value-type="float">
            <text:p>0,829112</text:p>
          </table:table-cell>
          <table:table-cell office:value-type="float" office:value="0.70146" calcext:value-type="float">
            <text:p>0,70146</text:p>
          </table:table-cell>
          <table:table-cell office:value-type="float" office:value="0.363138" calcext:value-type="float">
            <text:p>0,3631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15218" calcext:value-type="float">
            <text:p>0,915218</text:p>
          </table:table-cell>
          <table:table-cell office:value-type="float" office:value="0.912709" calcext:value-type="float">
            <text:p>0,912709</text:p>
          </table:table-cell>
          <table:table-cell office:value-type="float" office:value="0.806681" calcext:value-type="float">
            <text:p>0,806681</text:p>
          </table:table-cell>
          <table:table-cell office:value-type="float" office:value="0.666082" calcext:value-type="float">
            <text:p>0,666082</text:p>
          </table:table-cell>
          <table:table-cell office:value-type="float" office:value="0.254556" calcext:value-type="float">
            <text:p>0,2545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4659" calcext:value-type="float">
            <text:p>0,874659</text:p>
          </table:table-cell>
          <table:table-cell office:value-type="float" office:value="0.793633" calcext:value-type="float">
            <text:p>0,793633</text:p>
          </table:table-cell>
          <table:table-cell office:value-type="float" office:value="0.703677" calcext:value-type="float">
            <text:p>0,703677</text:p>
          </table:table-cell>
          <table:table-cell office:value-type="float" office:value="0.409014" calcext:value-type="float">
            <text:p>0,409014</text:p>
          </table:table-cell>
          <table:table-cell office:value-type="float" office:value="0.0400281" calcext:value-type="float">
            <text:p>0,040028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959" calcext:value-type="float">
            <text:p>0,83959</text:p>
          </table:table-cell>
          <table:table-cell office:value-type="float" office:value="0.698141" calcext:value-type="float">
            <text:p>0,698141</text:p>
          </table:table-cell>
          <table:table-cell office:value-type="float" office:value="0.561725" calcext:value-type="float">
            <text:p>0,561725</text:p>
          </table:table-cell>
          <table:table-cell office:value-type="float" office:value="0.32052" calcext:value-type="float">
            <text:p>0,320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27648" calcext:value-type="float">
            <text:p>0,727648</text:p>
          </table:table-cell>
          <table:table-cell office:value-type="float" office:value="0.670813" calcext:value-type="float">
            <text:p>0,670813</text:p>
          </table:table-cell>
          <table:table-cell office:value-type="float" office:value="0.484785" calcext:value-type="float">
            <text:p>0,484785</text:p>
          </table:table-cell>
          <table:table-cell office:value-type="float" office:value="0.285965" calcext:value-type="float">
            <text:p>0,2859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40526" calcext:value-type="float">
            <text:p>0,740526</text:p>
          </table:table-cell>
          <table:table-cell office:value-type="float" office:value="0.609533" calcext:value-type="float">
            <text:p>0,609533</text:p>
          </table:table-cell>
          <table:table-cell office:value-type="float" office:value="0.491153" calcext:value-type="float">
            <text:p>0,491153</text:p>
          </table:table-cell>
          <table:table-cell office:value-type="float" office:value="0.19936" calcext:value-type="float">
            <text:p>0,199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48439" calcext:value-type="float">
            <text:p>0,848439</text:p>
          </table:table-cell>
          <table:table-cell office:value-type="float" office:value="0.739836" calcext:value-type="float">
            <text:p>0,739836</text:p>
          </table:table-cell>
          <table:table-cell office:value-type="float" office:value="0.579621" calcext:value-type="float">
            <text:p>0,579621</text:p>
          </table:table-cell>
          <table:table-cell office:value-type="float" office:value="0.275689" calcext:value-type="float">
            <text:p>0,2756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32774" calcext:value-type="float">
            <text:p>0,832774</text:p>
          </table:table-cell>
          <table:table-cell office:value-type="float" office:value="0.764931" calcext:value-type="float">
            <text:p>0,764931</text:p>
          </table:table-cell>
          <table:table-cell office:value-type="float" office:value="0.643449" calcext:value-type="float">
            <text:p>0,643449</text:p>
          </table:table-cell>
          <table:table-cell office:value-type="float" office:value="0.26711" calcext:value-type="float">
            <text:p>0,267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92629" calcext:value-type="float">
            <text:p>0,892629</text:p>
          </table:table-cell>
          <table:table-cell office:value-type="float" office:value="0.791859" calcext:value-type="float">
            <text:p>0,791859</text:p>
          </table:table-cell>
          <table:table-cell office:value-type="float" office:value="0.61673" calcext:value-type="float">
            <text:p>0,61673</text:p>
          </table:table-cell>
          <table:table-cell office:value-type="float" office:value="0.173048" calcext:value-type="float">
            <text:p>0,1730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24556" calcext:value-type="float">
            <text:p>0,824556</text:p>
          </table:table-cell>
          <table:table-cell office:value-type="float" office:value="0.750683" calcext:value-type="float">
            <text:p>0,750683</text:p>
          </table:table-cell>
          <table:table-cell office:value-type="float" office:value="0.469237" calcext:value-type="float">
            <text:p>0,469237</text:p>
          </table:table-cell>
          <table:table-cell office:value-type="float" office:value="0.00320381" calcext:value-type="float">
            <text:p>0,003203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8534" calcext:value-type="float">
            <text:p>0,78534</text:p>
          </table:table-cell>
          <table:table-cell office:value-type="float" office:value="0.615365" calcext:value-type="float">
            <text:p>0,615365</text:p>
          </table:table-cell>
          <table:table-cell office:value-type="float" office:value="0.387341" calcext:value-type="float">
            <text:p>0,38734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 table:number-rows-repeated="104853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02-sigma-100" table:style-name="ta1">
        <table:shapes>
          <draw:frame draw:z-index="0" draw:style-name="gr1" draw:text-style-name="P1" svg:width="9.3004in" svg:height="5.3122in" svg:x="0.1736in" svg:y="1.7465in">
            <draw:object draw:notify-on-update-of-ranges="'02-sigma-100'.A2:'02-sigma-100'.A41 '02-sigma-100'.B1:'02-sigma-100'.B1 '02-sigma-100'.B2:'02-sigma-100'.B41 '02-sigma-100'.A2:'02-sigma-100'.A41 '02-sigma-100'.C1:'02-sigma-100'.C1 '02-sigma-100'.C2:'02-sigma-100'.C41 '02-sigma-100'.A2:'02-sigma-100'.A41 '02-sigma-100'.D1:'02-sigma-100'.D1 '02-sigma-100'.D2:'02-sigma-100'.D41 '02-sigma-100'.A2:'02-sigma-100'.A41 '02-sigma-100'.E1:'02-sigma-100'.E1 '02-sigma-100'.E2:'02-sigma-100'.E41 '02-sigma-100'.A2:'02-sigma-100'.A41 '02-sigma-100'.F1:'02-sigma-100'.F1 '02-sigma-100'.F2:'02-sigma-100'.F41 '02-sigma-100'.A2:'02-sigma-100'.A41 '02-sigma-100'.G1:'02-sigma-100'.G1 '02-sigma-100'.G2:'02-sigma-100'.G41 '02-sigma-100'.A2:'02-sigma-100'.A41 '02-sigma-100'.H1:'02-sigma-100'.H1 '02-sigma-100'.H2:'02-sigma-100'.H41 '02-sigma-100'.A2:'02-sigma-100'.A41 '02-sigma-100'.I1:'02-sigma-100'.I1 '02-sigma-100'.I2:'02-sigma-100'.I41 '02-sigma-100'.A2:'02-sigma-100'.A41 '02-sigma-100'.J1:'02-sigma-100'.J1 '02-sigma-100'.J2:'02-sigma-100'.J41 '02-sigma-100'.A2:'02-sigma-100'.A41 '02-sigma-100'.K1:'02-sigma-100'.K1 '02-sigma-100'.K2:'02-sigma-100'.K41 '02-sigma-100'.A2:'02-sigma-100'.A41 '02-sigma-100'.L1:'02-sigma-100'.L1 '02-sigma-100'.L2:'02-sigma-100'.L41 '02-sigma-100'.A2:'02-sigma-100'.A41 '02-sigma-100'.M1:'02-sigma-100'.M1 '02-sigma-100'.M2:'02-sigma-100'.M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7909in" svg:height="3.4508in" svg:x="10.4717in" svg:y="2.4051in">
            <draw:object draw:notify-on-update-of-ranges="'02-sigma-100'.S2:'02-sigma-100'.S17 '02-sigma-100'.T1:'02-sigma-100'.T1 '02-sigma-100'.T2:'02-sigma-100'.T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=9000.99</text:p>
          </table:table-cell>
          <table:table-cell office:value-type="string" calcext:value-type="string">
            <text:p>t=8000.69</text:p>
          </table:table-cell>
          <table:table-cell office:value-type="string" calcext:value-type="string">
            <text:p>t=7000.74</text:p>
          </table:table-cell>
          <table:table-cell office:value-type="string" calcext:value-type="string">
            <text:p>t=6000.26</text:p>
          </table:table-cell>
          <table:table-cell office:value-type="string" calcext:value-type="string">
            <text:p>t=5002.76</text:p>
          </table:table-cell>
          <table:table-cell office:value-type="string" calcext:value-type="string">
            <text:p>t=4000.23</text:p>
          </table:table-cell>
          <table:table-cell office:value-type="string" calcext:value-type="string">
            <text:p>t=3003.95</text:p>
          </table:table-cell>
          <table:table-cell office:value-type="string" calcext:value-type="string">
            <text:p>t=2000.76</text:p>
          </table:table-cell>
          <table:table-cell office:value-type="string" calcext:value-type="string">
            <text:p>t=1004.35</text:p>
          </table:table-cell>
          <table:table-cell table:number-columns-repeated="8"/>
          <table:table-cell office:value-type="string" calcext:value-type="string">
            <text:p>tim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σ=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/>
          <table:table-cell office:value-type="float" office:value="841.871" calcext:value-type="float">
            <text:p>841,87</text:p>
          </table:table-cell>
          <table:table-cell table:formula="of:=[.V2]-10" office:value-type="float" office:value="11.1527" calcext:value-type="float">
            <text:p>11,15</text:p>
          </table:table-cell>
          <table:table-cell/>
          <table:table-cell office:value-type="float" office:value="21.1527" calcext:value-type="float">
            <text:p>21,1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0368" calcext:value-type="float">
            <text:p>0,770368</text:p>
          </table:table-cell>
          <table:table-cell office:value-type="float" office:value="0.769398" calcext:value-type="float">
            <text:p>0,769398</text:p>
          </table:table-cell>
          <table:table-cell office:value-type="float" office:value="0.771055" calcext:value-type="float">
            <text:p>0,771055</text:p>
          </table:table-cell>
          <table:table-cell office:value-type="float" office:value="0.772278" calcext:value-type="float">
            <text:p>0,772278</text:p>
          </table:table-cell>
          <table:table-cell office:value-type="float" office:value="0.774472" calcext:value-type="float">
            <text:p>0,774472</text:p>
          </table:table-cell>
          <table:table-cell office:value-type="float" office:value="0.769999" calcext:value-type="float">
            <text:p>0,769999</text:p>
          </table:table-cell>
          <table:table-cell office:value-type="float" office:value="0.769831" calcext:value-type="float">
            <text:p>0,769831</text:p>
          </table:table-cell>
          <table:table-cell office:value-type="float" office:value="0.786308" calcext:value-type="float">
            <text:p>0,786308</text:p>
          </table:table-cell>
          <table:table-cell office:value-type="float" office:value="0.663199" calcext:value-type="float">
            <text:p>0,663199</text:p>
          </table:table-cell>
          <table:table-cell table:number-columns-repeated="8"/>
          <table:table-cell office:value-type="float" office:value="1678.28" calcext:value-type="float">
            <text:p>1 678,28</text:p>
          </table:table-cell>
          <table:table-cell table:formula="of:=[.V3]-10" office:value-type="float" office:value="11.1674" calcext:value-type="float">
            <text:p>11,17</text:p>
          </table:table-cell>
          <table:table-cell/>
          <table:table-cell office:value-type="float" office:value="21.1674" calcext:value-type="float">
            <text:p>21,1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3008" calcext:value-type="float">
            <text:p>0,983008</text:p>
          </table:table-cell>
          <table:table-cell office:value-type="float" office:value="0.982193" calcext:value-type="float">
            <text:p>0,982193</text:p>
          </table:table-cell>
          <table:table-cell office:value-type="float" office:value="0.98012" calcext:value-type="float">
            <text:p>0,98012</text:p>
          </table:table-cell>
          <table:table-cell office:value-type="float" office:value="0.97875" calcext:value-type="float">
            <text:p>0,97875</text:p>
          </table:table-cell>
          <table:table-cell office:value-type="float" office:value="0.975469" calcext:value-type="float">
            <text:p>0,975469</text:p>
          </table:table-cell>
          <table:table-cell office:value-type="float" office:value="0.92313" calcext:value-type="float">
            <text:p>0,92313</text:p>
          </table:table-cell>
          <table:table-cell office:value-type="float" office:value="0.851555" calcext:value-type="float">
            <text:p>0,851555</text:p>
          </table:table-cell>
          <table:table-cell office:value-type="float" office:value="0.780665" calcext:value-type="float">
            <text:p>0,780665</text:p>
          </table:table-cell>
          <table:table-cell office:value-type="float" office:value="0.636731" calcext:value-type="float">
            <text:p>0,636731</text:p>
          </table:table-cell>
          <table:table-cell table:number-columns-repeated="8"/>
          <table:table-cell office:value-type="float" office:value="2513.39" calcext:value-type="float">
            <text:p>2 513,39</text:p>
          </table:table-cell>
          <table:table-cell table:formula="of:=[.V4]-10" office:value-type="float" office:value="11.1332" calcext:value-type="float">
            <text:p>11,13</text:p>
          </table:table-cell>
          <table:table-cell/>
          <table:table-cell office:value-type="float" office:value="21.1332" calcext:value-type="float">
            <text:p>21,1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3622" calcext:value-type="float">
            <text:p>0,933622</text:p>
          </table:table-cell>
          <table:table-cell office:value-type="float" office:value="0.933658" calcext:value-type="float">
            <text:p>0,933658</text:p>
          </table:table-cell>
          <table:table-cell office:value-type="float" office:value="0.934722" calcext:value-type="float">
            <text:p>0,934722</text:p>
          </table:table-cell>
          <table:table-cell office:value-type="float" office:value="0.932176" calcext:value-type="float">
            <text:p>0,932176</text:p>
          </table:table-cell>
          <table:table-cell office:value-type="float" office:value="0.9125" calcext:value-type="float">
            <text:p>0,9125</text:p>
          </table:table-cell>
          <table:table-cell office:value-type="float" office:value="0.881039" calcext:value-type="float">
            <text:p>0,881039</text:p>
          </table:table-cell>
          <table:table-cell office:value-type="float" office:value="0.847843" calcext:value-type="float">
            <text:p>0,847843</text:p>
          </table:table-cell>
          <table:table-cell office:value-type="float" office:value="0.724414" calcext:value-type="float">
            <text:p>0,724414</text:p>
          </table:table-cell>
          <table:table-cell office:value-type="float" office:value="0.506451" calcext:value-type="float">
            <text:p>0,506451</text:p>
          </table:table-cell>
          <table:table-cell table:number-columns-repeated="8"/>
          <table:table-cell office:value-type="float" office:value="3354.47" calcext:value-type="float">
            <text:p>3 354,47</text:p>
          </table:table-cell>
          <table:table-cell table:formula="of:=[.V5]-10" office:value-type="float" office:value="11.1958" calcext:value-type="float">
            <text:p>11,20</text:p>
          </table:table-cell>
          <table:table-cell/>
          <table:table-cell office:value-type="float" office:value="21.1958" calcext:value-type="float">
            <text:p>21,1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6214" calcext:value-type="float">
            <text:p>0,966214</text:p>
          </table:table-cell>
          <table:table-cell office:value-type="float" office:value="0.966802" calcext:value-type="float">
            <text:p>0,966802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0164" calcext:value-type="float">
            <text:p>0,970164</text:p>
          </table:table-cell>
          <table:table-cell office:value-type="float" office:value="0.942132" calcext:value-type="float">
            <text:p>0,942132</text:p>
          </table:table-cell>
          <table:table-cell office:value-type="float" office:value="0.923648" calcext:value-type="float">
            <text:p>0,923648</text:p>
          </table:table-cell>
          <table:table-cell office:value-type="float" office:value="0.88894" calcext:value-type="float">
            <text:p>0,88894</text:p>
          </table:table-cell>
          <table:table-cell office:value-type="float" office:value="0.723663" calcext:value-type="float">
            <text:p>0,723663</text:p>
          </table:table-cell>
          <table:table-cell office:value-type="float" office:value="0.645832" calcext:value-type="float">
            <text:p>0,645832</text:p>
          </table:table-cell>
          <table:table-cell table:number-columns-repeated="8"/>
          <table:table-cell office:value-type="float" office:value="4193.08" calcext:value-type="float">
            <text:p>4 193,08</text:p>
          </table:table-cell>
          <table:table-cell table:formula="of:=[.V6]-10" office:value-type="float" office:value="11.1487" calcext:value-type="float">
            <text:p>11,15</text:p>
          </table:table-cell>
          <table:table-cell/>
          <table:table-cell office:value-type="float" office:value="21.1487" calcext:value-type="float">
            <text:p>21,1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6719" calcext:value-type="float">
            <text:p>0,986719</text:p>
          </table:table-cell>
          <table:table-cell office:value-type="float" office:value="0.987193" calcext:value-type="float">
            <text:p>0,987193</text:p>
          </table:table-cell>
          <table:table-cell office:value-type="float" office:value="0.987248" calcext:value-type="float">
            <text:p>0,987248</text:p>
          </table:table-cell>
          <table:table-cell office:value-type="float" office:value="0.981122" calcext:value-type="float">
            <text:p>0,981122</text:p>
          </table:table-cell>
          <table:table-cell office:value-type="float" office:value="0.98156" calcext:value-type="float">
            <text:p>0,98156</text:p>
          </table:table-cell>
          <table:table-cell office:value-type="float" office:value="0.971475" calcext:value-type="float">
            <text:p>0,971475</text:p>
          </table:table-cell>
          <table:table-cell office:value-type="float" office:value="0.936834" calcext:value-type="float">
            <text:p>0,936834</text:p>
          </table:table-cell>
          <table:table-cell office:value-type="float" office:value="0.908852" calcext:value-type="float">
            <text:p>0,908852</text:p>
          </table:table-cell>
          <table:table-cell office:value-type="float" office:value="0.71999" calcext:value-type="float">
            <text:p>0,71999</text:p>
          </table:table-cell>
          <table:table-cell table:number-columns-repeated="8"/>
          <table:table-cell office:value-type="float" office:value="5029.66" calcext:value-type="float">
            <text:p>5 029,66</text:p>
          </table:table-cell>
          <table:table-cell table:formula="of:=[.V7]-10" office:value-type="float" office:value="11.1974" calcext:value-type="float">
            <text:p>11,20</text:p>
          </table:table-cell>
          <table:table-cell/>
          <table:table-cell office:value-type="float" office:value="21.1974" calcext:value-type="float">
            <text:p>21,1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2779" calcext:value-type="float">
            <text:p>0,992779</text:p>
          </table:table-cell>
          <table:table-cell office:value-type="float" office:value="0.991387" calcext:value-type="float">
            <text:p>0,991387</text:p>
          </table:table-cell>
          <table:table-cell office:value-type="float" office:value="0.990036" calcext:value-type="float">
            <text:p>0,990036</text:p>
          </table:table-cell>
          <table:table-cell office:value-type="float" office:value="0.988441" calcext:value-type="float">
            <text:p>0,988441</text:p>
          </table:table-cell>
          <table:table-cell office:value-type="float" office:value="0.980833" calcext:value-type="float">
            <text:p>0,980833</text:p>
          </table:table-cell>
          <table:table-cell office:value-type="float" office:value="0.991531" calcext:value-type="float">
            <text:p>0,991531</text:p>
          </table:table-cell>
          <table:table-cell office:value-type="float" office:value="0.982556" calcext:value-type="float">
            <text:p>0,982556</text:p>
          </table:table-cell>
          <table:table-cell office:value-type="float" office:value="0.915191" calcext:value-type="float">
            <text:p>0,915191</text:p>
          </table:table-cell>
          <table:table-cell office:value-type="float" office:value="0.702291" calcext:value-type="float">
            <text:p>0,702291</text:p>
          </table:table-cell>
          <table:table-cell table:number-columns-repeated="8"/>
          <table:table-cell office:value-type="float" office:value="5864.58" calcext:value-type="float">
            <text:p>5 864,58</text:p>
          </table:table-cell>
          <table:table-cell table:formula="of:=[.V8]-10" office:value-type="float" office:value="11.1926" calcext:value-type="float">
            <text:p>11,19</text:p>
          </table:table-cell>
          <table:table-cell/>
          <table:table-cell office:value-type="float" office:value="21.1926" calcext:value-type="float">
            <text:p>21,1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4417" calcext:value-type="float">
            <text:p>0,994417</text:p>
          </table:table-cell>
          <table:table-cell office:value-type="float" office:value="0.995682" calcext:value-type="float">
            <text:p>0,995682</text:p>
          </table:table-cell>
          <table:table-cell office:value-type="float" office:value="0.996168" calcext:value-type="float">
            <text:p>0,996168</text:p>
          </table:table-cell>
          <table:table-cell office:value-type="float" office:value="0.980411" calcext:value-type="float">
            <text:p>0,980411</text:p>
          </table:table-cell>
          <table:table-cell office:value-type="float" office:value="0.980498" calcext:value-type="float">
            <text:p>0,980498</text:p>
          </table:table-cell>
          <table:table-cell office:value-type="float" office:value="0.972082" calcext:value-type="float">
            <text:p>0,972082</text:p>
          </table:table-cell>
          <table:table-cell office:value-type="float" office:value="0.958062" calcext:value-type="float">
            <text:p>0,958062</text:p>
          </table:table-cell>
          <table:table-cell office:value-type="float" office:value="0.848179" calcext:value-type="float">
            <text:p>0,848179</text:p>
          </table:table-cell>
          <table:table-cell office:value-type="float" office:value="0.313716" calcext:value-type="float">
            <text:p>0,313716</text:p>
          </table:table-cell>
          <table:table-cell table:number-columns-repeated="8"/>
          <table:table-cell office:value-type="float" office:value="6703.52" calcext:value-type="float">
            <text:p>6 703,52</text:p>
          </table:table-cell>
          <table:table-cell table:formula="of:=[.V9]-10" office:value-type="float" office:value="11.1946" calcext:value-type="float">
            <text:p>11,19</text:p>
          </table:table-cell>
          <table:table-cell/>
          <table:table-cell office:value-type="float" office:value="21.1946" calcext:value-type="float">
            <text:p>21,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9866" calcext:value-type="float">
            <text:p>0,99986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999594" calcext:value-type="float">
            <text:p>0,999594</text:p>
          </table:table-cell>
          <table:table-cell office:value-type="float" office:value="0.99256" calcext:value-type="float">
            <text:p>0,99256</text:p>
          </table:table-cell>
          <table:table-cell office:value-type="float" office:value="0.988401" calcext:value-type="float">
            <text:p>0,988401</text:p>
          </table:table-cell>
          <table:table-cell office:value-type="float" office:value="0.977506" calcext:value-type="float">
            <text:p>0,977506</text:p>
          </table:table-cell>
          <table:table-cell office:value-type="float" office:value="0.942128" calcext:value-type="float">
            <text:p>0,942128</text:p>
          </table:table-cell>
          <table:table-cell office:value-type="float" office:value="0.796847" calcext:value-type="float">
            <text:p>0,796847</text:p>
          </table:table-cell>
          <table:table-cell office:value-type="float" office:value="0.172041" calcext:value-type="float">
            <text:p>0,172041</text:p>
          </table:table-cell>
          <table:table-cell table:number-columns-repeated="8"/>
          <table:table-cell office:value-type="float" office:value="7542.73" calcext:value-type="float">
            <text:p>7 542,73</text:p>
          </table:table-cell>
          <table:table-cell table:formula="of:=[.V10]-10" office:value-type="float" office:value="11.4817" calcext:value-type="float">
            <text:p>11,48</text:p>
          </table:table-cell>
          <table:table-cell/>
          <table:table-cell office:value-type="float" office:value="21.4817" calcext:value-type="float">
            <text:p>21,48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9333" calcext:value-type="float">
            <text:p>0,999333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701" calcext:value-type="float">
            <text:p>0,999701</text:p>
          </table:table-cell>
          <table:table-cell office:value-type="float" office:value="0.996288" calcext:value-type="float">
            <text:p>0,996288</text:p>
          </table:table-cell>
          <table:table-cell office:value-type="float" office:value="0.975139" calcext:value-type="float">
            <text:p>0,975139</text:p>
          </table:table-cell>
          <table:table-cell office:value-type="float" office:value="0.979529" calcext:value-type="float">
            <text:p>0,979529</text:p>
          </table:table-cell>
          <table:table-cell office:value-type="float" office:value="0.679678" calcext:value-type="float">
            <text:p>0,679678</text:p>
          </table:table-cell>
          <table:table-cell office:value-type="float" office:value="0.463896" calcext:value-type="float">
            <text:p>0,463896</text:p>
          </table:table-cell>
          <table:table-cell office:value-type="float" office:value="0.00503729" calcext:value-type="float">
            <text:p>0,00503729</text:p>
          </table:table-cell>
          <table:table-cell table:number-columns-repeated="8"/>
          <table:table-cell office:value-type="float" office:value="8378.76" calcext:value-type="float">
            <text:p>8 378,76</text:p>
          </table:table-cell>
          <table:table-cell table:formula="of:=[.V11]-10" office:value-type="float" office:value="11.5595" calcext:value-type="float">
            <text:p>11,56</text:p>
          </table:table-cell>
          <table:table-cell/>
          <table:table-cell office:value-type="float" office:value="21.5595" calcext:value-type="float">
            <text:p>21,5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9984" calcext:value-type="float">
            <text:p>0,999984</text:p>
          </table:table-cell>
          <table:table-cell office:value-type="float" office:value="0.99991" calcext:value-type="float">
            <text:p>0,99991</text:p>
          </table:table-cell>
          <table:table-cell office:value-type="float" office:value="0.996463" calcext:value-type="float">
            <text:p>0,996463</text:p>
          </table:table-cell>
          <table:table-cell office:value-type="float" office:value="0.988865" calcext:value-type="float">
            <text:p>0,988865</text:p>
          </table:table-cell>
          <table:table-cell office:value-type="float" office:value="0.958622" calcext:value-type="float">
            <text:p>0,958622</text:p>
          </table:table-cell>
          <table:table-cell office:value-type="float" office:value="0.790668" calcext:value-type="float">
            <text:p>0,790668</text:p>
          </table:table-cell>
          <table:table-cell office:value-type="float" office:value="0.621855" calcext:value-type="float">
            <text:p>0,621855</text:p>
          </table:table-cell>
          <table:table-cell office:value-type="float" office:value="0.320841" calcext:value-type="float">
            <text:p>0,32084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217.29" calcext:value-type="float">
            <text:p>9 217,29</text:p>
          </table:table-cell>
          <table:table-cell table:formula="of:=[.V12]-10" office:value-type="float" office:value="11.5392" calcext:value-type="float">
            <text:p>11,54</text:p>
          </table:table-cell>
          <table:table-cell/>
          <table:table-cell office:value-type="float" office:value="21.5392" calcext:value-type="float">
            <text:p>21,5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9226" calcext:value-type="float">
            <text:p>0,789226</text:p>
          </table:table-cell>
          <table:table-cell office:value-type="float" office:value="0.791666" calcext:value-type="float">
            <text:p>0,791666</text:p>
          </table:table-cell>
          <table:table-cell office:value-type="float" office:value="0.752146" calcext:value-type="float">
            <text:p>0,752146</text:p>
          </table:table-cell>
          <table:table-cell office:value-type="float" office:value="0.7302" calcext:value-type="float">
            <text:p>0,7302</text:p>
          </table:table-cell>
          <table:table-cell office:value-type="float" office:value="0.695558" calcext:value-type="float">
            <text:p>0,695558</text:p>
          </table:table-cell>
          <table:table-cell office:value-type="float" office:value="0.548893" calcext:value-type="float">
            <text:p>0,548893</text:p>
          </table:table-cell>
          <table:table-cell office:value-type="float" office:value="0.433829" calcext:value-type="float">
            <text:p>0,433829</text:p>
          </table:table-cell>
          <table:table-cell office:value-type="float" office:value="0.230563" calcext:value-type="float">
            <text:p>0,23056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0052.5" calcext:value-type="float">
            <text:p>10 052,50</text:p>
          </table:table-cell>
          <table:table-cell table:formula="of:=[.V13]-10" office:value-type="float" office:value="11.5078" calcext:value-type="float">
            <text:p>11,51</text:p>
          </table:table-cell>
          <table:table-cell/>
          <table:table-cell office:value-type="float" office:value="21.5078" calcext:value-type="float">
            <text:p>21,50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5217" calcext:value-type="float">
            <text:p>0,975217</text:p>
          </table:table-cell>
          <table:table-cell office:value-type="float" office:value="0.918786" calcext:value-type="float">
            <text:p>0,918786</text:p>
          </table:table-cell>
          <table:table-cell office:value-type="float" office:value="0.847094" calcext:value-type="float">
            <text:p>0,847094</text:p>
          </table:table-cell>
          <table:table-cell office:value-type="float" office:value="0.803322" calcext:value-type="float">
            <text:p>0,803322</text:p>
          </table:table-cell>
          <table:table-cell office:value-type="float" office:value="0.693886" calcext:value-type="float">
            <text:p>0,693886</text:p>
          </table:table-cell>
          <table:table-cell office:value-type="float" office:value="0.485174" calcext:value-type="float">
            <text:p>0,485174</text:p>
          </table:table-cell>
          <table:table-cell office:value-type="float" office:value="0.467032" calcext:value-type="float">
            <text:p>0,467032</text:p>
          </table:table-cell>
          <table:table-cell office:value-type="float" office:value="0.28143" calcext:value-type="float">
            <text:p>0,2814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29679" calcext:value-type="float">
            <text:p>0,929679</text:p>
          </table:table-cell>
          <table:table-cell office:value-type="float" office:value="0.922737" calcext:value-type="float">
            <text:p>0,922737</text:p>
          </table:table-cell>
          <table:table-cell office:value-type="float" office:value="0.916132" calcext:value-type="float">
            <text:p>0,916132</text:p>
          </table:table-cell>
          <table:table-cell office:value-type="float" office:value="0.85425" calcext:value-type="float">
            <text:p>0,85425</text:p>
          </table:table-cell>
          <table:table-cell office:value-type="float" office:value="0.70964" calcext:value-type="float">
            <text:p>0,70964</text:p>
          </table:table-cell>
          <table:table-cell office:value-type="float" office:value="0.498545" calcext:value-type="float">
            <text:p>0,498545</text:p>
          </table:table-cell>
          <table:table-cell office:value-type="float" office:value="0.423889" calcext:value-type="float">
            <text:p>0,423889</text:p>
          </table:table-cell>
          <table:table-cell office:value-type="float" office:value="0.262523" calcext:value-type="float">
            <text:p>0,26252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7401" calcext:value-type="float">
            <text:p>0,97401</text:p>
          </table:table-cell>
          <table:table-cell office:value-type="float" office:value="0.968012" calcext:value-type="float">
            <text:p>0,968012</text:p>
          </table:table-cell>
          <table:table-cell office:value-type="float" office:value="0.917956" calcext:value-type="float">
            <text:p>0,917956</text:p>
          </table:table-cell>
          <table:table-cell office:value-type="float" office:value="0.840199" calcext:value-type="float">
            <text:p>0,840199</text:p>
          </table:table-cell>
          <table:table-cell office:value-type="float" office:value="0.720905" calcext:value-type="float">
            <text:p>0,720905</text:p>
          </table:table-cell>
          <table:table-cell office:value-type="float" office:value="0.632788" calcext:value-type="float">
            <text:p>0,632788</text:p>
          </table:table-cell>
          <table:table-cell office:value-type="float" office:value="0.553895" calcext:value-type="float">
            <text:p>0,553895</text:p>
          </table:table-cell>
          <table:table-cell office:value-type="float" office:value="0.300417" calcext:value-type="float">
            <text:p>0,30041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4639" calcext:value-type="float">
            <text:p>0,984639</text:p>
          </table:table-cell>
          <table:table-cell office:value-type="float" office:value="0.982016" calcext:value-type="float">
            <text:p>0,982016</text:p>
          </table:table-cell>
          <table:table-cell office:value-type="float" office:value="0.97536" calcext:value-type="float">
            <text:p>0,97536</text:p>
          </table:table-cell>
          <table:table-cell office:value-type="float" office:value="0.936911" calcext:value-type="float">
            <text:p>0,936911</text:p>
          </table:table-cell>
          <table:table-cell office:value-type="float" office:value="0.881357" calcext:value-type="float">
            <text:p>0,881357</text:p>
          </table:table-cell>
          <table:table-cell office:value-type="float" office:value="0.830057" calcext:value-type="float">
            <text:p>0,830057</text:p>
          </table:table-cell>
          <table:table-cell office:value-type="float" office:value="0.631345" calcext:value-type="float">
            <text:p>0,631345</text:p>
          </table:table-cell>
          <table:table-cell office:value-type="float" office:value="0.218214" calcext:value-type="float">
            <text:p>0,21821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0491" calcext:value-type="float">
            <text:p>0,990491</text:p>
          </table:table-cell>
          <table:table-cell office:value-type="float" office:value="0.984575" calcext:value-type="float">
            <text:p>0,984575</text:p>
          </table:table-cell>
          <table:table-cell office:value-type="float" office:value="0.963011" calcext:value-type="float">
            <text:p>0,963011</text:p>
          </table:table-cell>
          <table:table-cell office:value-type="float" office:value="0.969009" calcext:value-type="float">
            <text:p>0,969009</text:p>
          </table:table-cell>
          <table:table-cell office:value-type="float" office:value="0.869431" calcext:value-type="float">
            <text:p>0,869431</text:p>
          </table:table-cell>
          <table:table-cell office:value-type="float" office:value="0.838815" calcext:value-type="float">
            <text:p>0,838815</text:p>
          </table:table-cell>
          <table:table-cell office:value-type="float" office:value="0.600458" calcext:value-type="float">
            <text:p>0,600458</text:p>
          </table:table-cell>
          <table:table-cell office:value-type="float" office:value="0.0578151" calcext:value-type="float">
            <text:p>0,057815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7641" calcext:value-type="float">
            <text:p>0,987641</text:p>
          </table:table-cell>
          <table:table-cell office:value-type="float" office:value="0.974427" calcext:value-type="float">
            <text:p>0,974427</text:p>
          </table:table-cell>
          <table:table-cell office:value-type="float" office:value="0.979344" calcext:value-type="float">
            <text:p>0,979344</text:p>
          </table:table-cell>
          <table:table-cell office:value-type="float" office:value="0.900852" calcext:value-type="float">
            <text:p>0,900852</text:p>
          </table:table-cell>
          <table:table-cell office:value-type="float" office:value="0.898991" calcext:value-type="float">
            <text:p>0,898991</text:p>
          </table:table-cell>
          <table:table-cell office:value-type="float" office:value="0.800626" calcext:value-type="float">
            <text:p>0,800626</text:p>
          </table:table-cell>
          <table:table-cell office:value-type="float" office:value="0.574423" calcext:value-type="float">
            <text:p>0,5744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1962" calcext:value-type="float">
            <text:p>0,991962</text:p>
          </table:table-cell>
          <table:table-cell office:value-type="float" office:value="0.965252" calcext:value-type="float">
            <text:p>0,965252</text:p>
          </table:table-cell>
          <table:table-cell office:value-type="float" office:value="0.961102" calcext:value-type="float">
            <text:p>0,961102</text:p>
          </table:table-cell>
          <table:table-cell office:value-type="float" office:value="0.940371" calcext:value-type="float">
            <text:p>0,940371</text:p>
          </table:table-cell>
          <table:table-cell office:value-type="float" office:value="0.785731" calcext:value-type="float">
            <text:p>0,785731</text:p>
          </table:table-cell>
          <table:table-cell office:value-type="float" office:value="0.704853" calcext:value-type="float">
            <text:p>0,704853</text:p>
          </table:table-cell>
          <table:table-cell office:value-type="float" office:value="0.294304" calcext:value-type="float">
            <text:p>0,294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1752" calcext:value-type="float">
            <text:p>0,981752</text:p>
          </table:table-cell>
          <table:table-cell office:value-type="float" office:value="0.953559" calcext:value-type="float">
            <text:p>0,953559</text:p>
          </table:table-cell>
          <table:table-cell office:value-type="float" office:value="0.923008" calcext:value-type="float">
            <text:p>0,923008</text:p>
          </table:table-cell>
          <table:table-cell office:value-type="float" office:value="0.771502" calcext:value-type="float">
            <text:p>0,771502</text:p>
          </table:table-cell>
          <table:table-cell office:value-type="float" office:value="0.57543" calcext:value-type="float">
            <text:p>0,57543</text:p>
          </table:table-cell>
          <table:table-cell office:value-type="float" office:value="0.50823" calcext:value-type="float">
            <text:p>0,50823</text:p>
          </table:table-cell>
          <table:table-cell office:value-type="float" office:value="0.187019" calcext:value-type="float">
            <text:p>0,187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5004" calcext:value-type="float">
            <text:p>0,975004</text:p>
          </table:table-cell>
          <table:table-cell office:value-type="float" office:value="0.937719" calcext:value-type="float">
            <text:p>0,937719</text:p>
          </table:table-cell>
          <table:table-cell office:value-type="float" office:value="0.889278" calcext:value-type="float">
            <text:p>0,889278</text:p>
          </table:table-cell>
          <table:table-cell office:value-type="float" office:value="0.591864" calcext:value-type="float">
            <text:p>0,591864</text:p>
          </table:table-cell>
          <table:table-cell office:value-type="float" office:value="0.523922" calcext:value-type="float">
            <text:p>0,523922</text:p>
          </table:table-cell>
          <table:table-cell office:value-type="float" office:value="0.28893" calcext:value-type="float">
            <text:p>0,28893</text:p>
          </table:table-cell>
          <table:table-cell office:value-type="float" office:value="0.0937257" calcext:value-type="float">
            <text:p>0,09372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726" calcext:value-type="float">
            <text:p>0,7726</text:p>
          </table:table-cell>
          <table:table-cell office:value-type="float" office:value="0.672042" calcext:value-type="float">
            <text:p>0,672042</text:p>
          </table:table-cell>
          <table:table-cell office:value-type="float" office:value="0.566657" calcext:value-type="float">
            <text:p>0,566657</text:p>
          </table:table-cell>
          <table:table-cell office:value-type="float" office:value="0.479273" calcext:value-type="float">
            <text:p>0,479273</text:p>
          </table:table-cell>
          <table:table-cell office:value-type="float" office:value="0.401502" calcext:value-type="float">
            <text:p>0,401502</text:p>
          </table:table-cell>
          <table:table-cell office:value-type="float" office:value="0.329785" calcext:value-type="float">
            <text:p>0,329785</text:p>
          </table:table-cell>
          <table:table-cell office:value-type="float" office:value="0.106499" calcext:value-type="float">
            <text:p>0,106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6944" calcext:value-type="float">
            <text:p>0,726944</text:p>
          </table:table-cell>
          <table:table-cell office:value-type="float" office:value="0.709378" calcext:value-type="float">
            <text:p>0,709378</text:p>
          </table:table-cell>
          <table:table-cell office:value-type="float" office:value="0.504525" calcext:value-type="float">
            <text:p>0,504525</text:p>
          </table:table-cell>
          <table:table-cell office:value-type="float" office:value="0.44938" calcext:value-type="float">
            <text:p>0,44938</text:p>
          </table:table-cell>
          <table:table-cell office:value-type="float" office:value="0.368633" calcext:value-type="float">
            <text:p>0,368633</text:p>
          </table:table-cell>
          <table:table-cell office:value-type="float" office:value="0.229323" calcext:value-type="float">
            <text:p>0,229323</text:p>
          </table:table-cell>
          <table:table-cell office:value-type="float" office:value="0.0632095" calcext:value-type="float">
            <text:p>0,0632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0454" calcext:value-type="float">
            <text:p>0,820454</text:p>
          </table:table-cell>
          <table:table-cell office:value-type="float" office:value="0.72702" calcext:value-type="float">
            <text:p>0,72702</text:p>
          </table:table-cell>
          <table:table-cell office:value-type="float" office:value="0.475973" calcext:value-type="float">
            <text:p>0,475973</text:p>
          </table:table-cell>
          <table:table-cell office:value-type="float" office:value="0.452148" calcext:value-type="float">
            <text:p>0,452148</text:p>
          </table:table-cell>
          <table:table-cell office:value-type="float" office:value="0.421929" calcext:value-type="float">
            <text:p>0,421929</text:p>
          </table:table-cell>
          <table:table-cell office:value-type="float" office:value="0.306877" calcext:value-type="float">
            <text:p>0,306877</text:p>
          </table:table-cell>
          <table:table-cell office:value-type="float" office:value="0.0358141" calcext:value-type="float">
            <text:p>0,0358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85988" calcext:value-type="float">
            <text:p>0,885988</text:p>
          </table:table-cell>
          <table:table-cell office:value-type="float" office:value="0.754748" calcext:value-type="float">
            <text:p>0,754748</text:p>
          </table:table-cell>
          <table:table-cell office:value-type="float" office:value="0.656989" calcext:value-type="float">
            <text:p>0,656989</text:p>
          </table:table-cell>
          <table:table-cell office:value-type="float" office:value="0.588642" calcext:value-type="float">
            <text:p>0,588642</text:p>
          </table:table-cell>
          <table:table-cell office:value-type="float" office:value="0.499836" calcext:value-type="float">
            <text:p>0,499836</text:p>
          </table:table-cell>
          <table:table-cell office:value-type="float" office:value="0.306185" calcext:value-type="float">
            <text:p>0,306185</text:p>
          </table:table-cell>
          <table:table-cell office:value-type="float" office:value="0.000635425" calcext:value-type="float">
            <text:p>0,000635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25289" calcext:value-type="float">
            <text:p>0,925289</text:p>
          </table:table-cell>
          <table:table-cell office:value-type="float" office:value="0.912649" calcext:value-type="float">
            <text:p>0,912649</text:p>
          </table:table-cell>
          <table:table-cell office:value-type="float" office:value="0.868148" calcext:value-type="float">
            <text:p>0,868148</text:p>
          </table:table-cell>
          <table:table-cell office:value-type="float" office:value="0.734603" calcext:value-type="float">
            <text:p>0,734603</text:p>
          </table:table-cell>
          <table:table-cell office:value-type="float" office:value="0.657458" calcext:value-type="float">
            <text:p>0,657458</text:p>
          </table:table-cell>
          <table:table-cell office:value-type="float" office:value="0.398321" calcext:value-type="float">
            <text:p>0,3983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7578" calcext:value-type="float">
            <text:p>0,957578</text:p>
          </table:table-cell>
          <table:table-cell office:value-type="float" office:value="0.904696" calcext:value-type="float">
            <text:p>0,904696</text:p>
          </table:table-cell>
          <table:table-cell office:value-type="float" office:value="0.870657" calcext:value-type="float">
            <text:p>0,870657</text:p>
          </table:table-cell>
          <table:table-cell office:value-type="float" office:value="0.788171" calcext:value-type="float">
            <text:p>0,788171</text:p>
          </table:table-cell>
          <table:table-cell office:value-type="float" office:value="0.572368" calcext:value-type="float">
            <text:p>0,572368</text:p>
          </table:table-cell>
          <table:table-cell office:value-type="float" office:value="0.288359" calcext:value-type="float">
            <text:p>0,288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5771" calcext:value-type="float">
            <text:p>0,925771</text:p>
          </table:table-cell>
          <table:table-cell office:value-type="float" office:value="0.86822" calcext:value-type="float">
            <text:p>0,86822</text:p>
          </table:table-cell>
          <table:table-cell office:value-type="float" office:value="0.791823" calcext:value-type="float">
            <text:p>0,791823</text:p>
          </table:table-cell>
          <table:table-cell office:value-type="float" office:value="0.755417" calcext:value-type="float">
            <text:p>0,755417</text:p>
          </table:table-cell>
          <table:table-cell office:value-type="float" office:value="0.588962" calcext:value-type="float">
            <text:p>0,588962</text:p>
          </table:table-cell>
          <table:table-cell office:value-type="float" office:value="0.0570194" calcext:value-type="float">
            <text:p>0,05701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9394" calcext:value-type="float">
            <text:p>0,929394</text:p>
          </table:table-cell>
          <table:table-cell office:value-type="float" office:value="0.851027" calcext:value-type="float">
            <text:p>0,851027</text:p>
          </table:table-cell>
          <table:table-cell office:value-type="float" office:value="0.758752" calcext:value-type="float">
            <text:p>0,758752</text:p>
          </table:table-cell>
          <table:table-cell office:value-type="float" office:value="0.686374" calcext:value-type="float">
            <text:p>0,686374</text:p>
          </table:table-cell>
          <table:table-cell office:value-type="float" office:value="0.405687" calcext:value-type="float">
            <text:p>0,405687</text:p>
          </table:table-cell>
          <table:table-cell office:value-type="float" office:value="0.00256792" calcext:value-type="float">
            <text:p>0,002567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7478" calcext:value-type="float">
            <text:p>0,857478</text:p>
          </table:table-cell>
          <table:table-cell office:value-type="float" office:value="0.673238" calcext:value-type="float">
            <text:p>0,673238</text:p>
          </table:table-cell>
          <table:table-cell office:value-type="float" office:value="0.599414" calcext:value-type="float">
            <text:p>0,599414</text:p>
          </table:table-cell>
          <table:table-cell office:value-type="float" office:value="0.430078" calcext:value-type="float">
            <text:p>0,430078</text:p>
          </table:table-cell>
          <table:table-cell office:value-type="float" office:value="0.17165" calcext:value-type="float">
            <text:p>0,171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26767" calcext:value-type="float">
            <text:p>0,626767</text:p>
          </table:table-cell>
          <table:table-cell office:value-type="float" office:value="0.500759" calcext:value-type="float">
            <text:p>0,500759</text:p>
          </table:table-cell>
          <table:table-cell office:value-type="float" office:value="0.424518" calcext:value-type="float">
            <text:p>0,424518</text:p>
          </table:table-cell>
          <table:table-cell office:value-type="float" office:value="0.32739" calcext:value-type="float">
            <text:p>0,32739</text:p>
          </table:table-cell>
          <table:table-cell office:value-type="float" office:value="0.195762" calcext:value-type="float">
            <text:p>0,1957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98392" calcext:value-type="float">
            <text:p>0,498392</text:p>
          </table:table-cell>
          <table:table-cell office:value-type="float" office:value="0.433916" calcext:value-type="float">
            <text:p>0,433916</text:p>
          </table:table-cell>
          <table:table-cell office:value-type="float" office:value="0.4242" calcext:value-type="float">
            <text:p>0,4242</text:p>
          </table:table-cell>
          <table:table-cell office:value-type="float" office:value="0.329143" calcext:value-type="float">
            <text:p>0,329143</text:p>
          </table:table-cell>
          <table:table-cell office:value-type="float" office:value="0.112655" calcext:value-type="float">
            <text:p>0,1126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7633" calcext:value-type="float">
            <text:p>0,47633</text:p>
          </table:table-cell>
          <table:table-cell office:value-type="float" office:value="0.419938" calcext:value-type="float">
            <text:p>0,419938</text:p>
          </table:table-cell>
          <table:table-cell office:value-type="float" office:value="0.361835" calcext:value-type="float">
            <text:p>0,361835</text:p>
          </table:table-cell>
          <table:table-cell office:value-type="float" office:value="0.272694" calcext:value-type="float">
            <text:p>0,272694</text:p>
          </table:table-cell>
          <table:table-cell office:value-type="float" office:value="0.110989" calcext:value-type="float">
            <text:p>0,110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6844" calcext:value-type="float">
            <text:p>0,46844</text:p>
          </table:table-cell>
          <table:table-cell office:value-type="float" office:value="0.475549" calcext:value-type="float">
            <text:p>0,475549</text:p>
          </table:table-cell>
          <table:table-cell office:value-type="float" office:value="0.380125" calcext:value-type="float">
            <text:p>0,380125</text:p>
          </table:table-cell>
          <table:table-cell office:value-type="float" office:value="0.307599" calcext:value-type="float">
            <text:p>0,307599</text:p>
          </table:table-cell>
          <table:table-cell office:value-type="float" office:value="0.116122" calcext:value-type="float">
            <text:p>0,1161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13469" calcext:value-type="float">
            <text:p>0,613469</text:p>
          </table:table-cell>
          <table:table-cell office:value-type="float" office:value="0.518047" calcext:value-type="float">
            <text:p>0,518047</text:p>
          </table:table-cell>
          <table:table-cell office:value-type="float" office:value="0.458953" calcext:value-type="float">
            <text:p>0,458953</text:p>
          </table:table-cell>
          <table:table-cell office:value-type="float" office:value="0.354677" calcext:value-type="float">
            <text:p>0,354677</text:p>
          </table:table-cell>
          <table:table-cell office:value-type="float" office:value="0.0623727" calcext:value-type="float">
            <text:p>0,06237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13157" calcext:value-type="float">
            <text:p>0,813157</text:p>
          </table:table-cell>
          <table:table-cell office:value-type="float" office:value="0.72848" calcext:value-type="float">
            <text:p>0,72848</text:p>
          </table:table-cell>
          <table:table-cell office:value-type="float" office:value="0.597636" calcext:value-type="float">
            <text:p>0,597636</text:p>
          </table:table-cell>
          <table:table-cell office:value-type="float" office:value="0.380285" calcext:value-type="float">
            <text:p>0,38028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6041" calcext:value-type="float">
            <text:p>0,866041</text:p>
          </table:table-cell>
          <table:table-cell office:value-type="float" office:value="0.767737" calcext:value-type="float">
            <text:p>0,767737</text:p>
          </table:table-cell>
          <table:table-cell office:value-type="float" office:value="0.580087" calcext:value-type="float">
            <text:p>0,580087</text:p>
          </table:table-cell>
          <table:table-cell office:value-type="float" office:value="0.390108" calcext:value-type="float">
            <text:p>0,3901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87527" calcext:value-type="float">
            <text:p>0,787527</text:p>
          </table:table-cell>
          <table:table-cell office:value-type="float" office:value="0.728332" calcext:value-type="float">
            <text:p>0,728332</text:p>
          </table:table-cell>
          <table:table-cell office:value-type="float" office:value="0.669858" calcext:value-type="float">
            <text:p>0,669858</text:p>
          </table:table-cell>
          <table:table-cell office:value-type="float" office:value="0.124171" calcext:value-type="float">
            <text:p>0,12417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94739" calcext:value-type="float">
            <text:p>0,694739</text:p>
          </table:table-cell>
          <table:table-cell office:value-type="float" office:value="0.637532" calcext:value-type="float">
            <text:p>0,637532</text:p>
          </table:table-cell>
          <table:table-cell office:value-type="float" office:value="0.53564" calcext:value-type="float">
            <text:p>0,53564</text:p>
          </table:table-cell>
          <table:table-cell office:value-type="float" office:value="0.0653637" calcext:value-type="float">
            <text:p>0,06536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0995" calcext:value-type="float">
            <text:p>0,440995</text:p>
          </table:table-cell>
          <table:table-cell office:value-type="float" office:value="0.499872" calcext:value-type="float">
            <text:p>0,499872</text:p>
          </table:table-cell>
          <table:table-cell office:value-type="float" office:value="0.232591" calcext:value-type="float">
            <text:p>0,232591</text:p>
          </table:table-cell>
          <table:table-cell office:value-type="float" office:value="0.0157221" calcext:value-type="float">
            <text:p>0,01572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 table:number-rows-repeated="104853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03-sigma-500" table:style-name="ta1">
        <table:shapes>
          <draw:frame draw:z-index="0" draw:style-name="gr1" draw:text-style-name="P1" svg:width="9.3004in" svg:height="5.3122in" svg:x="0.1736in" svg:y="1.7465in">
            <draw:object draw:notify-on-update-of-ranges="'03-sigma-500'.A2:'03-sigma-500'.A41 '03-sigma-500'.B1:'03-sigma-500'.B1 '03-sigma-500'.B2:'03-sigma-500'.B41 '03-sigma-500'.A2:'03-sigma-500'.A41 '03-sigma-500'.C1:'03-sigma-500'.C1 '03-sigma-500'.C2:'03-sigma-500'.C41 '03-sigma-500'.A2:'03-sigma-500'.A41 '03-sigma-500'.D1:'03-sigma-500'.D1 '03-sigma-500'.D2:'03-sigma-500'.D41 '03-sigma-500'.A2:'03-sigma-500'.A41 '03-sigma-500'.E1:'03-sigma-500'.E1 '03-sigma-500'.E2:'03-sigma-500'.E41 '03-sigma-500'.A2:'03-sigma-500'.A41 '03-sigma-500'.F1:'03-sigma-500'.F1 '03-sigma-500'.F2:'03-sigma-500'.F41 '03-sigma-500'.A2:'03-sigma-500'.A41 '03-sigma-500'.G1:'03-sigma-500'.G1 '03-sigma-500'.G2:'03-sigma-500'.G41 '03-sigma-500'.A2:'03-sigma-500'.A41 '03-sigma-500'.H1:'03-sigma-500'.H1 '03-sigma-500'.H2:'03-sigma-500'.H41 '03-sigma-500'.A2:'03-sigma-500'.A41 '03-sigma-500'.I1:'03-sigma-500'.I1 '03-sigma-500'.I2:'03-sigma-500'.I41 '03-sigma-500'.A2:'03-sigma-500'.A41 '03-sigma-500'.J1:'03-sigma-500'.J1 '03-sigma-500'.J2:'03-sigma-500'.J41 '03-sigma-500'.A2:'03-sigma-500'.A41 '03-sigma-500'.K1:'03-sigma-500'.K1 '03-sigma-500'.K2:'03-sigma-500'.K41 '03-sigma-500'.A2:'03-sigma-500'.A41 '03-sigma-500'.L1:'03-sigma-500'.L1 '03-sigma-500'.L2:'03-sigma-500'.L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7909in" svg:height="3.4508in" svg:x="10.4717in" svg:y="2.4051in">
            <draw:object draw:notify-on-update-of-ranges="'03-sigma-500'.S2:'03-sigma-500'.S17 '03-sigma-500'.T1:'03-sigma-500'.T1 '03-sigma-500'.T2:'03-sigma-500'.T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=9000.48</text:p>
          </table:table-cell>
          <table:table-cell office:value-type="string" calcext:value-type="string">
            <text:p>t=8000.17</text:p>
          </table:table-cell>
          <table:table-cell office:value-type="string" calcext:value-type="string">
            <text:p>t=7000.47</text:p>
          </table:table-cell>
          <table:table-cell office:value-type="string" calcext:value-type="string">
            <text:p>t=6000.3</text:p>
          </table:table-cell>
          <table:table-cell office:value-type="string" calcext:value-type="string">
            <text:p>t=5001.33</text:p>
          </table:table-cell>
          <table:table-cell office:value-type="string" calcext:value-type="string">
            <text:p>t=4003.02</text:p>
          </table:table-cell>
          <table:table-cell office:value-type="string" calcext:value-type="string">
            <text:p>t=3002.87</text:p>
          </table:table-cell>
          <table:table-cell office:value-type="string" calcext:value-type="string">
            <text:p>t=2003.31</text:p>
          </table:table-cell>
          <table:table-cell office:value-type="string" calcext:value-type="string">
            <text:p>t=1000.71</text:p>
          </table:table-cell>
          <table:table-cell office:value-type="string" calcext:value-type="string">
            <text:p>t=1653.38</text:p>
          </table:table-cell>
          <table:table-cell office:value-type="string" calcext:value-type="string">
            <text:p>t=829.803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σ=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75371" calcext:value-type="float">
            <text:p>0,9753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829.803" calcext:value-type="float">
            <text:p>829,80</text:p>
          </table:table-cell>
          <table:table-cell table:formula="of:=[.V2]-10" office:value-type="float" office:value="8.1008" calcext:value-type="float">
            <text:p>8,10</text:p>
          </table:table-cell>
          <table:table-cell/>
          <table:table-cell office:value-type="float" office:value="18.1008" calcext:value-type="float">
            <text:p>18,1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0765" calcext:value-type="float">
            <text:p>0,830765</text:p>
          </table:table-cell>
          <table:table-cell office:value-type="float" office:value="0.830375" calcext:value-type="float">
            <text:p>0,830375</text:p>
          </table:table-cell>
          <table:table-cell office:value-type="float" office:value="0.830659" calcext:value-type="float">
            <text:p>0,830659</text:p>
          </table:table-cell>
          <table:table-cell office:value-type="float" office:value="0.830931" calcext:value-type="float">
            <text:p>0,830931</text:p>
          </table:table-cell>
          <table:table-cell office:value-type="float" office:value="0.835473" calcext:value-type="float">
            <text:p>0,835473</text:p>
          </table:table-cell>
          <table:table-cell office:value-type="float" office:value="0.841731" calcext:value-type="float">
            <text:p>0,841731</text:p>
          </table:table-cell>
          <table:table-cell office:value-type="float" office:value="0.837979" calcext:value-type="float">
            <text:p>0,837979</text:p>
          </table:table-cell>
          <table:table-cell office:value-type="float" office:value="0.719382" calcext:value-type="float">
            <text:p>0,719382</text:p>
          </table:table-cell>
          <table:table-cell office:value-type="float" office:value="0.619729" calcext:value-type="float">
            <text:p>0,619729</text:p>
          </table:table-cell>
          <table:table-cell office:value-type="float" office:value="0.763957" calcext:value-type="float">
            <text:p>0,763957</text:p>
          </table:table-cell>
          <table:table-cell office:value-type="float" office:value="0.642554" calcext:value-type="float">
            <text:p>0,642554</text:p>
          </table:table-cell>
          <table:table-cell table:number-columns-repeated="6"/>
          <table:table-cell office:value-type="float" office:value="1653.38" calcext:value-type="float">
            <text:p>1 653,38</text:p>
          </table:table-cell>
          <table:table-cell table:formula="of:=[.V3]-10" office:value-type="float" office:value="8.0147" calcext:value-type="float">
            <text:p>8,01</text:p>
          </table:table-cell>
          <table:table-cell/>
          <table:table-cell office:value-type="float" office:value="18.0147" calcext:value-type="float">
            <text:p>18,0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9038" calcext:value-type="float">
            <text:p>0,999038</text:p>
          </table:table-cell>
          <table:table-cell office:value-type="float" office:value="0.999393" calcext:value-type="float">
            <text:p>0,999393</text:p>
          </table:table-cell>
          <table:table-cell office:value-type="float" office:value="0.999014" calcext:value-type="float">
            <text:p>0,999014</text:p>
          </table:table-cell>
          <table:table-cell office:value-type="float" office:value="0.99805" calcext:value-type="float">
            <text:p>0,99805</text:p>
          </table:table-cell>
          <table:table-cell office:value-type="float" office:value="0.971755" calcext:value-type="float">
            <text:p>0,971755</text:p>
          </table:table-cell>
          <table:table-cell office:value-type="float" office:value="0.96024" calcext:value-type="float">
            <text:p>0,96024</text:p>
          </table:table-cell>
          <table:table-cell office:value-type="float" office:value="0.945149" calcext:value-type="float">
            <text:p>0,945149</text:p>
          </table:table-cell>
          <table:table-cell office:value-type="float" office:value="0.819161" calcext:value-type="float">
            <text:p>0,819161</text:p>
          </table:table-cell>
          <table:table-cell office:value-type="float" office:value="0.63633" calcext:value-type="float">
            <text:p>0,63633</text:p>
          </table:table-cell>
          <table:table-cell office:value-type="float" office:value="0.777501" calcext:value-type="float">
            <text:p>0,777501</text:p>
          </table:table-cell>
          <table:table-cell office:value-type="float" office:value="0.648992" calcext:value-type="float">
            <text:p>0,648992</text:p>
          </table:table-cell>
          <table:table-cell table:number-columns-repeated="6"/>
          <table:table-cell office:value-type="float" office:value="2478.83" calcext:value-type="float">
            <text:p>2 478,83</text:p>
          </table:table-cell>
          <table:table-cell table:formula="of:=[.V4]-10" office:value-type="float" office:value="8.5578" calcext:value-type="float">
            <text:p>8,56</text:p>
          </table:table-cell>
          <table:table-cell/>
          <table:table-cell office:value-type="float" office:value="18.5578" calcext:value-type="float">
            <text:p>18,5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378" calcext:value-type="float">
            <text:p>0,96378</text:p>
          </table:table-cell>
          <table:table-cell office:value-type="float" office:value="0.963764" calcext:value-type="float">
            <text:p>0,963764</text:p>
          </table:table-cell>
          <table:table-cell office:value-type="float" office:value="0.964029" calcext:value-type="float">
            <text:p>0,964029</text:p>
          </table:table-cell>
          <table:table-cell office:value-type="float" office:value="0.96179" calcext:value-type="float">
            <text:p>0,96179</text:p>
          </table:table-cell>
          <table:table-cell office:value-type="float" office:value="0.961473" calcext:value-type="float">
            <text:p>0,961473</text:p>
          </table:table-cell>
          <table:table-cell office:value-type="float" office:value="0.957765" calcext:value-type="float">
            <text:p>0,957765</text:p>
          </table:table-cell>
          <table:table-cell office:value-type="float" office:value="0.902642" calcext:value-type="float">
            <text:p>0,902642</text:p>
          </table:table-cell>
          <table:table-cell office:value-type="float" office:value="0.815495" calcext:value-type="float">
            <text:p>0,815495</text:p>
          </table:table-cell>
          <table:table-cell office:value-type="float" office:value="0.598815" calcext:value-type="float">
            <text:p>0,598815</text:p>
          </table:table-cell>
          <table:table-cell office:value-type="float" office:value="0.699004" calcext:value-type="float">
            <text:p>0,699004</text:p>
          </table:table-cell>
          <table:table-cell office:value-type="float" office:value="0.530733" calcext:value-type="float">
            <text:p>0,530733</text:p>
          </table:table-cell>
          <table:table-cell table:number-columns-repeated="6"/>
          <table:table-cell office:value-type="float" office:value="3305.76" calcext:value-type="float">
            <text:p>3 305,76</text:p>
          </table:table-cell>
          <table:table-cell table:formula="of:=[.V5]-10" office:value-type="float" office:value="8.6959" calcext:value-type="float">
            <text:p>8,70</text:p>
          </table:table-cell>
          <table:table-cell/>
          <table:table-cell office:value-type="float" office:value="18.6959" calcext:value-type="float">
            <text:p>18,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4865" calcext:value-type="float">
            <text:p>0,964865</text:p>
          </table:table-cell>
          <table:table-cell office:value-type="float" office:value="0.961331" calcext:value-type="float">
            <text:p>0,961331</text:p>
          </table:table-cell>
          <table:table-cell office:value-type="float" office:value="0.960528" calcext:value-type="float">
            <text:p>0,960528</text:p>
          </table:table-cell>
          <table:table-cell office:value-type="float" office:value="0.95621" calcext:value-type="float">
            <text:p>0,95621</text:p>
          </table:table-cell>
          <table:table-cell office:value-type="float" office:value="0.951295" calcext:value-type="float">
            <text:p>0,951295</text:p>
          </table:table-cell>
          <table:table-cell office:value-type="float" office:value="0.954432" calcext:value-type="float">
            <text:p>0,954432</text:p>
          </table:table-cell>
          <table:table-cell office:value-type="float" office:value="0.93583" calcext:value-type="float">
            <text:p>0,93583</text:p>
          </table:table-cell>
          <table:table-cell office:value-type="float" office:value="0.83574" calcext:value-type="float">
            <text:p>0,83574</text:p>
          </table:table-cell>
          <table:table-cell office:value-type="float" office:value="0.724979" calcext:value-type="float">
            <text:p>0,724979</text:p>
          </table:table-cell>
          <table:table-cell office:value-type="float" office:value="0.704623" calcext:value-type="float">
            <text:p>0,704623</text:p>
          </table:table-cell>
          <table:table-cell office:value-type="float" office:value="0.629548" calcext:value-type="float">
            <text:p>0,629548</text:p>
          </table:table-cell>
          <table:table-cell table:number-columns-repeated="6"/>
          <table:table-cell office:value-type="float" office:value="4129.41" calcext:value-type="float">
            <text:p>4 129,41</text:p>
          </table:table-cell>
          <table:table-cell table:formula="of:=[.V6]-10" office:value-type="float" office:value="9.2201" calcext:value-type="float">
            <text:p>9,22</text:p>
          </table:table-cell>
          <table:table-cell/>
          <table:table-cell office:value-type="float" office:value="19.2201" calcext:value-type="float">
            <text:p>19,22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7719" calcext:value-type="float">
            <text:p>0,997719</text:p>
          </table:table-cell>
          <table:table-cell office:value-type="float" office:value="0.996644" calcext:value-type="float">
            <text:p>0,996644</text:p>
          </table:table-cell>
          <table:table-cell office:value-type="float" office:value="0.995127" calcext:value-type="float">
            <text:p>0,995127</text:p>
          </table:table-cell>
          <table:table-cell office:value-type="float" office:value="0.990379" calcext:value-type="float">
            <text:p>0,990379</text:p>
          </table:table-cell>
          <table:table-cell office:value-type="float" office:value="0.991848" calcext:value-type="float">
            <text:p>0,991848</text:p>
          </table:table-cell>
          <table:table-cell office:value-type="float" office:value="0.989286" calcext:value-type="float">
            <text:p>0,989286</text:p>
          </table:table-cell>
          <table:table-cell office:value-type="float" office:value="0.918363" calcext:value-type="float">
            <text:p>0,918363</text:p>
          </table:table-cell>
          <table:table-cell office:value-type="float" office:value="0.928416" calcext:value-type="float">
            <text:p>0,928416</text:p>
          </table:table-cell>
          <table:table-cell office:value-type="float" office:value="0.784549" calcext:value-type="float">
            <text:p>0,784549</text:p>
          </table:table-cell>
          <table:table-cell office:value-type="float" office:value="0.836712" calcext:value-type="float">
            <text:p>0,836712</text:p>
          </table:table-cell>
          <table:table-cell office:value-type="float" office:value="0.708257" calcext:value-type="float">
            <text:p>0,708257</text:p>
          </table:table-cell>
          <table:table-cell table:number-columns-repeated="6"/>
          <table:table-cell office:value-type="float" office:value="4955.29" calcext:value-type="float">
            <text:p>4 955,29</text:p>
          </table:table-cell>
          <table:table-cell table:formula="of:=[.V7]-10" office:value-type="float" office:value="9.0277" calcext:value-type="float">
            <text:p>9,03</text:p>
          </table:table-cell>
          <table:table-cell/>
          <table:table-cell office:value-type="float" office:value="19.0277" calcext:value-type="float">
            <text:p>19,02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8687" calcext:value-type="float">
            <text:p>0,998687</text:p>
          </table:table-cell>
          <table:table-cell office:value-type="float" office:value="0.999688" calcext:value-type="float">
            <text:p>0,999688</text:p>
          </table:table-cell>
          <table:table-cell office:value-type="float" office:value="0.999596" calcext:value-type="float">
            <text:p>0,999596</text:p>
          </table:table-cell>
          <table:table-cell office:value-type="float" office:value="0.997261" calcext:value-type="float">
            <text:p>0,997261</text:p>
          </table:table-cell>
          <table:table-cell office:value-type="float" office:value="0.998676" calcext:value-type="float">
            <text:p>0,998676</text:p>
          </table:table-cell>
          <table:table-cell office:value-type="float" office:value="0.995178" calcext:value-type="float">
            <text:p>0,995178</text:p>
          </table:table-cell>
          <table:table-cell office:value-type="float" office:value="0.977296" calcext:value-type="float">
            <text:p>0,977296</text:p>
          </table:table-cell>
          <table:table-cell office:value-type="float" office:value="0.900688" calcext:value-type="float">
            <text:p>0,900688</text:p>
          </table:table-cell>
          <table:table-cell office:value-type="float" office:value="0.72035" calcext:value-type="float">
            <text:p>0,72035</text:p>
          </table:table-cell>
          <table:table-cell office:value-type="float" office:value="0.861555" calcext:value-type="float">
            <text:p>0,861555</text:p>
          </table:table-cell>
          <table:table-cell office:value-type="float" office:value="0.585503" calcext:value-type="float">
            <text:p>0,585503</text:p>
          </table:table-cell>
          <table:table-cell table:number-columns-repeated="6"/>
          <table:table-cell office:value-type="float" office:value="5777.64" calcext:value-type="float">
            <text:p>5 777,64</text:p>
          </table:table-cell>
          <table:table-cell table:formula="of:=[.V8]-10" office:value-type="float" office:value="9.488" calcext:value-type="float">
            <text:p>9,49</text:p>
          </table:table-cell>
          <table:table-cell/>
          <table:table-cell office:value-type="float" office:value="19.488" calcext:value-type="float">
            <text:p>19,4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8663" calcext:value-type="float">
            <text:p>0,998663</text:p>
          </table:table-cell>
          <table:table-cell office:value-type="float" office:value="0.998734" calcext:value-type="float">
            <text:p>0,998734</text:p>
          </table:table-cell>
          <table:table-cell office:value-type="float" office:value="0.998691" calcext:value-type="float">
            <text:p>0,998691</text:p>
          </table:table-cell>
          <table:table-cell office:value-type="float" office:value="0.994725" calcext:value-type="float">
            <text:p>0,994725</text:p>
          </table:table-cell>
          <table:table-cell office:value-type="float" office:value="0.9987" calcext:value-type="float">
            <text:p>0,9987</text:p>
          </table:table-cell>
          <table:table-cell office:value-type="float" office:value="0.993784" calcext:value-type="float">
            <text:p>0,993784</text:p>
          </table:table-cell>
          <table:table-cell office:value-type="float" office:value="0.960243" calcext:value-type="float">
            <text:p>0,960243</text:p>
          </table:table-cell>
          <table:table-cell office:value-type="float" office:value="0.9057" calcext:value-type="float">
            <text:p>0,9057</text:p>
          </table:table-cell>
          <table:table-cell office:value-type="float" office:value="0.386084" calcext:value-type="float">
            <text:p>0,386084</text:p>
          </table:table-cell>
          <table:table-cell office:value-type="float" office:value="0.830652" calcext:value-type="float">
            <text:p>0,830652</text:p>
          </table:table-cell>
          <table:table-cell office:value-type="float" office:value="0.255393" calcext:value-type="float">
            <text:p>0,255393</text:p>
          </table:table-cell>
          <table:table-cell table:number-columns-repeated="6"/>
          <table:table-cell office:value-type="float" office:value="6604.14" calcext:value-type="float">
            <text:p>6 604,14</text:p>
          </table:table-cell>
          <table:table-cell table:formula="of:=[.V9]-10" office:value-type="float" office:value="12.8215" calcext:value-type="float">
            <text:p>12,82</text:p>
          </table:table-cell>
          <table:table-cell/>
          <table:table-cell office:value-type="float" office:value="22.8215" calcext:value-type="float">
            <text:p>22,82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8684" calcext:value-type="float">
            <text:p>0,998684</text:p>
          </table:table-cell>
          <table:table-cell office:value-type="float" office:value="0.999578" calcext:value-type="float">
            <text:p>0,999578</text:p>
          </table:table-cell>
          <table:table-cell office:value-type="float" office:value="0.999409" calcext:value-type="float">
            <text:p>0,999409</text:p>
          </table:table-cell>
          <table:table-cell office:value-type="float" office:value="0.993566" calcext:value-type="float">
            <text:p>0,993566</text:p>
          </table:table-cell>
          <table:table-cell office:value-type="float" office:value="0.998238" calcext:value-type="float">
            <text:p>0,998238</text:p>
          </table:table-cell>
          <table:table-cell office:value-type="float" office:value="0.993243" calcext:value-type="float">
            <text:p>0,993243</text:p>
          </table:table-cell>
          <table:table-cell office:value-type="float" office:value="0.896723" calcext:value-type="float">
            <text:p>0,896723</text:p>
          </table:table-cell>
          <table:table-cell office:value-type="float" office:value="0.564875" calcext:value-type="float">
            <text:p>0,564875</text:p>
          </table:table-cell>
          <table:table-cell office:value-type="float" office:value="0.235446" calcext:value-type="float">
            <text:p>0,235446</text:p>
          </table:table-cell>
          <table:table-cell office:value-type="float" office:value="0.558794" calcext:value-type="float">
            <text:p>0,558794</text:p>
          </table:table-cell>
          <table:table-cell office:value-type="float" office:value="0.10436" calcext:value-type="float">
            <text:p>0,10436</text:p>
          </table:table-cell>
          <table:table-cell table:number-columns-repeated="6"/>
          <table:table-cell office:value-type="float" office:value="7433.14" calcext:value-type="float">
            <text:p>7 433,14</text:p>
          </table:table-cell>
          <table:table-cell table:formula="of:=[.V10]-10" office:value-type="float" office:value="13.1082" calcext:value-type="float">
            <text:p>13,11</text:p>
          </table:table-cell>
          <table:table-cell/>
          <table:table-cell office:value-type="float" office:value="23.1082" calcext:value-type="float">
            <text:p>23,10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9366" calcext:value-type="float">
            <text:p>0,999366</text:p>
          </table:table-cell>
          <table:table-cell office:value-type="float" office:value="0.999232" calcext:value-type="float">
            <text:p>0,999232</text:p>
          </table:table-cell>
          <table:table-cell office:value-type="float" office:value="0.998698" calcext:value-type="float">
            <text:p>0,998698</text:p>
          </table:table-cell>
          <table:table-cell office:value-type="float" office:value="0.990937" calcext:value-type="float">
            <text:p>0,990937</text:p>
          </table:table-cell>
          <table:table-cell office:value-type="float" office:value="0.790254" calcext:value-type="float">
            <text:p>0,790254</text:p>
          </table:table-cell>
          <table:table-cell office:value-type="float" office:value="0.634307" calcext:value-type="float">
            <text:p>0,634307</text:p>
          </table:table-cell>
          <table:table-cell office:value-type="float" office:value="0.542569" calcext:value-type="float">
            <text:p>0,542569</text:p>
          </table:table-cell>
          <table:table-cell office:value-type="float" office:value="0.42684" calcext:value-type="float">
            <text:p>0,42684</text:p>
          </table:table-cell>
          <table:table-cell office:value-type="float" office:value="0.17204" calcext:value-type="float">
            <text:p>0,17204</text:p>
          </table:table-cell>
          <table:table-cell office:value-type="float" office:value="0.465134" calcext:value-type="float">
            <text:p>0,46513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254.94" calcext:value-type="float">
            <text:p>8 254,94</text:p>
          </table:table-cell>
          <table:table-cell table:formula="of:=[.V11]-10" office:value-type="float" office:value="12.7946" calcext:value-type="float">
            <text:p>12,79</text:p>
          </table:table-cell>
          <table:table-cell/>
          <table:table-cell office:value-type="float" office:value="22.7946" calcext:value-type="float">
            <text:p>22,79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907" calcext:value-type="float">
            <text:p>0,99907</text:p>
          </table:table-cell>
          <table:table-cell office:value-type="float" office:value="0.999046" calcext:value-type="float">
            <text:p>0,999046</text:p>
          </table:table-cell>
          <table:table-cell office:value-type="float" office:value="0.993839" calcext:value-type="float">
            <text:p>0,993839</text:p>
          </table:table-cell>
          <table:table-cell office:value-type="float" office:value="0.980264" calcext:value-type="float">
            <text:p>0,980264</text:p>
          </table:table-cell>
          <table:table-cell office:value-type="float" office:value="0.719693" calcext:value-type="float">
            <text:p>0,719693</text:p>
          </table:table-cell>
          <table:table-cell office:value-type="float" office:value="0.471477" calcext:value-type="float">
            <text:p>0,471477</text:p>
          </table:table-cell>
          <table:table-cell office:value-type="float" office:value="0.345168" calcext:value-type="float">
            <text:p>0,345168</text:p>
          </table:table-cell>
          <table:table-cell office:value-type="float" office:value="0.332738" calcext:value-type="float">
            <text:p>0,332738</text:p>
          </table:table-cell>
          <table:table-cell office:value-type="float" office:value="0.0981317" calcext:value-type="float">
            <text:p>0,0981317</text:p>
          </table:table-cell>
          <table:table-cell office:value-type="float" office:value="0.262907" calcext:value-type="float">
            <text:p>0,26290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79.41" calcext:value-type="float">
            <text:p>9 079,41</text:p>
          </table:table-cell>
          <table:table-cell table:formula="of:=[.V12]-10" office:value-type="float" office:value="12.1339" calcext:value-type="float">
            <text:p>12,13</text:p>
          </table:table-cell>
          <table:table-cell/>
          <table:table-cell office:value-type="float" office:value="22.1339" calcext:value-type="float">
            <text:p>22,1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96009" calcext:value-type="float">
            <text:p>0,896009</text:p>
          </table:table-cell>
          <table:table-cell office:value-type="float" office:value="0.895951" calcext:value-type="float">
            <text:p>0,895951</text:p>
          </table:table-cell>
          <table:table-cell office:value-type="float" office:value="0.873045" calcext:value-type="float">
            <text:p>0,873045</text:p>
          </table:table-cell>
          <table:table-cell office:value-type="float" office:value="0.760757" calcext:value-type="float">
            <text:p>0,760757</text:p>
          </table:table-cell>
          <table:table-cell office:value-type="float" office:value="0.61598" calcext:value-type="float">
            <text:p>0,61598</text:p>
          </table:table-cell>
          <table:table-cell office:value-type="float" office:value="0.403002" calcext:value-type="float">
            <text:p>0,403002</text:p>
          </table:table-cell>
          <table:table-cell office:value-type="float" office:value="0.355277" calcext:value-type="float">
            <text:p>0,355277</text:p>
          </table:table-cell>
          <table:table-cell office:value-type="float" office:value="0.255958" calcext:value-type="float">
            <text:p>0,255958</text:p>
          </table:table-cell>
          <table:table-cell office:value-type="float" office:value="0.0722379" calcext:value-type="float">
            <text:p>0,0722379</text:p>
          </table:table-cell>
          <table:table-cell office:value-type="float" office:value="0.199605" calcext:value-type="float">
            <text:p>0,1996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0332" calcext:value-type="float">
            <text:p>0,990332</text:p>
          </table:table-cell>
          <table:table-cell office:value-type="float" office:value="0.985183" calcext:value-type="float">
            <text:p>0,985183</text:p>
          </table:table-cell>
          <table:table-cell office:value-type="float" office:value="0.904119" calcext:value-type="float">
            <text:p>0,904119</text:p>
          </table:table-cell>
          <table:table-cell office:value-type="float" office:value="0.645268" calcext:value-type="float">
            <text:p>0,645268</text:p>
          </table:table-cell>
          <table:table-cell office:value-type="float" office:value="0.576561" calcext:value-type="float">
            <text:p>0,576561</text:p>
          </table:table-cell>
          <table:table-cell office:value-type="float" office:value="0.512927" calcext:value-type="float">
            <text:p>0,512927</text:p>
          </table:table-cell>
          <table:table-cell office:value-type="float" office:value="0.346517" calcext:value-type="float">
            <text:p>0,346517</text:p>
          </table:table-cell>
          <table:table-cell office:value-type="float" office:value="0.230229" calcext:value-type="float">
            <text:p>0,230229</text:p>
          </table:table-cell>
          <table:table-cell office:value-type="float" office:value="0.0667733" calcext:value-type="float">
            <text:p>0,0667733</text:p>
          </table:table-cell>
          <table:table-cell office:value-type="float" office:value="0.22152" calcext:value-type="float">
            <text:p>0,221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1608" calcext:value-type="float">
            <text:p>0,971608</text:p>
          </table:table-cell>
          <table:table-cell office:value-type="float" office:value="0.961661" calcext:value-type="float">
            <text:p>0,961661</text:p>
          </table:table-cell>
          <table:table-cell office:value-type="float" office:value="0.851228" calcext:value-type="float">
            <text:p>0,851228</text:p>
          </table:table-cell>
          <table:table-cell office:value-type="float" office:value="0.694856" calcext:value-type="float">
            <text:p>0,694856</text:p>
          </table:table-cell>
          <table:table-cell office:value-type="float" office:value="0.668377" calcext:value-type="float">
            <text:p>0,668377</text:p>
          </table:table-cell>
          <table:table-cell office:value-type="float" office:value="0.588334" calcext:value-type="float">
            <text:p>0,588334</text:p>
          </table:table-cell>
          <table:table-cell office:value-type="float" office:value="0.420056" calcext:value-type="float">
            <text:p>0,420056</text:p>
          </table:table-cell>
          <table:table-cell office:value-type="float" office:value="0.327002" calcext:value-type="float">
            <text:p>0,327002</text:p>
          </table:table-cell>
          <table:table-cell office:value-type="float" office:value="0.0519023" calcext:value-type="float">
            <text:p>0,0519023</text:p>
          </table:table-cell>
          <table:table-cell office:value-type="float" office:value="0.153038" calcext:value-type="float">
            <text:p>0,1530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3264" calcext:value-type="float">
            <text:p>0,993264</text:p>
          </table:table-cell>
          <table:table-cell office:value-type="float" office:value="0.976505" calcext:value-type="float">
            <text:p>0,976505</text:p>
          </table:table-cell>
          <table:table-cell office:value-type="float" office:value="0.877634" calcext:value-type="float">
            <text:p>0,877634</text:p>
          </table:table-cell>
          <table:table-cell office:value-type="float" office:value="0.911192" calcext:value-type="float">
            <text:p>0,911192</text:p>
          </table:table-cell>
          <table:table-cell office:value-type="float" office:value="0.805987" calcext:value-type="float">
            <text:p>0,805987</text:p>
          </table:table-cell>
          <table:table-cell office:value-type="float" office:value="0.7535" calcext:value-type="float">
            <text:p>0,7535</text:p>
          </table:table-cell>
          <table:table-cell office:value-type="float" office:value="0.506788" calcext:value-type="float">
            <text:p>0,506788</text:p>
          </table:table-cell>
          <table:table-cell office:value-type="float" office:value="0.374384" calcext:value-type="float">
            <text:p>0,374384</text:p>
          </table:table-cell>
          <table:table-cell office:value-type="float" office:value="0.000398089" calcext:value-type="float">
            <text:p>0,000398089</text:p>
          </table:table-cell>
          <table:table-cell office:value-type="float" office:value="0.160158" calcext:value-type="float">
            <text:p>0,1601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8344" calcext:value-type="float">
            <text:p>0,998344</text:p>
          </table:table-cell>
          <table:table-cell office:value-type="float" office:value="0.981761" calcext:value-type="float">
            <text:p>0,981761</text:p>
          </table:table-cell>
          <table:table-cell office:value-type="float" office:value="0.942332" calcext:value-type="float">
            <text:p>0,942332</text:p>
          </table:table-cell>
          <table:table-cell office:value-type="float" office:value="0.908144" calcext:value-type="float">
            <text:p>0,908144</text:p>
          </table:table-cell>
          <table:table-cell office:value-type="float" office:value="0.851664" calcext:value-type="float">
            <text:p>0,851664</text:p>
          </table:table-cell>
          <table:table-cell office:value-type="float" office:value="0.830549" calcext:value-type="float">
            <text:p>0,830549</text:p>
          </table:table-cell>
          <table:table-cell office:value-type="float" office:value="0.723422" calcext:value-type="float">
            <text:p>0,723422</text:p>
          </table:table-cell>
          <table:table-cell office:value-type="float" office:value="0.405803" calcext:value-type="float">
            <text:p>0,405803</text:p>
          </table:table-cell>
          <table:table-cell office:value-type="float" office:value="0" calcext:value-type="float">
            <text:p>0</text:p>
          </table:table-cell>
          <table:table-cell office:value-type="float" office:value="0.0910271" calcext:value-type="float">
            <text:p>0,09102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9699" calcext:value-type="float">
            <text:p>0,999699</text:p>
          </table:table-cell>
          <table:table-cell office:value-type="float" office:value="0.971976" calcext:value-type="float">
            <text:p>0,971976</text:p>
          </table:table-cell>
          <table:table-cell office:value-type="float" office:value="0.955653" calcext:value-type="float">
            <text:p>0,955653</text:p>
          </table:table-cell>
          <table:table-cell office:value-type="float" office:value="0.885429" calcext:value-type="float">
            <text:p>0,885429</text:p>
          </table:table-cell>
          <table:table-cell office:value-type="float" office:value="0.874565" calcext:value-type="float">
            <text:p>0,874565</text:p>
          </table:table-cell>
          <table:table-cell office:value-type="float" office:value="0.845012" calcext:value-type="float">
            <text:p>0,845012</text:p>
          </table:table-cell>
          <table:table-cell office:value-type="float" office:value="0.686363" calcext:value-type="float">
            <text:p>0,686363</text:p>
          </table:table-cell>
          <table:table-cell office:value-type="float" office:value="0.349614" calcext:value-type="float">
            <text:p>0,3496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8079" calcext:value-type="float">
            <text:p>0,998079</text:p>
          </table:table-cell>
          <table:table-cell office:value-type="float" office:value="0.99093" calcext:value-type="float">
            <text:p>0,99093</text:p>
          </table:table-cell>
          <table:table-cell office:value-type="float" office:value="0.939354" calcext:value-type="float">
            <text:p>0,939354</text:p>
          </table:table-cell>
          <table:table-cell office:value-type="float" office:value="0.877641" calcext:value-type="float">
            <text:p>0,877641</text:p>
          </table:table-cell>
          <table:table-cell office:value-type="float" office:value="0.836524" calcext:value-type="float">
            <text:p>0,836524</text:p>
          </table:table-cell>
          <table:table-cell office:value-type="float" office:value="0.816193" calcext:value-type="float">
            <text:p>0,816193</text:p>
          </table:table-cell>
          <table:table-cell office:value-type="float" office:value="0.724973" calcext:value-type="float">
            <text:p>0,724973</text:p>
          </table:table-cell>
          <table:table-cell office:value-type="float" office:value="0.175839" calcext:value-type="float">
            <text:p>0,1758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7139" calcext:value-type="float">
            <text:p>0,997139</text:p>
          </table:table-cell>
          <table:table-cell office:value-type="float" office:value="0.970335" calcext:value-type="float">
            <text:p>0,970335</text:p>
          </table:table-cell>
          <table:table-cell office:value-type="float" office:value="0.881778" calcext:value-type="float">
            <text:p>0,881778</text:p>
          </table:table-cell>
          <table:table-cell office:value-type="float" office:value="0.848469" calcext:value-type="float">
            <text:p>0,848469</text:p>
          </table:table-cell>
          <table:table-cell office:value-type="float" office:value="0.850941" calcext:value-type="float">
            <text:p>0,850941</text:p>
          </table:table-cell>
          <table:table-cell office:value-type="float" office:value="0.591638" calcext:value-type="float">
            <text:p>0,591638</text:p>
          </table:table-cell>
          <table:table-cell office:value-type="float" office:value="0.368765" calcext:value-type="float">
            <text:p>0,368765</text:p>
          </table:table-cell>
          <table:table-cell office:value-type="float" office:value="0.0834736" calcext:value-type="float">
            <text:p>0,08347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5972" calcext:value-type="float">
            <text:p>0,995972</text:p>
          </table:table-cell>
          <table:table-cell office:value-type="float" office:value="0.677768" calcext:value-type="float">
            <text:p>0,677768</text:p>
          </table:table-cell>
          <table:table-cell office:value-type="float" office:value="0.572795" calcext:value-type="float">
            <text:p>0,572795</text:p>
          </table:table-cell>
          <table:table-cell office:value-type="float" office:value="0.494798" calcext:value-type="float">
            <text:p>0,494798</text:p>
          </table:table-cell>
          <table:table-cell office:value-type="float" office:value="0.452172" calcext:value-type="float">
            <text:p>0,452172</text:p>
          </table:table-cell>
          <table:table-cell office:value-type="float" office:value="0.441908" calcext:value-type="float">
            <text:p>0,441908</text:p>
          </table:table-cell>
          <table:table-cell office:value-type="float" office:value="0.241408" calcext:value-type="float">
            <text:p>0,241408</text:p>
          </table:table-cell>
          <table:table-cell office:value-type="float" office:value="0.0621512" calcext:value-type="float">
            <text:p>0,06215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7569" calcext:value-type="float">
            <text:p>0,797569</text:p>
          </table:table-cell>
          <table:table-cell office:value-type="float" office:value="0.633856" calcext:value-type="float">
            <text:p>0,633856</text:p>
          </table:table-cell>
          <table:table-cell office:value-type="float" office:value="0.502777" calcext:value-type="float">
            <text:p>0,502777</text:p>
          </table:table-cell>
          <table:table-cell office:value-type="float" office:value="0.354999" calcext:value-type="float">
            <text:p>0,354999</text:p>
          </table:table-cell>
          <table:table-cell office:value-type="float" office:value="0.398923" calcext:value-type="float">
            <text:p>0,398923</text:p>
          </table:table-cell>
          <table:table-cell office:value-type="float" office:value="0.310926" calcext:value-type="float">
            <text:p>0,310926</text:p>
          </table:table-cell>
          <table:table-cell office:value-type="float" office:value="0.194652" calcext:value-type="float">
            <text:p>0,194652</text:p>
          </table:table-cell>
          <table:table-cell office:value-type="float" office:value="0.0127957" calcext:value-type="float">
            <text:p>0,01279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73887" calcext:value-type="float">
            <text:p>0,673887</text:p>
          </table:table-cell>
          <table:table-cell office:value-type="float" office:value="0.572561" calcext:value-type="float">
            <text:p>0,572561</text:p>
          </table:table-cell>
          <table:table-cell office:value-type="float" office:value="0.395502" calcext:value-type="float">
            <text:p>0,395502</text:p>
          </table:table-cell>
          <table:table-cell office:value-type="float" office:value="0.397944" calcext:value-type="float">
            <text:p>0,397944</text:p>
          </table:table-cell>
          <table:table-cell office:value-type="float" office:value="0.323503" calcext:value-type="float">
            <text:p>0,323503</text:p>
          </table:table-cell>
          <table:table-cell office:value-type="float" office:value="0.259349" calcext:value-type="float">
            <text:p>0,259349</text:p>
          </table:table-cell>
          <table:table-cell office:value-type="float" office:value="0.167149" calcext:value-type="float">
            <text:p>0,167149</text:p>
          </table:table-cell>
          <table:table-cell office:value-type="float" office:value="0.000385049" calcext:value-type="float">
            <text:p>0,0003850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66304" calcext:value-type="float">
            <text:p>0,666304</text:p>
          </table:table-cell>
          <table:table-cell office:value-type="float" office:value="0.579295" calcext:value-type="float">
            <text:p>0,579295</text:p>
          </table:table-cell>
          <table:table-cell office:value-type="float" office:value="0.586334" calcext:value-type="float">
            <text:p>0,586334</text:p>
          </table:table-cell>
          <table:table-cell office:value-type="float" office:value="0.452118" calcext:value-type="float">
            <text:p>0,452118</text:p>
          </table:table-cell>
          <table:table-cell office:value-type="float" office:value="0.323655" calcext:value-type="float">
            <text:p>0,323655</text:p>
          </table:table-cell>
          <table:table-cell office:value-type="float" office:value="0.248039" calcext:value-type="float">
            <text:p>0,248039</text:p>
          </table:table-cell>
          <table:table-cell office:value-type="float" office:value="0.187105" calcext:value-type="float">
            <text:p>0,187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09574" calcext:value-type="float">
            <text:p>0,709574</text:p>
          </table:table-cell>
          <table:table-cell office:value-type="float" office:value="0.597209" calcext:value-type="float">
            <text:p>0,597209</text:p>
          </table:table-cell>
          <table:table-cell office:value-type="float" office:value="0.594864" calcext:value-type="float">
            <text:p>0,594864</text:p>
          </table:table-cell>
          <table:table-cell office:value-type="float" office:value="0.477849" calcext:value-type="float">
            <text:p>0,477849</text:p>
          </table:table-cell>
          <table:table-cell office:value-type="float" office:value="0.411788" calcext:value-type="float">
            <text:p>0,411788</text:p>
          </table:table-cell>
          <table:table-cell office:value-type="float" office:value="0.317026" calcext:value-type="float">
            <text:p>0,317026</text:p>
          </table:table-cell>
          <table:table-cell office:value-type="float" office:value="0.180529" calcext:value-type="float">
            <text:p>0,1805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5907" calcext:value-type="float">
            <text:p>0,795907</text:p>
          </table:table-cell>
          <table:table-cell office:value-type="float" office:value="0.825255" calcext:value-type="float">
            <text:p>0,825255</text:p>
          </table:table-cell>
          <table:table-cell office:value-type="float" office:value="0.745919" calcext:value-type="float">
            <text:p>0,745919</text:p>
          </table:table-cell>
          <table:table-cell office:value-type="float" office:value="0.653049" calcext:value-type="float">
            <text:p>0,653049</text:p>
          </table:table-cell>
          <table:table-cell office:value-type="float" office:value="0.50636" calcext:value-type="float">
            <text:p>0,50636</text:p>
          </table:table-cell>
          <table:table-cell office:value-type="float" office:value="0.380998" calcext:value-type="float">
            <text:p>0,380998</text:p>
          </table:table-cell>
          <table:table-cell office:value-type="float" office:value="0.231336" calcext:value-type="float">
            <text:p>0,2313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29538" calcext:value-type="float">
            <text:p>0,929538</text:p>
          </table:table-cell>
          <table:table-cell office:value-type="float" office:value="0.881379" calcext:value-type="float">
            <text:p>0,881379</text:p>
          </table:table-cell>
          <table:table-cell office:value-type="float" office:value="0.826986" calcext:value-type="float">
            <text:p>0,826986</text:p>
          </table:table-cell>
          <table:table-cell office:value-type="float" office:value="0.777489" calcext:value-type="float">
            <text:p>0,777489</text:p>
          </table:table-cell>
          <table:table-cell office:value-type="float" office:value="0.69452" calcext:value-type="float">
            <text:p>0,69452</text:p>
          </table:table-cell>
          <table:table-cell office:value-type="float" office:value="0.448686" calcext:value-type="float">
            <text:p>0,448686</text:p>
          </table:table-cell>
          <table:table-cell office:value-type="float" office:value="0.250109" calcext:value-type="float">
            <text:p>0,2501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72005" calcext:value-type="float">
            <text:p>0,872005</text:p>
          </table:table-cell>
          <table:table-cell office:value-type="float" office:value="0.85736" calcext:value-type="float">
            <text:p>0,85736</text:p>
          </table:table-cell>
          <table:table-cell office:value-type="float" office:value="0.854326" calcext:value-type="float">
            <text:p>0,854326</text:p>
          </table:table-cell>
          <table:table-cell office:value-type="float" office:value="0.846075" calcext:value-type="float">
            <text:p>0,846075</text:p>
          </table:table-cell>
          <table:table-cell office:value-type="float" office:value="0.703846" calcext:value-type="float">
            <text:p>0,703846</text:p>
          </table:table-cell>
          <table:table-cell office:value-type="float" office:value="0.565678" calcext:value-type="float">
            <text:p>0,565678</text:p>
          </table:table-cell>
          <table:table-cell office:value-type="float" office:value="0.0182494" calcext:value-type="float">
            <text:p>0,01824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9312" calcext:value-type="float">
            <text:p>0,849312</text:p>
          </table:table-cell>
          <table:table-cell office:value-type="float" office:value="0.849091" calcext:value-type="float">
            <text:p>0,849091</text:p>
          </table:table-cell>
          <table:table-cell office:value-type="float" office:value="0.792538" calcext:value-type="float">
            <text:p>0,792538</text:p>
          </table:table-cell>
          <table:table-cell office:value-type="float" office:value="0.795057" calcext:value-type="float">
            <text:p>0,795057</text:p>
          </table:table-cell>
          <table:table-cell office:value-type="float" office:value="0.723724" calcext:value-type="float">
            <text:p>0,723724</text:p>
          </table:table-cell>
          <table:table-cell office:value-type="float" office:value="0.353532" calcext:value-type="float">
            <text:p>0,353532</text:p>
          </table:table-cell>
          <table:table-cell office:value-type="float" office:value="0.00055086" calcext:value-type="float">
            <text:p>0,000550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3374" calcext:value-type="float">
            <text:p>0,773374</text:p>
          </table:table-cell>
          <table:table-cell office:value-type="float" office:value="0.781981" calcext:value-type="float">
            <text:p>0,781981</text:p>
          </table:table-cell>
          <table:table-cell office:value-type="float" office:value="0.761688" calcext:value-type="float">
            <text:p>0,761688</text:p>
          </table:table-cell>
          <table:table-cell office:value-type="float" office:value="0.657433" calcext:value-type="float">
            <text:p>0,657433</text:p>
          </table:table-cell>
          <table:table-cell office:value-type="float" office:value="0.407868" calcext:value-type="float">
            <text:p>0,407868</text:p>
          </table:table-cell>
          <table:table-cell office:value-type="float" office:value="0.203145" calcext:value-type="float">
            <text:p>0,2031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0537" calcext:value-type="float">
            <text:p>0,490537</text:p>
          </table:table-cell>
          <table:table-cell office:value-type="float" office:value="0.49872" calcext:value-type="float">
            <text:p>0,49872</text:p>
          </table:table-cell>
          <table:table-cell office:value-type="float" office:value="0.465398" calcext:value-type="float">
            <text:p>0,465398</text:p>
          </table:table-cell>
          <table:table-cell office:value-type="float" office:value="0.429873" calcext:value-type="float">
            <text:p>0,429873</text:p>
          </table:table-cell>
          <table:table-cell office:value-type="float" office:value="0.269307" calcext:value-type="float">
            <text:p>0,269307</text:p>
          </table:table-cell>
          <table:table-cell office:value-type="float" office:value="0.164121" calcext:value-type="float">
            <text:p>0,16412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2598" calcext:value-type="float">
            <text:p>0,542598</text:p>
          </table:table-cell>
          <table:table-cell office:value-type="float" office:value="0.354693" calcext:value-type="float">
            <text:p>0,354693</text:p>
          </table:table-cell>
          <table:table-cell office:value-type="float" office:value="0.346631" calcext:value-type="float">
            <text:p>0,346631</text:p>
          </table:table-cell>
          <table:table-cell office:value-type="float" office:value="0.291539" calcext:value-type="float">
            <text:p>0,291539</text:p>
          </table:table-cell>
          <table:table-cell office:value-type="float" office:value="0.271968" calcext:value-type="float">
            <text:p>0,271968</text:p>
          </table:table-cell>
          <table:table-cell office:value-type="float" office:value="0.107309" calcext:value-type="float">
            <text:p>0,1073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89512" calcext:value-type="float">
            <text:p>0,389512</text:p>
          </table:table-cell>
          <table:table-cell office:value-type="float" office:value="0.364178" calcext:value-type="float">
            <text:p>0,364178</text:p>
          </table:table-cell>
          <table:table-cell office:value-type="float" office:value="0.34736" calcext:value-type="float">
            <text:p>0,34736</text:p>
          </table:table-cell>
          <table:table-cell office:value-type="float" office:value="0.289396" calcext:value-type="float">
            <text:p>0,289396</text:p>
          </table:table-cell>
          <table:table-cell office:value-type="float" office:value="0.188899" calcext:value-type="float">
            <text:p>0,188899</text:p>
          </table:table-cell>
          <table:table-cell office:value-type="float" office:value="0.0659892" calcext:value-type="float">
            <text:p>0,06598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71771" calcext:value-type="float">
            <text:p>0,471771</text:p>
          </table:table-cell>
          <table:table-cell office:value-type="float" office:value="0.481533" calcext:value-type="float">
            <text:p>0,481533</text:p>
          </table:table-cell>
          <table:table-cell office:value-type="float" office:value="0.312241" calcext:value-type="float">
            <text:p>0,312241</text:p>
          </table:table-cell>
          <table:table-cell office:value-type="float" office:value="0.28868" calcext:value-type="float">
            <text:p>0,28868</text:p>
          </table:table-cell>
          <table:table-cell office:value-type="float" office:value="0.206663" calcext:value-type="float">
            <text:p>0,206663</text:p>
          </table:table-cell>
          <table:table-cell office:value-type="float" office:value="0.0768778" calcext:value-type="float">
            <text:p>0,076877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07329" calcext:value-type="float">
            <text:p>0,507329</text:p>
          </table:table-cell>
          <table:table-cell office:value-type="float" office:value="0.418308" calcext:value-type="float">
            <text:p>0,418308</text:p>
          </table:table-cell>
          <table:table-cell office:value-type="float" office:value="0.361809" calcext:value-type="float">
            <text:p>0,361809</text:p>
          </table:table-cell>
          <table:table-cell office:value-type="float" office:value="0.293072" calcext:value-type="float">
            <text:p>0,293072</text:p>
          </table:table-cell>
          <table:table-cell office:value-type="float" office:value="0.235517" calcext:value-type="float">
            <text:p>0,235517</text:p>
          </table:table-cell>
          <table:table-cell office:value-type="float" office:value="0.08904" calcext:value-type="float">
            <text:p>0,089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43443" calcext:value-type="float">
            <text:p>0,743443</text:p>
          </table:table-cell>
          <table:table-cell office:value-type="float" office:value="0.667432" calcext:value-type="float">
            <text:p>0,667432</text:p>
          </table:table-cell>
          <table:table-cell office:value-type="float" office:value="0.534394" calcext:value-type="float">
            <text:p>0,534394</text:p>
          </table:table-cell>
          <table:table-cell office:value-type="float" office:value="0.367475" calcext:value-type="float">
            <text:p>0,367475</text:p>
          </table:table-cell>
          <table:table-cell office:value-type="float" office:value="0.287386" calcext:value-type="float">
            <text:p>0,287386</text:p>
          </table:table-cell>
          <table:table-cell office:value-type="float" office:value="0.0253409" calcext:value-type="float">
            <text:p>0,02534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35803" calcext:value-type="float">
            <text:p>0,835803</text:p>
          </table:table-cell>
          <table:table-cell office:value-type="float" office:value="0.786951" calcext:value-type="float">
            <text:p>0,786951</text:p>
          </table:table-cell>
          <table:table-cell office:value-type="float" office:value="0.655243" calcext:value-type="float">
            <text:p>0,655243</text:p>
          </table:table-cell>
          <table:table-cell office:value-type="float" office:value="0.458251" calcext:value-type="float">
            <text:p>0,458251</text:p>
          </table:table-cell>
          <table:table-cell office:value-type="float" office:value="0.336952" calcext:value-type="float">
            <text:p>0,3369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04319" calcext:value-type="float">
            <text:p>0,804319</text:p>
          </table:table-cell>
          <table:table-cell office:value-type="float" office:value="0.759207" calcext:value-type="float">
            <text:p>0,759207</text:p>
          </table:table-cell>
          <table:table-cell office:value-type="float" office:value="0.695687" calcext:value-type="float">
            <text:p>0,695687</text:p>
          </table:table-cell>
          <table:table-cell office:value-type="float" office:value="0.607401" calcext:value-type="float">
            <text:p>0,607401</text:p>
          </table:table-cell>
          <table:table-cell office:value-type="float" office:value="0.281822" calcext:value-type="float">
            <text:p>0,2818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97598" calcext:value-type="float">
            <text:p>0,797598</text:p>
          </table:table-cell>
          <table:table-cell office:value-type="float" office:value="0.739642" calcext:value-type="float">
            <text:p>0,739642</text:p>
          </table:table-cell>
          <table:table-cell office:value-type="float" office:value="0.706185" calcext:value-type="float">
            <text:p>0,706185</text:p>
          </table:table-cell>
          <table:table-cell office:value-type="float" office:value="0.51461" calcext:value-type="float">
            <text:p>0,51461</text:p>
          </table:table-cell>
          <table:table-cell office:value-type="float" office:value="0.0812253" calcext:value-type="float">
            <text:p>0,08122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13963" calcext:value-type="float">
            <text:p>0,713963</text:p>
          </table:table-cell>
          <table:table-cell office:value-type="float" office:value="0.671645" calcext:value-type="float">
            <text:p>0,671645</text:p>
          </table:table-cell>
          <table:table-cell office:value-type="float" office:value="0.575023" calcext:value-type="float">
            <text:p>0,575023</text:p>
          </table:table-cell>
          <table:table-cell office:value-type="float" office:value="0.322565" calcext:value-type="float">
            <text:p>0,322565</text:p>
          </table:table-cell>
          <table:table-cell office:value-type="float" office:value="0.057686" calcext:value-type="float">
            <text:p>0,05768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91467" calcext:value-type="float">
            <text:p>0,191467</text:p>
          </table:table-cell>
          <table:table-cell office:value-type="float" office:value="0.300716" calcext:value-type="float">
            <text:p>0,300716</text:p>
          </table:table-cell>
          <table:table-cell office:value-type="float" office:value="0.244268" calcext:value-type="float">
            <text:p>0,244268</text:p>
          </table:table-cell>
          <table:table-cell office:value-type="float" office:value="0.168589" calcext:value-type="float">
            <text:p>0,168589</text:p>
          </table:table-cell>
          <table:table-cell office:value-type="float" office:value="0.0241888" calcext:value-type="float">
            <text:p>0,02418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 table:number-rows-repeated="104853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ig-1_2000-4000-6000" table:style-name="ta1">
        <table:shapes>
          <draw:frame draw:z-index="0" draw:style-name="gr1" draw:text-style-name="P1" svg:width="5.9055in" svg:height="3.1496in" svg:x="4.4575in" svg:y="0.2205in">
            <draw:object draw:notify-on-update-of-ranges="'sig-1_2000-4000-6000'.A2:'sig-1_2000-4000-6000'.A41 'sig-1_2000-4000-6000'.B1:'sig-1_2000-4000-6000'.B1 'sig-1_2000-4000-6000'.B2:'sig-1_2000-4000-6000'.B41 'sig-1_2000-4000-6000'.A2:'sig-1_2000-4000-6000'.A41 'sig-1_2000-4000-6000'.C1:'sig-1_2000-4000-6000'.C1 'sig-1_2000-4000-6000'.C2:'sig-1_2000-4000-6000'.C41 'sig-1_2000-4000-6000'.A2:'sig-1_2000-4000-6000'.A41 'sig-1_2000-4000-6000'.D1:'sig-1_2000-4000-6000'.D1 'sig-1_2000-4000-6000'.D2:'sig-1_2000-4000-6000'.D4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=6000</text:p>
          </table:table-cell>
          <table:table-cell office:value-type="string" calcext:value-type="string">
            <text:p>t=4000</text:p>
          </table:table-cell>
          <table:table-cell office:value-type="string" calcext:value-type="string">
            <text:p>t=200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'01-sigma-010'.F2]" office:value-type="float" office:value="1" calcext:value-type="float">
            <text:p>1</text:p>
          </table:table-cell>
          <table:table-cell table:formula="of:=[$'01-sigma-010'.H2]" office:value-type="float" office:value="1" calcext:value-type="float">
            <text:p>1</text:p>
          </table:table-cell>
          <table:table-cell table:formula="of:=[$'01-sigma-010'.J2]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01-sigma-010'.F3]" office:value-type="float" office:value="1" calcext:value-type="float">
            <text:p>1</text:p>
          </table:table-cell>
          <table:table-cell table:formula="of:=[$'01-sigma-010'.H3]" office:value-type="float" office:value="1" calcext:value-type="float">
            <text:p>1</text:p>
          </table:table-cell>
          <table:table-cell table:formula="of:=[$'01-sigma-010'.J3]" office:value-type="float" office:value="0.999152" calcext:value-type="float">
            <text:p>0,999152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01-sigma-010'.F4]" office:value-type="float" office:value="1" calcext:value-type="float">
            <text:p>1</text:p>
          </table:table-cell>
          <table:table-cell table:formula="of:=[$'01-sigma-010'.H4]" office:value-type="float" office:value="0.997199" calcext:value-type="float">
            <text:p>0,997199</text:p>
          </table:table-cell>
          <table:table-cell table:formula="of:=[$'01-sigma-010'.J4]" office:value-type="float" office:value="0.97955" calcext:value-type="float">
            <text:p>0,9795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01-sigma-010'.F5]" office:value-type="float" office:value="0.985184" calcext:value-type="float">
            <text:p>0,985184</text:p>
          </table:table-cell>
          <table:table-cell table:formula="of:=[$'01-sigma-010'.H5]" office:value-type="float" office:value="0.946546" calcext:value-type="float">
            <text:p>0,946546</text:p>
          </table:table-cell>
          <table:table-cell table:formula="of:=[$'01-sigma-010'.J5]" office:value-type="float" office:value="0.907742" calcext:value-type="float">
            <text:p>0,90774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01-sigma-010'.F6]" office:value-type="float" office:value="0.929551" calcext:value-type="float">
            <text:p>0,929551</text:p>
          </table:table-cell>
          <table:table-cell table:formula="of:=[$'01-sigma-010'.H6]" office:value-type="float" office:value="0.923517" calcext:value-type="float">
            <text:p>0,923517</text:p>
          </table:table-cell>
          <table:table-cell table:formula="of:=[$'01-sigma-010'.J6]" office:value-type="float" office:value="0.677423" calcext:value-type="float">
            <text:p>0,677423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01-sigma-010'.F7]" office:value-type="float" office:value="0.996575" calcext:value-type="float">
            <text:p>0,996575</text:p>
          </table:table-cell>
          <table:table-cell table:formula="of:=[$'01-sigma-010'.H7]" office:value-type="float" office:value="0.977479" calcext:value-type="float">
            <text:p>0,977479</text:p>
          </table:table-cell>
          <table:table-cell table:formula="of:=[$'01-sigma-010'.J7]" office:value-type="float" office:value="0.793087" calcext:value-type="float">
            <text:p>0,793087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01-sigma-010'.F8]" office:value-type="float" office:value="0.98246" calcext:value-type="float">
            <text:p>0,98246</text:p>
          </table:table-cell>
          <table:table-cell table:formula="of:=[$'01-sigma-010'.H8]" office:value-type="float" office:value="0.965113" calcext:value-type="float">
            <text:p>0,965113</text:p>
          </table:table-cell>
          <table:table-cell table:formula="of:=[$'01-sigma-010'.J8]" office:value-type="float" office:value="0.776081" calcext:value-type="float">
            <text:p>0,776081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01-sigma-010'.F9]" office:value-type="float" office:value="0.992157" calcext:value-type="float">
            <text:p>0,992157</text:p>
          </table:table-cell>
          <table:table-cell table:formula="of:=[$'01-sigma-010'.H9]" office:value-type="float" office:value="0.963627" calcext:value-type="float">
            <text:p>0,963627</text:p>
          </table:table-cell>
          <table:table-cell table:formula="of:=[$'01-sigma-010'.J9]" office:value-type="float" office:value="0.779072" calcext:value-type="float">
            <text:p>0,779072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01-sigma-010'.F10]" office:value-type="float" office:value="0.99263" calcext:value-type="float">
            <text:p>0,99263</text:p>
          </table:table-cell>
          <table:table-cell table:formula="of:=[$'01-sigma-010'.H10]" office:value-type="float" office:value="0.95542" calcext:value-type="float">
            <text:p>0,95542</text:p>
          </table:table-cell>
          <table:table-cell table:formula="of:=[$'01-sigma-010'.J10]" office:value-type="float" office:value="0.778376" calcext:value-type="float">
            <text:p>0,77837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01-sigma-010'.F11]" office:value-type="float" office:value="0.990089" calcext:value-type="float">
            <text:p>0,990089</text:p>
          </table:table-cell>
          <table:table-cell table:formula="of:=[$'01-sigma-010'.H11]" office:value-type="float" office:value="0.940164" calcext:value-type="float">
            <text:p>0,940164</text:p>
          </table:table-cell>
          <table:table-cell table:formula="of:=[$'01-sigma-010'.J11]" office:value-type="float" office:value="0.581992" calcext:value-type="float">
            <text:p>0,581992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01-sigma-010'.F12]" office:value-type="float" office:value="0.982241" calcext:value-type="float">
            <text:p>0,982241</text:p>
          </table:table-cell>
          <table:table-cell table:formula="of:=[$'01-sigma-010'.H12]" office:value-type="float" office:value="0.937818" calcext:value-type="float">
            <text:p>0,937818</text:p>
          </table:table-cell>
          <table:table-cell table:formula="of:=[$'01-sigma-010'.J12]" office:value-type="float" office:value="0.263342" calcext:value-type="float">
            <text:p>0,263342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01-sigma-010'.F13]" office:value-type="float" office:value="0.976133" calcext:value-type="float">
            <text:p>0,976133</text:p>
          </table:table-cell>
          <table:table-cell table:formula="of:=[$'01-sigma-010'.H13]" office:value-type="float" office:value="0.872745" calcext:value-type="float">
            <text:p>0,872745</text:p>
          </table:table-cell>
          <table:table-cell table:formula="of:=[$'01-sigma-010'.J13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01-sigma-010'.F14]" office:value-type="float" office:value="0.965144" calcext:value-type="float">
            <text:p>0,965144</text:p>
          </table:table-cell>
          <table:table-cell table:formula="of:=[$'01-sigma-010'.H14]" office:value-type="float" office:value="0.873533" calcext:value-type="float">
            <text:p>0,873533</text:p>
          </table:table-cell>
          <table:table-cell table:formula="of:=[$'01-sigma-010'.J14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01-sigma-010'.F15]" office:value-type="float" office:value="0.864228" calcext:value-type="float">
            <text:p>0,864228</text:p>
          </table:table-cell>
          <table:table-cell table:formula="of:=[$'01-sigma-010'.H15]" office:value-type="float" office:value="0.564655" calcext:value-type="float">
            <text:p>0,564655</text:p>
          </table:table-cell>
          <table:table-cell table:formula="of:=[$'01-sigma-010'.J15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01-sigma-010'.F16]" office:value-type="float" office:value="0.835167" calcext:value-type="float">
            <text:p>0,835167</text:p>
          </table:table-cell>
          <table:table-cell table:formula="of:=[$'01-sigma-010'.H16]" office:value-type="float" office:value="0.604247" calcext:value-type="float">
            <text:p>0,604247</text:p>
          </table:table-cell>
          <table:table-cell table:formula="of:=[$'01-sigma-010'.J1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01-sigma-010'.F17]" office:value-type="float" office:value="0.909816" calcext:value-type="float">
            <text:p>0,909816</text:p>
          </table:table-cell>
          <table:table-cell table:formula="of:=[$'01-sigma-010'.H17]" office:value-type="float" office:value="0.725526" calcext:value-type="float">
            <text:p>0,725526</text:p>
          </table:table-cell>
          <table:table-cell table:formula="of:=[$'01-sigma-010'.J1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01-sigma-010'.F18]" office:value-type="float" office:value="0.92939" calcext:value-type="float">
            <text:p>0,92939</text:p>
          </table:table-cell>
          <table:table-cell table:formula="of:=[$'01-sigma-010'.H18]" office:value-type="float" office:value="0.700425" calcext:value-type="float">
            <text:p>0,700425</text:p>
          </table:table-cell>
          <table:table-cell table:formula="of:=[$'01-sigma-010'.J18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01-sigma-010'.F19]" office:value-type="float" office:value="0.952101" calcext:value-type="float">
            <text:p>0,952101</text:p>
          </table:table-cell>
          <table:table-cell table:formula="of:=[$'01-sigma-010'.H19]" office:value-type="float" office:value="0.713431" calcext:value-type="float">
            <text:p>0,713431</text:p>
          </table:table-cell>
          <table:table-cell table:formula="of:=[$'01-sigma-010'.J19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01-sigma-010'.F20]" office:value-type="float" office:value="0.917119" calcext:value-type="float">
            <text:p>0,917119</text:p>
          </table:table-cell>
          <table:table-cell table:formula="of:=[$'01-sigma-010'.H20]" office:value-type="float" office:value="0.645093" calcext:value-type="float">
            <text:p>0,645093</text:p>
          </table:table-cell>
          <table:table-cell table:formula="of:=[$'01-sigma-010'.J2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01-sigma-010'.F21]" office:value-type="float" office:value="0.887988" calcext:value-type="float">
            <text:p>0,887988</text:p>
          </table:table-cell>
          <table:table-cell table:formula="of:=[$'01-sigma-010'.H21]" office:value-type="float" office:value="0.447065" calcext:value-type="float">
            <text:p>0,447065</text:p>
          </table:table-cell>
          <table:table-cell table:formula="of:=[$'01-sigma-010'.J21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01-sigma-010'.F22]" office:value-type="float" office:value="0.878023" calcext:value-type="float">
            <text:p>0,878023</text:p>
          </table:table-cell>
          <table:table-cell table:formula="of:=[$'01-sigma-010'.H22]" office:value-type="float" office:value="0.251838" calcext:value-type="float">
            <text:p>0,251838</text:p>
          </table:table-cell>
          <table:table-cell table:formula="of:=[$'01-sigma-010'.J22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01-sigma-010'.F23]" office:value-type="float" office:value="0.735839" calcext:value-type="float">
            <text:p>0,735839</text:p>
          </table:table-cell>
          <table:table-cell table:formula="of:=[$'01-sigma-010'.H23]" office:value-type="float" office:value="0.0731844" calcext:value-type="float">
            <text:p>0,0731844</text:p>
          </table:table-cell>
          <table:table-cell table:formula="of:=[$'01-sigma-010'.J23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01-sigma-010'.F24]" office:value-type="float" office:value="0.673608" calcext:value-type="float">
            <text:p>0,673608</text:p>
          </table:table-cell>
          <table:table-cell table:formula="of:=[$'01-sigma-010'.H24]" office:value-type="float" office:value="0" calcext:value-type="float">
            <text:p>0</text:p>
          </table:table-cell>
          <table:table-cell table:formula="of:=[$'01-sigma-010'.J24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01-sigma-010'.F25]" office:value-type="float" office:value="0.588827" calcext:value-type="float">
            <text:p>0,588827</text:p>
          </table:table-cell>
          <table:table-cell table:formula="of:=[$'01-sigma-010'.H25]" office:value-type="float" office:value="0" calcext:value-type="float">
            <text:p>0</text:p>
          </table:table-cell>
          <table:table-cell table:formula="of:=[$'01-sigma-010'.J25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01-sigma-010'.F26]" office:value-type="float" office:value="0.501995" calcext:value-type="float">
            <text:p>0,501995</text:p>
          </table:table-cell>
          <table:table-cell table:formula="of:=[$'01-sigma-010'.H26]" office:value-type="float" office:value="0" calcext:value-type="float">
            <text:p>0</text:p>
          </table:table-cell>
          <table:table-cell table:formula="of:=[$'01-sigma-010'.J2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01-sigma-010'.F27]" office:value-type="float" office:value="0.635868" calcext:value-type="float">
            <text:p>0,635868</text:p>
          </table:table-cell>
          <table:table-cell table:formula="of:=[$'01-sigma-010'.H27]" office:value-type="float" office:value="0" calcext:value-type="float">
            <text:p>0</text:p>
          </table:table-cell>
          <table:table-cell table:formula="of:=[$'01-sigma-010'.J2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01-sigma-010'.F28]" office:value-type="float" office:value="0.655443" calcext:value-type="float">
            <text:p>0,655443</text:p>
          </table:table-cell>
          <table:table-cell table:formula="of:=[$'01-sigma-010'.H28]" office:value-type="float" office:value="0" calcext:value-type="float">
            <text:p>0</text:p>
          </table:table-cell>
          <table:table-cell table:formula="of:=[$'01-sigma-010'.J28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01-sigma-010'.F29]" office:value-type="float" office:value="0.668689" calcext:value-type="float">
            <text:p>0,668689</text:p>
          </table:table-cell>
          <table:table-cell table:formula="of:=[$'01-sigma-010'.H29]" office:value-type="float" office:value="0" calcext:value-type="float">
            <text:p>0</text:p>
          </table:table-cell>
          <table:table-cell table:formula="of:=[$'01-sigma-010'.J29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01-sigma-010'.F30]" office:value-type="float" office:value="0.575002" calcext:value-type="float">
            <text:p>0,575002</text:p>
          </table:table-cell>
          <table:table-cell table:formula="of:=[$'01-sigma-010'.H30]" office:value-type="float" office:value="0" calcext:value-type="float">
            <text:p>0</text:p>
          </table:table-cell>
          <table:table-cell table:formula="of:=[$'01-sigma-010'.J3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01-sigma-010'.F31]" office:value-type="float" office:value="0.363138" calcext:value-type="float">
            <text:p>0,363138</text:p>
          </table:table-cell>
          <table:table-cell table:formula="of:=[$'01-sigma-010'.H31]" office:value-type="float" office:value="0" calcext:value-type="float">
            <text:p>0</text:p>
          </table:table-cell>
          <table:table-cell table:formula="of:=[$'01-sigma-010'.J31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01-sigma-010'.F32]" office:value-type="float" office:value="0.254556" calcext:value-type="float">
            <text:p>0,254556</text:p>
          </table:table-cell>
          <table:table-cell table:formula="of:=[$'01-sigma-010'.H32]" office:value-type="float" office:value="0" calcext:value-type="float">
            <text:p>0</text:p>
          </table:table-cell>
          <table:table-cell table:formula="of:=[$'01-sigma-010'.J32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01-sigma-010'.F33]" office:value-type="float" office:value="0.0400281" calcext:value-type="float">
            <text:p>0,0400281</text:p>
          </table:table-cell>
          <table:table-cell table:formula="of:=[$'01-sigma-010'.H33]" office:value-type="float" office:value="0" calcext:value-type="float">
            <text:p>0</text:p>
          </table:table-cell>
          <table:table-cell table:formula="of:=[$'01-sigma-010'.J33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01-sigma-010'.F34]" office:value-type="float" office:value="0" calcext:value-type="float">
            <text:p>0</text:p>
          </table:table-cell>
          <table:table-cell table:formula="of:=[$'01-sigma-010'.H34]" office:value-type="float" office:value="0" calcext:value-type="float">
            <text:p>0</text:p>
          </table:table-cell>
          <table:table-cell table:formula="of:=[$'01-sigma-010'.J34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01-sigma-010'.F35]" office:value-type="float" office:value="0" calcext:value-type="float">
            <text:p>0</text:p>
          </table:table-cell>
          <table:table-cell table:formula="of:=[$'01-sigma-010'.H35]" office:value-type="float" office:value="0" calcext:value-type="float">
            <text:p>0</text:p>
          </table:table-cell>
          <table:table-cell table:formula="of:=[$'01-sigma-010'.J35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01-sigma-010'.F36]" office:value-type="float" office:value="0" calcext:value-type="float">
            <text:p>0</text:p>
          </table:table-cell>
          <table:table-cell table:formula="of:=[$'01-sigma-010'.H36]" office:value-type="float" office:value="0" calcext:value-type="float">
            <text:p>0</text:p>
          </table:table-cell>
          <table:table-cell table:formula="of:=[$'01-sigma-010'.J3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01-sigma-010'.F37]" office:value-type="float" office:value="0" calcext:value-type="float">
            <text:p>0</text:p>
          </table:table-cell>
          <table:table-cell table:formula="of:=[$'01-sigma-010'.H37]" office:value-type="float" office:value="0" calcext:value-type="float">
            <text:p>0</text:p>
          </table:table-cell>
          <table:table-cell table:formula="of:=[$'01-sigma-010'.J3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01-sigma-010'.F38]" office:value-type="float" office:value="0" calcext:value-type="float">
            <text:p>0</text:p>
          </table:table-cell>
          <table:table-cell table:formula="of:=[$'01-sigma-010'.H38]" office:value-type="float" office:value="0" calcext:value-type="float">
            <text:p>0</text:p>
          </table:table-cell>
          <table:table-cell table:formula="of:=[$'01-sigma-010'.J38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01-sigma-010'.F39]" office:value-type="float" office:value="0" calcext:value-type="float">
            <text:p>0</text:p>
          </table:table-cell>
          <table:table-cell table:formula="of:=[$'01-sigma-010'.H39]" office:value-type="float" office:value="0" calcext:value-type="float">
            <text:p>0</text:p>
          </table:table-cell>
          <table:table-cell table:formula="of:=[$'01-sigma-010'.J39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01-sigma-010'.F40]" office:value-type="float" office:value="0" calcext:value-type="float">
            <text:p>0</text:p>
          </table:table-cell>
          <table:table-cell table:formula="of:=[$'01-sigma-010'.H40]" office:value-type="float" office:value="0" calcext:value-type="float">
            <text:p>0</text:p>
          </table:table-cell>
          <table:table-cell table:formula="of:=[$'01-sigma-010'.J4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01-sigma-010'.F41]" office:value-type="float" office:value="0" calcext:value-type="float">
            <text:p>0</text:p>
          </table:table-cell>
          <table:table-cell table:formula="of:=[$'01-sigma-010'.H41]" office:value-type="float" office:value="0" calcext:value-type="float">
            <text:p>0</text:p>
          </table:table-cell>
          <table:table-cell table:formula="of:=[$'01-sigma-010'.J41]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104853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-at-t-4000" table:style-name="ta1">
        <table:shapes>
          <draw:frame draw:z-index="0" draw:style-name="gr1" draw:text-style-name="P1" svg:width="6.4913in" svg:height="3.4622in" svg:x="3.6917in" svg:y="0.3669in">
            <draw:object draw:notify-on-update-of-ranges="'s-at-t-4000'.A1:'s-at-t-4000'.A41 's-at-t-4000'.B1:'s-at-t-4000'.B1 's-at-t-4000'.B1:'s-at-t-4000'.B41 's-at-t-4000'.A2:'s-at-t-4000'.A41 's-at-t-4000'.C1:'s-at-t-4000'.C1 's-at-t-4000'.C2:'s-at-t-4000'.C41 's-at-t-4000'.A2:'s-at-t-4000'.A41 's-at-t-4000'.D1:'s-at-t-4000'.D1 's-at-t-4000'.D2:'s-at-t-4000'.D4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Sigma-010</text:p>
          </table:table-cell>
          <table:table-cell office:value-type="string" calcext:value-type="string">
            <text:p>Sigma-100</text:p>
          </table:table-cell>
          <table:table-cell office:value-type="string" calcext:value-type="string">
            <text:p>Sigma-50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formula="of:=[$'03-sigma-500'.G2]" office:value-type="float" office:value="1" calcext:value-type="float">
            <text:p>1</text:p>
          </table:table-cell>
          <table:table-cell table:style-name="Default" table:formula="of:=[$'02-sigma-100'.G2]" office:value-type="float" office:value="1" calcext:value-type="float">
            <text:p>1</text:p>
          </table:table-cell>
          <table:table-cell table:style-name="Default" table:formula="of:=[$'01-sigma-010'.H2]" office:value-type="float" office:value="1" calcext:value-type="float">
            <text:p>1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[$'03-sigma-500'.G3]" office:value-type="float" office:value="0.841731" calcext:value-type="float">
            <text:p>0,841731</text:p>
          </table:table-cell>
          <table:table-cell table:style-name="Default" table:formula="of:=[$'02-sigma-100'.G3]" office:value-type="float" office:value="0.769999" calcext:value-type="float">
            <text:p>0,769999</text:p>
          </table:table-cell>
          <table:table-cell table:style-name="Default" table:formula="of:=[$'01-sigma-010'.H3]" office:value-type="float" office:value="1" calcext:value-type="float">
            <text:p>1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[$'03-sigma-500'.G4]" office:value-type="float" office:value="0.96024" calcext:value-type="float">
            <text:p>0,96024</text:p>
          </table:table-cell>
          <table:table-cell table:style-name="Default" table:formula="of:=[$'02-sigma-100'.G4]" office:value-type="float" office:value="0.92313" calcext:value-type="float">
            <text:p>0,92313</text:p>
          </table:table-cell>
          <table:table-cell table:style-name="Default" table:formula="of:=[$'01-sigma-010'.H4]" office:value-type="float" office:value="0.997199" calcext:value-type="float">
            <text:p>0,997199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[$'03-sigma-500'.G5]" office:value-type="float" office:value="0.957765" calcext:value-type="float">
            <text:p>0,957765</text:p>
          </table:table-cell>
          <table:table-cell table:style-name="Default" table:formula="of:=[$'02-sigma-100'.G5]" office:value-type="float" office:value="0.881039" calcext:value-type="float">
            <text:p>0,881039</text:p>
          </table:table-cell>
          <table:table-cell table:style-name="Default" table:formula="of:=[$'01-sigma-010'.H5]" office:value-type="float" office:value="0.946546" calcext:value-type="float">
            <text:p>0,946546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[$'03-sigma-500'.G6]" office:value-type="float" office:value="0.954432" calcext:value-type="float">
            <text:p>0,954432</text:p>
          </table:table-cell>
          <table:table-cell table:style-name="Default" table:formula="of:=[$'02-sigma-100'.G6]" office:value-type="float" office:value="0.923648" calcext:value-type="float">
            <text:p>0,923648</text:p>
          </table:table-cell>
          <table:table-cell table:style-name="Default" table:formula="of:=[$'01-sigma-010'.H6]" office:value-type="float" office:value="0.923517" calcext:value-type="float">
            <text:p>0,923517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[$'03-sigma-500'.G7]" office:value-type="float" office:value="0.989286" calcext:value-type="float">
            <text:p>0,989286</text:p>
          </table:table-cell>
          <table:table-cell table:style-name="Default" table:formula="of:=[$'02-sigma-100'.G7]" office:value-type="float" office:value="0.971475" calcext:value-type="float">
            <text:p>0,971475</text:p>
          </table:table-cell>
          <table:table-cell table:style-name="Default" table:formula="of:=[$'01-sigma-010'.H7]" office:value-type="float" office:value="0.977479" calcext:value-type="float">
            <text:p>0,977479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[$'03-sigma-500'.G8]" office:value-type="float" office:value="0.995178" calcext:value-type="float">
            <text:p>0,995178</text:p>
          </table:table-cell>
          <table:table-cell table:style-name="Default" table:formula="of:=[$'02-sigma-100'.G8]" office:value-type="float" office:value="0.991531" calcext:value-type="float">
            <text:p>0,991531</text:p>
          </table:table-cell>
          <table:table-cell table:style-name="Default" table:formula="of:=[$'01-sigma-010'.H8]" office:value-type="float" office:value="0.965113" calcext:value-type="float">
            <text:p>0,965113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[$'03-sigma-500'.G9]" office:value-type="float" office:value="0.993784" calcext:value-type="float">
            <text:p>0,993784</text:p>
          </table:table-cell>
          <table:table-cell table:style-name="Default" table:formula="of:=[$'02-sigma-100'.G9]" office:value-type="float" office:value="0.972082" calcext:value-type="float">
            <text:p>0,972082</text:p>
          </table:table-cell>
          <table:table-cell table:style-name="Default" table:formula="of:=[$'01-sigma-010'.H9]" office:value-type="float" office:value="0.963627" calcext:value-type="float">
            <text:p>0,963627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[$'03-sigma-500'.G10]" office:value-type="float" office:value="0.993243" calcext:value-type="float">
            <text:p>0,993243</text:p>
          </table:table-cell>
          <table:table-cell table:style-name="Default" table:formula="of:=[$'02-sigma-100'.G10]" office:value-type="float" office:value="0.977506" calcext:value-type="float">
            <text:p>0,977506</text:p>
          </table:table-cell>
          <table:table-cell table:style-name="Default" table:formula="of:=[$'01-sigma-010'.H10]" office:value-type="float" office:value="0.95542" calcext:value-type="float">
            <text:p>0,95542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[$'03-sigma-500'.G11]" office:value-type="float" office:value="0.634307" calcext:value-type="float">
            <text:p>0,634307</text:p>
          </table:table-cell>
          <table:table-cell table:style-name="Default" table:formula="of:=[$'02-sigma-100'.G11]" office:value-type="float" office:value="0.979529" calcext:value-type="float">
            <text:p>0,979529</text:p>
          </table:table-cell>
          <table:table-cell table:style-name="Default" table:formula="of:=[$'01-sigma-010'.H11]" office:value-type="float" office:value="0.940164" calcext:value-type="float">
            <text:p>0,940164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[$'03-sigma-500'.G12]" office:value-type="float" office:value="0.471477" calcext:value-type="float">
            <text:p>0,471477</text:p>
          </table:table-cell>
          <table:table-cell table:style-name="Default" table:formula="of:=[$'02-sigma-100'.G12]" office:value-type="float" office:value="0.790668" calcext:value-type="float">
            <text:p>0,790668</text:p>
          </table:table-cell>
          <table:table-cell table:style-name="Default" table:formula="of:=[$'01-sigma-010'.H12]" office:value-type="float" office:value="0.937818" calcext:value-type="float">
            <text:p>0,937818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formula="of:=[$'03-sigma-500'.G13]" office:value-type="float" office:value="0.403002" calcext:value-type="float">
            <text:p>0,403002</text:p>
          </table:table-cell>
          <table:table-cell table:style-name="Default" table:formula="of:=[$'02-sigma-100'.G13]" office:value-type="float" office:value="0.548893" calcext:value-type="float">
            <text:p>0,548893</text:p>
          </table:table-cell>
          <table:table-cell table:style-name="Default" table:formula="of:=[$'01-sigma-010'.H13]" office:value-type="float" office:value="0.872745" calcext:value-type="float">
            <text:p>0,872745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formula="of:=[$'03-sigma-500'.G14]" office:value-type="float" office:value="0.512927" calcext:value-type="float">
            <text:p>0,512927</text:p>
          </table:table-cell>
          <table:table-cell table:style-name="Default" table:formula="of:=[$'02-sigma-100'.G14]" office:value-type="float" office:value="0.485174" calcext:value-type="float">
            <text:p>0,485174</text:p>
          </table:table-cell>
          <table:table-cell table:style-name="Default" table:formula="of:=[$'01-sigma-010'.H14]" office:value-type="float" office:value="0.873533" calcext:value-type="float">
            <text:p>0,873533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formula="of:=[$'03-sigma-500'.G15]" office:value-type="float" office:value="0.588334" calcext:value-type="float">
            <text:p>0,588334</text:p>
          </table:table-cell>
          <table:table-cell table:style-name="Default" table:formula="of:=[$'02-sigma-100'.G15]" office:value-type="float" office:value="0.498545" calcext:value-type="float">
            <text:p>0,498545</text:p>
          </table:table-cell>
          <table:table-cell table:style-name="Default" table:formula="of:=[$'01-sigma-010'.H15]" office:value-type="float" office:value="0.564655" calcext:value-type="float">
            <text:p>0,564655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formula="of:=[$'03-sigma-500'.G16]" office:value-type="float" office:value="0.7535" calcext:value-type="float">
            <text:p>0,7535</text:p>
          </table:table-cell>
          <table:table-cell table:style-name="Default" table:formula="of:=[$'02-sigma-100'.G16]" office:value-type="float" office:value="0.632788" calcext:value-type="float">
            <text:p>0,632788</text:p>
          </table:table-cell>
          <table:table-cell table:style-name="Default" table:formula="of:=[$'01-sigma-010'.H16]" office:value-type="float" office:value="0.604247" calcext:value-type="float">
            <text:p>0,604247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formula="of:=[$'03-sigma-500'.G17]" office:value-type="float" office:value="0.830549" calcext:value-type="float">
            <text:p>0,830549</text:p>
          </table:table-cell>
          <table:table-cell table:style-name="Default" table:formula="of:=[$'02-sigma-100'.G17]" office:value-type="float" office:value="0.830057" calcext:value-type="float">
            <text:p>0,830057</text:p>
          </table:table-cell>
          <table:table-cell table:style-name="Default" table:formula="of:=[$'01-sigma-010'.H17]" office:value-type="float" office:value="0.725526" calcext:value-type="float">
            <text:p>0,725526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formula="of:=[$'03-sigma-500'.G18]" office:value-type="float" office:value="0.845012" calcext:value-type="float">
            <text:p>0,845012</text:p>
          </table:table-cell>
          <table:table-cell table:style-name="Default" table:formula="of:=[$'02-sigma-100'.G18]" office:value-type="float" office:value="0.838815" calcext:value-type="float">
            <text:p>0,838815</text:p>
          </table:table-cell>
          <table:table-cell table:style-name="Default" table:formula="of:=[$'01-sigma-010'.H18]" office:value-type="float" office:value="0.700425" calcext:value-type="float">
            <text:p>0,700425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formula="of:=[$'03-sigma-500'.G19]" office:value-type="float" office:value="0.816193" calcext:value-type="float">
            <text:p>0,816193</text:p>
          </table:table-cell>
          <table:table-cell table:style-name="Default" table:formula="of:=[$'02-sigma-100'.G19]" office:value-type="float" office:value="0.800626" calcext:value-type="float">
            <text:p>0,800626</text:p>
          </table:table-cell>
          <table:table-cell table:style-name="Default" table:formula="of:=[$'01-sigma-010'.H19]" office:value-type="float" office:value="0.713431" calcext:value-type="float">
            <text:p>0,713431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formula="of:=[$'03-sigma-500'.G20]" office:value-type="float" office:value="0.591638" calcext:value-type="float">
            <text:p>0,591638</text:p>
          </table:table-cell>
          <table:table-cell table:style-name="Default" table:formula="of:=[$'02-sigma-100'.G20]" office:value-type="float" office:value="0.704853" calcext:value-type="float">
            <text:p>0,704853</text:p>
          </table:table-cell>
          <table:table-cell table:style-name="Default" table:formula="of:=[$'01-sigma-010'.H20]" office:value-type="float" office:value="0.645093" calcext:value-type="float">
            <text:p>0,645093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formula="of:=[$'03-sigma-500'.G21]" office:value-type="float" office:value="0.441908" calcext:value-type="float">
            <text:p>0,441908</text:p>
          </table:table-cell>
          <table:table-cell table:style-name="Default" table:formula="of:=[$'02-sigma-100'.G21]" office:value-type="float" office:value="0.50823" calcext:value-type="float">
            <text:p>0,50823</text:p>
          </table:table-cell>
          <table:table-cell table:style-name="Default" table:formula="of:=[$'01-sigma-010'.H21]" office:value-type="float" office:value="0.447065" calcext:value-type="float">
            <text:p>0,447065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[$'03-sigma-500'.G22]" office:value-type="float" office:value="0.310926" calcext:value-type="float">
            <text:p>0,310926</text:p>
          </table:table-cell>
          <table:table-cell table:style-name="Default" table:formula="of:=[$'02-sigma-100'.G22]" office:value-type="float" office:value="0.28893" calcext:value-type="float">
            <text:p>0,28893</text:p>
          </table:table-cell>
          <table:table-cell table:style-name="Default" table:formula="of:=[$'01-sigma-010'.H22]" office:value-type="float" office:value="0.251838" calcext:value-type="float">
            <text:p>0,251838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[$'03-sigma-500'.G23]" office:value-type="float" office:value="0.259349" calcext:value-type="float">
            <text:p>0,259349</text:p>
          </table:table-cell>
          <table:table-cell table:style-name="Default" table:formula="of:=[$'02-sigma-100'.G23]" office:value-type="float" office:value="0.329785" calcext:value-type="float">
            <text:p>0,329785</text:p>
          </table:table-cell>
          <table:table-cell table:style-name="Default" table:formula="of:=[$'01-sigma-010'.H23]" office:value-type="float" office:value="0.0731844" calcext:value-type="float">
            <text:p>0,0731844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[$'03-sigma-500'.G24]" office:value-type="float" office:value="0.248039" calcext:value-type="float">
            <text:p>0,248039</text:p>
          </table:table-cell>
          <table:table-cell table:style-name="Default" table:formula="of:=[$'02-sigma-100'.G24]" office:value-type="float" office:value="0.229323" calcext:value-type="float">
            <text:p>0,229323</text:p>
          </table:table-cell>
          <table:table-cell table:style-name="Default" table:formula="of:=[$'01-sigma-010'.H24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[$'03-sigma-500'.G25]" office:value-type="float" office:value="0.317026" calcext:value-type="float">
            <text:p>0,317026</text:p>
          </table:table-cell>
          <table:table-cell table:style-name="Default" table:formula="of:=[$'02-sigma-100'.G25]" office:value-type="float" office:value="0.306877" calcext:value-type="float">
            <text:p>0,306877</text:p>
          </table:table-cell>
          <table:table-cell table:style-name="Default" table:formula="of:=[$'01-sigma-010'.H25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[$'03-sigma-500'.G26]" office:value-type="float" office:value="0.380998" calcext:value-type="float">
            <text:p>0,380998</text:p>
          </table:table-cell>
          <table:table-cell table:style-name="Default" table:formula="of:=[$'02-sigma-100'.G26]" office:value-type="float" office:value="0.306185" calcext:value-type="float">
            <text:p>0,306185</text:p>
          </table:table-cell>
          <table:table-cell table:style-name="Default" table:formula="of:=[$'01-sigma-010'.H26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[$'03-sigma-500'.G27]" office:value-type="float" office:value="0.448686" calcext:value-type="float">
            <text:p>0,448686</text:p>
          </table:table-cell>
          <table:table-cell table:style-name="Default" table:formula="of:=[$'02-sigma-100'.G27]" office:value-type="float" office:value="0.398321" calcext:value-type="float">
            <text:p>0,398321</text:p>
          </table:table-cell>
          <table:table-cell table:style-name="Default" table:formula="of:=[$'01-sigma-010'.H27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[$'03-sigma-500'.G28]" office:value-type="float" office:value="0.565678" calcext:value-type="float">
            <text:p>0,565678</text:p>
          </table:table-cell>
          <table:table-cell table:style-name="Default" table:formula="of:=[$'02-sigma-100'.G28]" office:value-type="float" office:value="0.288359" calcext:value-type="float">
            <text:p>0,288359</text:p>
          </table:table-cell>
          <table:table-cell table:style-name="Default" table:formula="of:=[$'01-sigma-010'.H28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[$'03-sigma-500'.G29]" office:value-type="float" office:value="0.353532" calcext:value-type="float">
            <text:p>0,353532</text:p>
          </table:table-cell>
          <table:table-cell table:style-name="Default" table:formula="of:=[$'02-sigma-100'.G29]" office:value-type="float" office:value="0.0570194" calcext:value-type="float">
            <text:p>0,0570194</text:p>
          </table:table-cell>
          <table:table-cell table:style-name="Default" table:formula="of:=[$'01-sigma-010'.H29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[$'03-sigma-500'.G30]" office:value-type="float" office:value="0.203145" calcext:value-type="float">
            <text:p>0,203145</text:p>
          </table:table-cell>
          <table:table-cell table:style-name="Default" table:formula="of:=[$'02-sigma-100'.G30]" office:value-type="float" office:value="0.00256792" calcext:value-type="float">
            <text:p>0,00256792</text:p>
          </table:table-cell>
          <table:table-cell table:style-name="Default" table:formula="of:=[$'01-sigma-010'.H30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[$'03-sigma-500'.G31]" office:value-type="float" office:value="0.164121" calcext:value-type="float">
            <text:p>0,164121</text:p>
          </table:table-cell>
          <table:table-cell table:style-name="Default" table:formula="of:=[$'02-sigma-100'.G31]" office:value-type="float" office:value="0" calcext:value-type="float">
            <text:p>0</text:p>
          </table:table-cell>
          <table:table-cell table:style-name="Default" table:formula="of:=[$'01-sigma-010'.H31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[$'03-sigma-500'.G32]" office:value-type="float" office:value="0.107309" calcext:value-type="float">
            <text:p>0,107309</text:p>
          </table:table-cell>
          <table:table-cell table:style-name="Default" table:formula="of:=[$'02-sigma-100'.G32]" office:value-type="float" office:value="0" calcext:value-type="float">
            <text:p>0</text:p>
          </table:table-cell>
          <table:table-cell table:style-name="Default" table:formula="of:=[$'01-sigma-010'.H32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[$'03-sigma-500'.G33]" office:value-type="float" office:value="0.0659892" calcext:value-type="float">
            <text:p>0,0659892</text:p>
          </table:table-cell>
          <table:table-cell table:style-name="Default" table:formula="of:=[$'02-sigma-100'.G33]" office:value-type="float" office:value="0" calcext:value-type="float">
            <text:p>0</text:p>
          </table:table-cell>
          <table:table-cell table:style-name="Default" table:formula="of:=[$'01-sigma-010'.H33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[$'03-sigma-500'.G34]" office:value-type="float" office:value="0.0768778" calcext:value-type="float">
            <text:p>0,0768778</text:p>
          </table:table-cell>
          <table:table-cell table:style-name="Default" table:formula="of:=[$'02-sigma-100'.G34]" office:value-type="float" office:value="0" calcext:value-type="float">
            <text:p>0</text:p>
          </table:table-cell>
          <table:table-cell table:style-name="Default" table:formula="of:=[$'01-sigma-010'.H34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[$'03-sigma-500'.G35]" office:value-type="float" office:value="0.08904" calcext:value-type="float">
            <text:p>0,08904</text:p>
          </table:table-cell>
          <table:table-cell table:style-name="Default" table:formula="of:=[$'02-sigma-100'.G35]" office:value-type="float" office:value="0" calcext:value-type="float">
            <text:p>0</text:p>
          </table:table-cell>
          <table:table-cell table:style-name="Default" table:formula="of:=[$'01-sigma-010'.H35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[$'03-sigma-500'.G36]" office:value-type="float" office:value="0.0253409" calcext:value-type="float">
            <text:p>0,0253409</text:p>
          </table:table-cell>
          <table:table-cell table:style-name="Default" table:formula="of:=[$'02-sigma-100'.G36]" office:value-type="float" office:value="0" calcext:value-type="float">
            <text:p>0</text:p>
          </table:table-cell>
          <table:table-cell table:style-name="Default" table:formula="of:=[$'01-sigma-010'.H36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[$'03-sigma-500'.G37]" office:value-type="float" office:value="0" calcext:value-type="float">
            <text:p>0</text:p>
          </table:table-cell>
          <table:table-cell table:style-name="Default" table:formula="of:=[$'02-sigma-100'.G37]" office:value-type="float" office:value="0" calcext:value-type="float">
            <text:p>0</text:p>
          </table:table-cell>
          <table:table-cell table:style-name="Default" table:formula="of:=[$'01-sigma-010'.H37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[$'03-sigma-500'.G38]" office:value-type="float" office:value="0" calcext:value-type="float">
            <text:p>0</text:p>
          </table:table-cell>
          <table:table-cell table:style-name="Default" table:formula="of:=[$'02-sigma-100'.G38]" office:value-type="float" office:value="0" calcext:value-type="float">
            <text:p>0</text:p>
          </table:table-cell>
          <table:table-cell table:style-name="Default" table:formula="of:=[$'01-sigma-010'.H38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[$'03-sigma-500'.G39]" office:value-type="float" office:value="0" calcext:value-type="float">
            <text:p>0</text:p>
          </table:table-cell>
          <table:table-cell table:style-name="Default" table:formula="of:=[$'02-sigma-100'.G39]" office:value-type="float" office:value="0" calcext:value-type="float">
            <text:p>0</text:p>
          </table:table-cell>
          <table:table-cell table:style-name="Default" table:formula="of:=[$'01-sigma-010'.H39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[$'03-sigma-500'.G40]" office:value-type="float" office:value="0" calcext:value-type="float">
            <text:p>0</text:p>
          </table:table-cell>
          <table:table-cell table:style-name="Default" table:formula="of:=[$'02-sigma-100'.G40]" office:value-type="float" office:value="0" calcext:value-type="float">
            <text:p>0</text:p>
          </table:table-cell>
          <table:table-cell table:style-name="Default" table:formula="of:=[$'01-sigma-010'.H40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[$'03-sigma-500'.G41]" office:value-type="float" office:value="0" calcext:value-type="float">
            <text:p>0</text:p>
          </table:table-cell>
          <table:table-cell table:style-name="Default" table:formula="of:=[$'02-sigma-100'.G41]" office:value-type="float" office:value="0" calcext:value-type="float">
            <text:p>0</text:p>
          </table:table-cell>
          <table:table-cell table:style-name="Default" table:formula="of:=[$'01-sigma-010'.H41]" office:value-type="float" office:value="0" calcext:value-type="float">
            <text:p>0</text:p>
          </table:table-cell>
          <table:table-cell table:style-name="Default"/>
          <table:table-cell/>
          <table:table-cell table:style-name="ce3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number-style style:name="N10107" number:language="ru" number:country="RU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2T20:38:58.983758520</meta:creation-date>
    <meta:generator>LibreOffice/6.4.7.2$Linux_X86_64 LibreOffice_project/40$Build-2</meta:generator>
    <dc:date>2025-02-03T08:36:35.797611143</dc:date>
    <meta:editing-duration>PT22H51M51S</meta:editing-duration>
    <meta:editing-cycles>16</meta:editing-cycles>
    <meta:document-statistic meta:table-count="5" meta:cell-count="1822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107" number:language="ru" number:country="RU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width="0.076cm" svg:stroke-color="#b3b3b3"/>
    </style:style>
    <style:style style:name="ch7" style:family="chart">
      <style:graphic-properties svg:stroke-width="0.051cm" svg:stroke-color="#dddddd"/>
    </style:style>
    <style:style style:name="ch8" style:family="chart" style:data-style-name="N10107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false" chart:axis-position="0"/>
      <style:graphic-properties svg:stroke-width="0.102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40000" draw:fill-color="#84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ff00" draw:fill-color="#00f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00" draw:fill-color="#0084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ffff" draw:fill-color="#00ff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9c9c" draw:fill-color="#009c9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f00fe" draw:fill-color="#7f00f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b400b4" draw:fill-color="#b400b4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3.624cm" svg:height="13.494cm" xlink:href=".." xlink:type="simple" chart:class="chart:scatter" chart:style-name="ch1">
        <chart:legend chart:legend-position="end" svg:x="20.74cm" svg:y="3.709cm" style:legend-expansion="custom" chartooo:width="2.65cm" chartooo:height="6.076cm" style:legend-expansion-aspect-ratio="0.43614219881501" chart:style-name="ch2"/>
        <chart:plot-area chart:style-name="ch3" table:cell-range-address="'02-sigma-100'.A2:'02-sigma-100'.M41 '02-sigma-100'.B1:'02-sigma-100'.M1" chart:data-source-has-labels="row" svg:x="0.867cm" svg:y="0.116cm" svg:width="19.937cm" svg:height="12.827cm">
          <chartooo:coordinate-region svg:x="1.594cm" svg:y="0.315cm" svg:width="19.023cm" svg:height="11.981cm"/>
          <chart:axis chart:dimension="x" chart:name="primary-x" chart:style-name="ch4">
            <chart:title svg:x="10.698cm" svg:y="12.934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6.692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02-sigma-100'.B2:'02-sigma-100'.B41" chart:label-cell-address="'02-sigma-100'.B1:'02-sigma-100'.B1" chart:class="chart:scatter">
            <chart:domain table:cell-range-address="'02-sigma-100'.A2:'02-sigma-100'.A41"/>
            <chart:data-point chart:repeated="40"/>
          </chart:series>
          <chart:series chart:style-name="ch11" chart:values-cell-range-address="'02-sigma-100'.C2:'02-sigma-100'.C41" chart:label-cell-address="'02-sigma-100'.C1:'02-sigma-100'.C1" chart:class="chart:scatter">
            <chart:data-point chart:repeated="40"/>
          </chart:series>
          <chart:series chart:style-name="ch12" chart:values-cell-range-address="'02-sigma-100'.D2:'02-sigma-100'.D41" chart:label-cell-address="'02-sigma-100'.D1:'02-sigma-100'.D1" chart:class="chart:scatter">
            <chart:data-point chart:repeated="40"/>
          </chart:series>
          <chart:series chart:style-name="ch13" chart:values-cell-range-address="'02-sigma-100'.E2:'02-sigma-100'.E41" chart:label-cell-address="'02-sigma-100'.E1:'02-sigma-100'.E1" chart:class="chart:scatter">
            <chart:data-point chart:repeated="40"/>
          </chart:series>
          <chart:series chart:style-name="ch14" chart:values-cell-range-address="'02-sigma-100'.F2:'02-sigma-100'.F41" chart:label-cell-address="'02-sigma-100'.F1:'02-sigma-100'.F1" chart:class="chart:scatter">
            <chart:data-point chart:repeated="40"/>
          </chart:series>
          <chart:series chart:style-name="ch15" chart:values-cell-range-address="'02-sigma-100'.G2:'02-sigma-100'.G41" chart:label-cell-address="'02-sigma-100'.G1:'02-sigma-100'.G1" chart:class="chart:scatter">
            <chart:data-point chart:repeated="40"/>
          </chart:series>
          <chart:series chart:style-name="ch16" chart:values-cell-range-address="'02-sigma-100'.H2:'02-sigma-100'.H41" chart:label-cell-address="'02-sigma-100'.H1:'02-sigma-100'.H1" chart:class="chart:scatter">
            <chart:data-point chart:repeated="40"/>
          </chart:series>
          <chart:series chart:style-name="ch17" chart:values-cell-range-address="'02-sigma-100'.I2:'02-sigma-100'.I41" chart:label-cell-address="'02-sigma-100'.I1:'02-sigma-100'.I1" chart:class="chart:scatter">
            <chart:data-point chart:repeated="40"/>
          </chart:series>
          <chart:series chart:style-name="ch18" chart:values-cell-range-address="'02-sigma-100'.J2:'02-sigma-100'.J41" chart:label-cell-address="'02-sigma-100'.J1:'02-sigma-100'.J1" chart:class="chart:scatter">
            <chart:data-point chart:repeated="40"/>
          </chart:series>
          <chart:series chart:style-name="ch19" chart:values-cell-range-address="'02-sigma-100'.K2:'02-sigma-100'.K41" chart:label-cell-address="'02-sigma-100'.K1:'02-sigma-100'.K1" chart:class="chart:scatter">
            <chart:data-point chart:repeated="40"/>
          </chart:series>
          <chart:series chart:style-name="ch20" chart:values-cell-range-address="'02-sigma-100'.L2:'02-sigma-100'.L41" chart:label-cell-address="'02-sigma-100'.L1:'02-sigma-100'.L1" chart:class="chart:scatter">
            <chart:data-point chart:repeated="40"/>
          </chart:series>
          <chart:series chart:style-name="ch21" chart:values-cell-range-address="'02-sigma-100'.M2:'02-sigma-100'.M41" chart:label-cell-address="'02-sigma-100'.M1:'02-sigma-100'.M1" chart:class="chart:scatter">
            <chart:data-point chart:repeated="4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=9000.99</text:p>
                <draw:g>
                  <svg:desc>'02-sigma-100'.B1:'02-sigma-100'.B1</svg:desc>
                </draw:g>
              </table:table-cell>
              <table:table-cell office:value-type="string">
                <text:p>t=8000.69</text:p>
                <draw:g>
                  <svg:desc>'02-sigma-100'.C1:'02-sigma-100'.C1</svg:desc>
                </draw:g>
              </table:table-cell>
              <table:table-cell office:value-type="string">
                <text:p>t=7000.74</text:p>
                <draw:g>
                  <svg:desc>'02-sigma-100'.D1:'02-sigma-100'.D1</svg:desc>
                </draw:g>
              </table:table-cell>
              <table:table-cell office:value-type="string">
                <text:p>t=6000.26</text:p>
                <draw:g>
                  <svg:desc>'02-sigma-100'.E1:'02-sigma-100'.E1</svg:desc>
                </draw:g>
              </table:table-cell>
              <table:table-cell office:value-type="string">
                <text:p>t=5002.76</text:p>
                <draw:g>
                  <svg:desc>'02-sigma-100'.F1:'02-sigma-100'.F1</svg:desc>
                </draw:g>
              </table:table-cell>
              <table:table-cell office:value-type="string">
                <text:p>t=4000.23</text:p>
                <draw:g>
                  <svg:desc>'02-sigma-100'.G1:'02-sigma-100'.G1</svg:desc>
                </draw:g>
              </table:table-cell>
              <table:table-cell office:value-type="string">
                <text:p>t=3003.95</text:p>
                <draw:g>
                  <svg:desc>'02-sigma-100'.H1:'02-sigma-100'.H1</svg:desc>
                </draw:g>
              </table:table-cell>
              <table:table-cell office:value-type="string">
                <text:p>t=2000.76</text:p>
                <draw:g>
                  <svg:desc>'02-sigma-100'.I1:'02-sigma-100'.I1</svg:desc>
                </draw:g>
              </table:table-cell>
              <table:table-cell office:value-type="string">
                <text:p>t=1004.35</text:p>
                <draw:g>
                  <svg:desc>'02-sigma-100'.J1:'02-sigma-100'.J1</svg:desc>
                </draw:g>
              </table:table-cell>
              <table:table-cell office:value-type="string">
                <text:p/>
                <draw:g>
                  <svg:desc>'02-sigma-100'.K1:'02-sigma-100'.K1</svg:desc>
                </draw:g>
              </table:table-cell>
              <table:table-cell office:value-type="string">
                <text:p/>
                <draw:g>
                  <svg:desc>'02-sigma-100'.L1:'02-sigma-100'.L1</svg:desc>
                </draw:g>
              </table:table-cell>
              <table:table-cell office:value-type="string">
                <text:p/>
                <draw:g>
                  <svg:desc>'02-sigma-100'.M1:'02-sigma-10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2-sigma-100'.A2:'02-sigma-100'.A41</svg:desc>
                </draw:g>
              </table:table-cell>
              <table:table-cell office:value-type="float" office:value="1">
                <text:p>1</text:p>
                <draw:g>
                  <svg:desc>'02-sigma-100'.B2:'02-sigma-100'.B41</svg:desc>
                </draw:g>
              </table:table-cell>
              <table:table-cell office:value-type="float" office:value="1">
                <text:p>1</text:p>
                <draw:g>
                  <svg:desc>'02-sigma-100'.C2:'02-sigma-100'.C41</svg:desc>
                </draw:g>
              </table:table-cell>
              <table:table-cell office:value-type="float" office:value="1">
                <text:p>1</text:p>
                <draw:g>
                  <svg:desc>'02-sigma-100'.D2:'02-sigma-100'.D41</svg:desc>
                </draw:g>
              </table:table-cell>
              <table:table-cell office:value-type="float" office:value="1">
                <text:p>1</text:p>
                <draw:g>
                  <svg:desc>'02-sigma-100'.E2:'02-sigma-100'.E41</svg:desc>
                </draw:g>
              </table:table-cell>
              <table:table-cell office:value-type="float" office:value="1">
                <text:p>1</text:p>
                <draw:g>
                  <svg:desc>'02-sigma-100'.F2:'02-sigma-100'.F41</svg:desc>
                </draw:g>
              </table:table-cell>
              <table:table-cell office:value-type="float" office:value="1">
                <text:p>1</text:p>
                <draw:g>
                  <svg:desc>'02-sigma-100'.G2:'02-sigma-100'.G41</svg:desc>
                </draw:g>
              </table:table-cell>
              <table:table-cell office:value-type="float" office:value="1">
                <text:p>1</text:p>
                <draw:g>
                  <svg:desc>'02-sigma-100'.H2:'02-sigma-100'.H41</svg:desc>
                </draw:g>
              </table:table-cell>
              <table:table-cell office:value-type="float" office:value="1">
                <text:p>1</text:p>
                <draw:g>
                  <svg:desc>'02-sigma-100'.I2:'02-sigma-100'.I41</svg:desc>
                </draw:g>
              </table:table-cell>
              <table:table-cell office:value-type="float" office:value="1">
                <text:p>1</text:p>
                <draw:g>
                  <svg:desc>'02-sigma-100'.J2:'02-sigma-100'.J41</svg:desc>
                </draw:g>
              </table:table-cell>
              <table:table-cell office:value-type="float" office:value="NaN">
                <text:p>NaN</text:p>
                <draw:g>
                  <svg:desc>'02-sigma-100'.K2:'02-sigma-100'.K41</svg:desc>
                </draw:g>
              </table:table-cell>
              <table:table-cell office:value-type="float" office:value="NaN">
                <text:p>NaN</text:p>
                <draw:g>
                  <svg:desc>'02-sigma-100'.L2:'02-sigma-100'.L41</svg:desc>
                </draw:g>
              </table:table-cell>
              <table:table-cell office:value-type="float" office:value="NaN">
                <text:p>NaN</text:p>
                <draw:g>
                  <svg:desc>'02-sigma-100'.M2:'02-sigma-100'.M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70368">
                <text:p>0.770368</text:p>
              </table:table-cell>
              <table:table-cell office:value-type="float" office:value="0.769398">
                <text:p>0.769398</text:p>
              </table:table-cell>
              <table:table-cell office:value-type="float" office:value="0.771055">
                <text:p>0.771055</text:p>
              </table:table-cell>
              <table:table-cell office:value-type="float" office:value="0.772278">
                <text:p>0.772278</text:p>
              </table:table-cell>
              <table:table-cell office:value-type="float" office:value="0.774472">
                <text:p>0.774472</text:p>
              </table:table-cell>
              <table:table-cell office:value-type="float" office:value="0.769999">
                <text:p>0.769999</text:p>
              </table:table-cell>
              <table:table-cell office:value-type="float" office:value="0.769831">
                <text:p>0.769831</text:p>
              </table:table-cell>
              <table:table-cell office:value-type="float" office:value="0.786308">
                <text:p>0.786308</text:p>
              </table:table-cell>
              <table:table-cell office:value-type="float" office:value="0.663199">
                <text:p>0.663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83008">
                <text:p>0.983008</text:p>
              </table:table-cell>
              <table:table-cell office:value-type="float" office:value="0.982193">
                <text:p>0.982193</text:p>
              </table:table-cell>
              <table:table-cell office:value-type="float" office:value="0.98012">
                <text:p>0.98012</text:p>
              </table:table-cell>
              <table:table-cell office:value-type="float" office:value="0.97875">
                <text:p>0.97875</text:p>
              </table:table-cell>
              <table:table-cell office:value-type="float" office:value="0.975469">
                <text:p>0.975469</text:p>
              </table:table-cell>
              <table:table-cell office:value-type="float" office:value="0.92313">
                <text:p>0.92313</text:p>
              </table:table-cell>
              <table:table-cell office:value-type="float" office:value="0.851555">
                <text:p>0.851555</text:p>
              </table:table-cell>
              <table:table-cell office:value-type="float" office:value="0.780665">
                <text:p>0.780665</text:p>
              </table:table-cell>
              <table:table-cell office:value-type="float" office:value="0.636731">
                <text:p>0.63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33622">
                <text:p>0.933622</text:p>
              </table:table-cell>
              <table:table-cell office:value-type="float" office:value="0.933658">
                <text:p>0.933658</text:p>
              </table:table-cell>
              <table:table-cell office:value-type="float" office:value="0.934722">
                <text:p>0.934722</text:p>
              </table:table-cell>
              <table:table-cell office:value-type="float" office:value="0.932176">
                <text:p>0.932176</text:p>
              </table:table-cell>
              <table:table-cell office:value-type="float" office:value="0.9125">
                <text:p>0.9125</text:p>
              </table:table-cell>
              <table:table-cell office:value-type="float" office:value="0.881039">
                <text:p>0.881039</text:p>
              </table:table-cell>
              <table:table-cell office:value-type="float" office:value="0.847843">
                <text:p>0.847843</text:p>
              </table:table-cell>
              <table:table-cell office:value-type="float" office:value="0.724414">
                <text:p>0.724414</text:p>
              </table:table-cell>
              <table:table-cell office:value-type="float" office:value="0.506451">
                <text:p>0.50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66214">
                <text:p>0.966214</text:p>
              </table:table-cell>
              <table:table-cell office:value-type="float" office:value="0.966802">
                <text:p>0.966802</text:p>
              </table:table-cell>
              <table:table-cell office:value-type="float" office:value="0.966465">
                <text:p>0.966465</text:p>
              </table:table-cell>
              <table:table-cell office:value-type="float" office:value="0.970164">
                <text:p>0.970164</text:p>
              </table:table-cell>
              <table:table-cell office:value-type="float" office:value="0.942132">
                <text:p>0.942132</text:p>
              </table:table-cell>
              <table:table-cell office:value-type="float" office:value="0.923648">
                <text:p>0.923648</text:p>
              </table:table-cell>
              <table:table-cell office:value-type="float" office:value="0.88894">
                <text:p>0.88894</text:p>
              </table:table-cell>
              <table:table-cell office:value-type="float" office:value="0.723663">
                <text:p>0.723663</text:p>
              </table:table-cell>
              <table:table-cell office:value-type="float" office:value="0.645832">
                <text:p>0.645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86719">
                <text:p>0.986719</text:p>
              </table:table-cell>
              <table:table-cell office:value-type="float" office:value="0.987193">
                <text:p>0.987193</text:p>
              </table:table-cell>
              <table:table-cell office:value-type="float" office:value="0.987248">
                <text:p>0.987248</text:p>
              </table:table-cell>
              <table:table-cell office:value-type="float" office:value="0.981122">
                <text:p>0.981122</text:p>
              </table:table-cell>
              <table:table-cell office:value-type="float" office:value="0.98156">
                <text:p>0.98156</text:p>
              </table:table-cell>
              <table:table-cell office:value-type="float" office:value="0.971475">
                <text:p>0.971475</text:p>
              </table:table-cell>
              <table:table-cell office:value-type="float" office:value="0.936834">
                <text:p>0.936834</text:p>
              </table:table-cell>
              <table:table-cell office:value-type="float" office:value="0.908852">
                <text:p>0.908852</text:p>
              </table:table-cell>
              <table:table-cell office:value-type="float" office:value="0.71999">
                <text:p>0.7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92779">
                <text:p>0.992779</text:p>
              </table:table-cell>
              <table:table-cell office:value-type="float" office:value="0.991387">
                <text:p>0.991387</text:p>
              </table:table-cell>
              <table:table-cell office:value-type="float" office:value="0.990036">
                <text:p>0.990036</text:p>
              </table:table-cell>
              <table:table-cell office:value-type="float" office:value="0.988441">
                <text:p>0.988441</text:p>
              </table:table-cell>
              <table:table-cell office:value-type="float" office:value="0.980833">
                <text:p>0.980833</text:p>
              </table:table-cell>
              <table:table-cell office:value-type="float" office:value="0.991531">
                <text:p>0.991531</text:p>
              </table:table-cell>
              <table:table-cell office:value-type="float" office:value="0.982556">
                <text:p>0.982556</text:p>
              </table:table-cell>
              <table:table-cell office:value-type="float" office:value="0.915191">
                <text:p>0.915191</text:p>
              </table:table-cell>
              <table:table-cell office:value-type="float" office:value="0.702291">
                <text:p>0.70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94417">
                <text:p>0.994417</text:p>
              </table:table-cell>
              <table:table-cell office:value-type="float" office:value="0.995682">
                <text:p>0.995682</text:p>
              </table:table-cell>
              <table:table-cell office:value-type="float" office:value="0.996168">
                <text:p>0.996168</text:p>
              </table:table-cell>
              <table:table-cell office:value-type="float" office:value="0.980411">
                <text:p>0.980411</text:p>
              </table:table-cell>
              <table:table-cell office:value-type="float" office:value="0.980498">
                <text:p>0.980498</text:p>
              </table:table-cell>
              <table:table-cell office:value-type="float" office:value="0.972082">
                <text:p>0.972082</text:p>
              </table:table-cell>
              <table:table-cell office:value-type="float" office:value="0.958062">
                <text:p>0.958062</text:p>
              </table:table-cell>
              <table:table-cell office:value-type="float" office:value="0.848179">
                <text:p>0.848179</text:p>
              </table:table-cell>
              <table:table-cell office:value-type="float" office:value="0.313716">
                <text:p>0.31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99866">
                <text:p>0.999866</text:p>
              </table:table-cell>
              <table:table-cell office:value-type="float" office:value="0.99994">
                <text:p>0.99994</text:p>
              </table:table-cell>
              <table:table-cell office:value-type="float" office:value="0.999594">
                <text:p>0.999594</text:p>
              </table:table-cell>
              <table:table-cell office:value-type="float" office:value="0.99256">
                <text:p>0.99256</text:p>
              </table:table-cell>
              <table:table-cell office:value-type="float" office:value="0.988401">
                <text:p>0.988401</text:p>
              </table:table-cell>
              <table:table-cell office:value-type="float" office:value="0.977506">
                <text:p>0.977506</text:p>
              </table:table-cell>
              <table:table-cell office:value-type="float" office:value="0.942128">
                <text:p>0.942128</text:p>
              </table:table-cell>
              <table:table-cell office:value-type="float" office:value="0.796847">
                <text:p>0.796847</text:p>
              </table:table-cell>
              <table:table-cell office:value-type="float" office:value="0.172041">
                <text:p>0.17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99333">
                <text:p>0.999333</text:p>
              </table:table-cell>
              <table:table-cell office:value-type="float" office:value="0.999999">
                <text:p>0.999999</text:p>
              </table:table-cell>
              <table:table-cell office:value-type="float" office:value="0.999701">
                <text:p>0.999701</text:p>
              </table:table-cell>
              <table:table-cell office:value-type="float" office:value="0.996288">
                <text:p>0.996288</text:p>
              </table:table-cell>
              <table:table-cell office:value-type="float" office:value="0.975139">
                <text:p>0.975139</text:p>
              </table:table-cell>
              <table:table-cell office:value-type="float" office:value="0.979529">
                <text:p>0.979529</text:p>
              </table:table-cell>
              <table:table-cell office:value-type="float" office:value="0.679678">
                <text:p>0.679678</text:p>
              </table:table-cell>
              <table:table-cell office:value-type="float" office:value="0.463896">
                <text:p>0.463896</text:p>
              </table:table-cell>
              <table:table-cell office:value-type="float" office:value="0.00503729">
                <text:p>0.00503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99984">
                <text:p>0.999984</text:p>
              </table:table-cell>
              <table:table-cell office:value-type="float" office:value="0.99991">
                <text:p>0.99991</text:p>
              </table:table-cell>
              <table:table-cell office:value-type="float" office:value="0.996463">
                <text:p>0.996463</text:p>
              </table:table-cell>
              <table:table-cell office:value-type="float" office:value="0.988865">
                <text:p>0.988865</text:p>
              </table:table-cell>
              <table:table-cell office:value-type="float" office:value="0.958622">
                <text:p>0.958622</text:p>
              </table:table-cell>
              <table:table-cell office:value-type="float" office:value="0.790668">
                <text:p>0.790668</text:p>
              </table:table-cell>
              <table:table-cell office:value-type="float" office:value="0.621855">
                <text:p>0.621855</text:p>
              </table:table-cell>
              <table:table-cell office:value-type="float" office:value="0.320841">
                <text:p>0.3208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89226">
                <text:p>0.789226</text:p>
              </table:table-cell>
              <table:table-cell office:value-type="float" office:value="0.791666">
                <text:p>0.791666</text:p>
              </table:table-cell>
              <table:table-cell office:value-type="float" office:value="0.752146">
                <text:p>0.752146</text:p>
              </table:table-cell>
              <table:table-cell office:value-type="float" office:value="0.7302">
                <text:p>0.7302</text:p>
              </table:table-cell>
              <table:table-cell office:value-type="float" office:value="0.695558">
                <text:p>0.695558</text:p>
              </table:table-cell>
              <table:table-cell office:value-type="float" office:value="0.548893">
                <text:p>0.548893</text:p>
              </table:table-cell>
              <table:table-cell office:value-type="float" office:value="0.433829">
                <text:p>0.433829</text:p>
              </table:table-cell>
              <table:table-cell office:value-type="float" office:value="0.230563">
                <text:p>0.2305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75217">
                <text:p>0.975217</text:p>
              </table:table-cell>
              <table:table-cell office:value-type="float" office:value="0.918786">
                <text:p>0.918786</text:p>
              </table:table-cell>
              <table:table-cell office:value-type="float" office:value="0.847094">
                <text:p>0.847094</text:p>
              </table:table-cell>
              <table:table-cell office:value-type="float" office:value="0.803322">
                <text:p>0.803322</text:p>
              </table:table-cell>
              <table:table-cell office:value-type="float" office:value="0.693886">
                <text:p>0.693886</text:p>
              </table:table-cell>
              <table:table-cell office:value-type="float" office:value="0.485174">
                <text:p>0.485174</text:p>
              </table:table-cell>
              <table:table-cell office:value-type="float" office:value="0.467032">
                <text:p>0.467032</text:p>
              </table:table-cell>
              <table:table-cell office:value-type="float" office:value="0.28143">
                <text:p>0.28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29679">
                <text:p>0.929679</text:p>
              </table:table-cell>
              <table:table-cell office:value-type="float" office:value="0.922737">
                <text:p>0.922737</text:p>
              </table:table-cell>
              <table:table-cell office:value-type="float" office:value="0.916132">
                <text:p>0.916132</text:p>
              </table:table-cell>
              <table:table-cell office:value-type="float" office:value="0.85425">
                <text:p>0.85425</text:p>
              </table:table-cell>
              <table:table-cell office:value-type="float" office:value="0.70964">
                <text:p>0.70964</text:p>
              </table:table-cell>
              <table:table-cell office:value-type="float" office:value="0.498545">
                <text:p>0.498545</text:p>
              </table:table-cell>
              <table:table-cell office:value-type="float" office:value="0.423889">
                <text:p>0.423889</text:p>
              </table:table-cell>
              <table:table-cell office:value-type="float" office:value="0.262523">
                <text:p>0.2625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7401">
                <text:p>0.97401</text:p>
              </table:table-cell>
              <table:table-cell office:value-type="float" office:value="0.968012">
                <text:p>0.968012</text:p>
              </table:table-cell>
              <table:table-cell office:value-type="float" office:value="0.917956">
                <text:p>0.917956</text:p>
              </table:table-cell>
              <table:table-cell office:value-type="float" office:value="0.840199">
                <text:p>0.840199</text:p>
              </table:table-cell>
              <table:table-cell office:value-type="float" office:value="0.720905">
                <text:p>0.720905</text:p>
              </table:table-cell>
              <table:table-cell office:value-type="float" office:value="0.632788">
                <text:p>0.632788</text:p>
              </table:table-cell>
              <table:table-cell office:value-type="float" office:value="0.553895">
                <text:p>0.553895</text:p>
              </table:table-cell>
              <table:table-cell office:value-type="float" office:value="0.300417">
                <text:p>0.3004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84639">
                <text:p>0.984639</text:p>
              </table:table-cell>
              <table:table-cell office:value-type="float" office:value="0.982016">
                <text:p>0.982016</text:p>
              </table:table-cell>
              <table:table-cell office:value-type="float" office:value="0.97536">
                <text:p>0.97536</text:p>
              </table:table-cell>
              <table:table-cell office:value-type="float" office:value="0.936911">
                <text:p>0.936911</text:p>
              </table:table-cell>
              <table:table-cell office:value-type="float" office:value="0.881357">
                <text:p>0.881357</text:p>
              </table:table-cell>
              <table:table-cell office:value-type="float" office:value="0.830057">
                <text:p>0.830057</text:p>
              </table:table-cell>
              <table:table-cell office:value-type="float" office:value="0.631345">
                <text:p>0.631345</text:p>
              </table:table-cell>
              <table:table-cell office:value-type="float" office:value="0.218214">
                <text:p>0.2182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90491">
                <text:p>0.990491</text:p>
              </table:table-cell>
              <table:table-cell office:value-type="float" office:value="0.984575">
                <text:p>0.984575</text:p>
              </table:table-cell>
              <table:table-cell office:value-type="float" office:value="0.963011">
                <text:p>0.963011</text:p>
              </table:table-cell>
              <table:table-cell office:value-type="float" office:value="0.969009">
                <text:p>0.969009</text:p>
              </table:table-cell>
              <table:table-cell office:value-type="float" office:value="0.869431">
                <text:p>0.869431</text:p>
              </table:table-cell>
              <table:table-cell office:value-type="float" office:value="0.838815">
                <text:p>0.838815</text:p>
              </table:table-cell>
              <table:table-cell office:value-type="float" office:value="0.600458">
                <text:p>0.600458</text:p>
              </table:table-cell>
              <table:table-cell office:value-type="float" office:value="0.0578151">
                <text:p>0.05781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87641">
                <text:p>0.987641</text:p>
              </table:table-cell>
              <table:table-cell office:value-type="float" office:value="0.974427">
                <text:p>0.974427</text:p>
              </table:table-cell>
              <table:table-cell office:value-type="float" office:value="0.979344">
                <text:p>0.979344</text:p>
              </table:table-cell>
              <table:table-cell office:value-type="float" office:value="0.900852">
                <text:p>0.900852</text:p>
              </table:table-cell>
              <table:table-cell office:value-type="float" office:value="0.898991">
                <text:p>0.898991</text:p>
              </table:table-cell>
              <table:table-cell office:value-type="float" office:value="0.800626">
                <text:p>0.800626</text:p>
              </table:table-cell>
              <table:table-cell office:value-type="float" office:value="0.574423">
                <text:p>0.574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91962">
                <text:p>0.991962</text:p>
              </table:table-cell>
              <table:table-cell office:value-type="float" office:value="0.965252">
                <text:p>0.965252</text:p>
              </table:table-cell>
              <table:table-cell office:value-type="float" office:value="0.961102">
                <text:p>0.961102</text:p>
              </table:table-cell>
              <table:table-cell office:value-type="float" office:value="0.940371">
                <text:p>0.940371</text:p>
              </table:table-cell>
              <table:table-cell office:value-type="float" office:value="0.785731">
                <text:p>0.785731</text:p>
              </table:table-cell>
              <table:table-cell office:value-type="float" office:value="0.704853">
                <text:p>0.704853</text:p>
              </table:table-cell>
              <table:table-cell office:value-type="float" office:value="0.294304">
                <text:p>0.2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81752">
                <text:p>0.981752</text:p>
              </table:table-cell>
              <table:table-cell office:value-type="float" office:value="0.953559">
                <text:p>0.953559</text:p>
              </table:table-cell>
              <table:table-cell office:value-type="float" office:value="0.923008">
                <text:p>0.923008</text:p>
              </table:table-cell>
              <table:table-cell office:value-type="float" office:value="0.771502">
                <text:p>0.771502</text:p>
              </table:table-cell>
              <table:table-cell office:value-type="float" office:value="0.57543">
                <text:p>0.57543</text:p>
              </table:table-cell>
              <table:table-cell office:value-type="float" office:value="0.50823">
                <text:p>0.50823</text:p>
              </table:table-cell>
              <table:table-cell office:value-type="float" office:value="0.187019">
                <text:p>0.187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75004">
                <text:p>0.975004</text:p>
              </table:table-cell>
              <table:table-cell office:value-type="float" office:value="0.937719">
                <text:p>0.937719</text:p>
              </table:table-cell>
              <table:table-cell office:value-type="float" office:value="0.889278">
                <text:p>0.889278</text:p>
              </table:table-cell>
              <table:table-cell office:value-type="float" office:value="0.591864">
                <text:p>0.591864</text:p>
              </table:table-cell>
              <table:table-cell office:value-type="float" office:value="0.523922">
                <text:p>0.523922</text:p>
              </table:table-cell>
              <table:table-cell office:value-type="float" office:value="0.28893">
                <text:p>0.28893</text:p>
              </table:table-cell>
              <table:table-cell office:value-type="float" office:value="0.0937257">
                <text:p>0.0937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726">
                <text:p>0.7726</text:p>
              </table:table-cell>
              <table:table-cell office:value-type="float" office:value="0.672042">
                <text:p>0.672042</text:p>
              </table:table-cell>
              <table:table-cell office:value-type="float" office:value="0.566657">
                <text:p>0.566657</text:p>
              </table:table-cell>
              <table:table-cell office:value-type="float" office:value="0.479273">
                <text:p>0.479273</text:p>
              </table:table-cell>
              <table:table-cell office:value-type="float" office:value="0.401502">
                <text:p>0.401502</text:p>
              </table:table-cell>
              <table:table-cell office:value-type="float" office:value="0.329785">
                <text:p>0.329785</text:p>
              </table:table-cell>
              <table:table-cell office:value-type="float" office:value="0.106499">
                <text:p>0.106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26944">
                <text:p>0.726944</text:p>
              </table:table-cell>
              <table:table-cell office:value-type="float" office:value="0.709378">
                <text:p>0.709378</text:p>
              </table:table-cell>
              <table:table-cell office:value-type="float" office:value="0.504525">
                <text:p>0.504525</text:p>
              </table:table-cell>
              <table:table-cell office:value-type="float" office:value="0.44938">
                <text:p>0.44938</text:p>
              </table:table-cell>
              <table:table-cell office:value-type="float" office:value="0.368633">
                <text:p>0.368633</text:p>
              </table:table-cell>
              <table:table-cell office:value-type="float" office:value="0.229323">
                <text:p>0.229323</text:p>
              </table:table-cell>
              <table:table-cell office:value-type="float" office:value="0.0632095">
                <text:p>0.0632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20454">
                <text:p>0.820454</text:p>
              </table:table-cell>
              <table:table-cell office:value-type="float" office:value="0.72702">
                <text:p>0.72702</text:p>
              </table:table-cell>
              <table:table-cell office:value-type="float" office:value="0.475973">
                <text:p>0.475973</text:p>
              </table:table-cell>
              <table:table-cell office:value-type="float" office:value="0.452148">
                <text:p>0.452148</text:p>
              </table:table-cell>
              <table:table-cell office:value-type="float" office:value="0.421929">
                <text:p>0.421929</text:p>
              </table:table-cell>
              <table:table-cell office:value-type="float" office:value="0.306877">
                <text:p>0.306877</text:p>
              </table:table-cell>
              <table:table-cell office:value-type="float" office:value="0.0358141">
                <text:p>0.0358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85988">
                <text:p>0.885988</text:p>
              </table:table-cell>
              <table:table-cell office:value-type="float" office:value="0.754748">
                <text:p>0.754748</text:p>
              </table:table-cell>
              <table:table-cell office:value-type="float" office:value="0.656989">
                <text:p>0.656989</text:p>
              </table:table-cell>
              <table:table-cell office:value-type="float" office:value="0.588642">
                <text:p>0.588642</text:p>
              </table:table-cell>
              <table:table-cell office:value-type="float" office:value="0.499836">
                <text:p>0.499836</text:p>
              </table:table-cell>
              <table:table-cell office:value-type="float" office:value="0.306185">
                <text:p>0.306185</text:p>
              </table:table-cell>
              <table:table-cell office:value-type="float" office:value="0.000635425">
                <text:p>0.000635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25289">
                <text:p>0.925289</text:p>
              </table:table-cell>
              <table:table-cell office:value-type="float" office:value="0.912649">
                <text:p>0.912649</text:p>
              </table:table-cell>
              <table:table-cell office:value-type="float" office:value="0.868148">
                <text:p>0.868148</text:p>
              </table:table-cell>
              <table:table-cell office:value-type="float" office:value="0.734603">
                <text:p>0.734603</text:p>
              </table:table-cell>
              <table:table-cell office:value-type="float" office:value="0.657458">
                <text:p>0.657458</text:p>
              </table:table-cell>
              <table:table-cell office:value-type="float" office:value="0.398321">
                <text:p>0.398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57578">
                <text:p>0.957578</text:p>
              </table:table-cell>
              <table:table-cell office:value-type="float" office:value="0.904696">
                <text:p>0.904696</text:p>
              </table:table-cell>
              <table:table-cell office:value-type="float" office:value="0.870657">
                <text:p>0.870657</text:p>
              </table:table-cell>
              <table:table-cell office:value-type="float" office:value="0.788171">
                <text:p>0.788171</text:p>
              </table:table-cell>
              <table:table-cell office:value-type="float" office:value="0.572368">
                <text:p>0.572368</text:p>
              </table:table-cell>
              <table:table-cell office:value-type="float" office:value="0.288359">
                <text:p>0.288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25771">
                <text:p>0.925771</text:p>
              </table:table-cell>
              <table:table-cell office:value-type="float" office:value="0.86822">
                <text:p>0.86822</text:p>
              </table:table-cell>
              <table:table-cell office:value-type="float" office:value="0.791823">
                <text:p>0.791823</text:p>
              </table:table-cell>
              <table:table-cell office:value-type="float" office:value="0.755417">
                <text:p>0.755417</text:p>
              </table:table-cell>
              <table:table-cell office:value-type="float" office:value="0.588962">
                <text:p>0.588962</text:p>
              </table:table-cell>
              <table:table-cell office:value-type="float" office:value="0.0570194">
                <text:p>0.0570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29394">
                <text:p>0.929394</text:p>
              </table:table-cell>
              <table:table-cell office:value-type="float" office:value="0.851027">
                <text:p>0.851027</text:p>
              </table:table-cell>
              <table:table-cell office:value-type="float" office:value="0.758752">
                <text:p>0.758752</text:p>
              </table:table-cell>
              <table:table-cell office:value-type="float" office:value="0.686374">
                <text:p>0.686374</text:p>
              </table:table-cell>
              <table:table-cell office:value-type="float" office:value="0.405687">
                <text:p>0.405687</text:p>
              </table:table-cell>
              <table:table-cell office:value-type="float" office:value="0.00256792">
                <text:p>0.00256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57478">
                <text:p>0.857478</text:p>
              </table:table-cell>
              <table:table-cell office:value-type="float" office:value="0.673238">
                <text:p>0.673238</text:p>
              </table:table-cell>
              <table:table-cell office:value-type="float" office:value="0.599414">
                <text:p>0.599414</text:p>
              </table:table-cell>
              <table:table-cell office:value-type="float" office:value="0.430078">
                <text:p>0.430078</text:p>
              </table:table-cell>
              <table:table-cell office:value-type="float" office:value="0.17165">
                <text:p>0.17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26767">
                <text:p>0.626767</text:p>
              </table:table-cell>
              <table:table-cell office:value-type="float" office:value="0.500759">
                <text:p>0.500759</text:p>
              </table:table-cell>
              <table:table-cell office:value-type="float" office:value="0.424518">
                <text:p>0.424518</text:p>
              </table:table-cell>
              <table:table-cell office:value-type="float" office:value="0.32739">
                <text:p>0.32739</text:p>
              </table:table-cell>
              <table:table-cell office:value-type="float" office:value="0.195762">
                <text:p>0.19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98392">
                <text:p>0.498392</text:p>
              </table:table-cell>
              <table:table-cell office:value-type="float" office:value="0.433916">
                <text:p>0.433916</text:p>
              </table:table-cell>
              <table:table-cell office:value-type="float" office:value="0.4242">
                <text:p>0.4242</text:p>
              </table:table-cell>
              <table:table-cell office:value-type="float" office:value="0.329143">
                <text:p>0.329143</text:p>
              </table:table-cell>
              <table:table-cell office:value-type="float" office:value="0.112655">
                <text:p>0.112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7633">
                <text:p>0.47633</text:p>
              </table:table-cell>
              <table:table-cell office:value-type="float" office:value="0.419938">
                <text:p>0.419938</text:p>
              </table:table-cell>
              <table:table-cell office:value-type="float" office:value="0.361835">
                <text:p>0.361835</text:p>
              </table:table-cell>
              <table:table-cell office:value-type="float" office:value="0.272694">
                <text:p>0.272694</text:p>
              </table:table-cell>
              <table:table-cell office:value-type="float" office:value="0.110989">
                <text:p>0.110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6844">
                <text:p>0.46844</text:p>
              </table:table-cell>
              <table:table-cell office:value-type="float" office:value="0.475549">
                <text:p>0.475549</text:p>
              </table:table-cell>
              <table:table-cell office:value-type="float" office:value="0.380125">
                <text:p>0.380125</text:p>
              </table:table-cell>
              <table:table-cell office:value-type="float" office:value="0.307599">
                <text:p>0.307599</text:p>
              </table:table-cell>
              <table:table-cell office:value-type="float" office:value="0.116122">
                <text:p>0.116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13469">
                <text:p>0.613469</text:p>
              </table:table-cell>
              <table:table-cell office:value-type="float" office:value="0.518047">
                <text:p>0.518047</text:p>
              </table:table-cell>
              <table:table-cell office:value-type="float" office:value="0.458953">
                <text:p>0.458953</text:p>
              </table:table-cell>
              <table:table-cell office:value-type="float" office:value="0.354677">
                <text:p>0.354677</text:p>
              </table:table-cell>
              <table:table-cell office:value-type="float" office:value="0.0623727">
                <text:p>0.0623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13157">
                <text:p>0.813157</text:p>
              </table:table-cell>
              <table:table-cell office:value-type="float" office:value="0.72848">
                <text:p>0.72848</text:p>
              </table:table-cell>
              <table:table-cell office:value-type="float" office:value="0.597636">
                <text:p>0.597636</text:p>
              </table:table-cell>
              <table:table-cell office:value-type="float" office:value="0.380285">
                <text:p>0.380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66041">
                <text:p>0.866041</text:p>
              </table:table-cell>
              <table:table-cell office:value-type="float" office:value="0.767737">
                <text:p>0.767737</text:p>
              </table:table-cell>
              <table:table-cell office:value-type="float" office:value="0.580087">
                <text:p>0.580087</text:p>
              </table:table-cell>
              <table:table-cell office:value-type="float" office:value="0.390108">
                <text:p>0.390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87527">
                <text:p>0.787527</text:p>
              </table:table-cell>
              <table:table-cell office:value-type="float" office:value="0.728332">
                <text:p>0.728332</text:p>
              </table:table-cell>
              <table:table-cell office:value-type="float" office:value="0.669858">
                <text:p>0.669858</text:p>
              </table:table-cell>
              <table:table-cell office:value-type="float" office:value="0.124171">
                <text:p>0.124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694739">
                <text:p>0.694739</text:p>
              </table:table-cell>
              <table:table-cell office:value-type="float" office:value="0.637532">
                <text:p>0.637532</text:p>
              </table:table-cell>
              <table:table-cell office:value-type="float" office:value="0.53564">
                <text:p>0.53564</text:p>
              </table:table-cell>
              <table:table-cell office:value-type="float" office:value="0.0653637">
                <text:p>0.0653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40995">
                <text:p>0.440995</text:p>
              </table:table-cell>
              <table:table-cell office:value-type="float" office:value="0.499872">
                <text:p>0.499872</text:p>
              </table:table-cell>
              <table:table-cell office:value-type="float" office:value="0.232591">
                <text:p>0.232591</text:p>
              </table:table-cell>
              <table:table-cell office:value-type="float" office:value="0.0157221">
                <text:p>0.0157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math xmlns="http://www.w3.org/1998/Math/MathML" display="block"/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0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false" chart:axis-position="0"/>
      <style:graphic-properties svg:stroke-width="0.102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8.001cm" xlink:href=".." xlink:type="simple" chart:class="chart:scatter" chart:style-name="ch1">
        <chart:legend chart:legend-position="end" svg:x="12.694cm" svg:y="2.549cm" style:legend-expansion="custom" chartooo:width="2.238cm" chartooo:height="3.225cm" style:legend-expansion-aspect-ratio="0.693953488372093" chart:style-name="ch2"/>
        <chart:plot-area chart:style-name="ch3" table:cell-range-address="'sig-1_2000-4000-6000'.A2:'sig-1_2000-4000-6000'.D41 'sig-1_2000-4000-6000'.B1:'sig-1_2000-4000-6000'.D1" chart:data-source-has-labels="row" svg:x="0.772cm" svg:y="0.15cm" svg:width="11.913cm" svg:height="7.345cm">
          <chartooo:coordinate-region svg:x="1.499cm" svg:y="0.349cm" svg:width="10.999cm" svg:height="6.499cm"/>
          <chart:axis chart:dimension="x" chart:name="primary-x" chart:style-name="ch4">
            <chart:title svg:x="7.357cm" svg:y="7.317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3.885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ig-1_2000-4000-6000'.B2:'sig-1_2000-4000-6000'.B41" chart:label-cell-address="'sig-1_2000-4000-6000'.B1:'sig-1_2000-4000-6000'.B1" chart:class="chart:scatter">
            <chart:domain table:cell-range-address="'sig-1_2000-4000-6000'.A2:'sig-1_2000-4000-6000'.A41"/>
            <chart:data-point chart:repeated="40"/>
          </chart:series>
          <chart:series chart:style-name="ch11" chart:values-cell-range-address="'sig-1_2000-4000-6000'.C2:'sig-1_2000-4000-6000'.C41" chart:label-cell-address="'sig-1_2000-4000-6000'.C1:'sig-1_2000-4000-6000'.C1" chart:class="chart:scatter">
            <chart:data-point chart:repeated="40"/>
          </chart:series>
          <chart:series chart:style-name="ch12" chart:values-cell-range-address="'sig-1_2000-4000-6000'.D2:'sig-1_2000-4000-6000'.D41" chart:label-cell-address="'sig-1_2000-4000-6000'.D1:'sig-1_2000-4000-6000'.D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=6000</text:p>
                <draw:g>
                  <svg:desc>'sig-1_2000-4000-6000'.B1:'sig-1_2000-4000-6000'.B1</svg:desc>
                </draw:g>
              </table:table-cell>
              <table:table-cell office:value-type="string">
                <text:p>t=4000</text:p>
                <draw:g>
                  <svg:desc>'sig-1_2000-4000-6000'.C1:'sig-1_2000-4000-6000'.C1</svg:desc>
                </draw:g>
              </table:table-cell>
              <table:table-cell office:value-type="string">
                <text:p>t=2000</text:p>
                <draw:g>
                  <svg:desc>'sig-1_2000-4000-6000'.D1:'sig-1_2000-4000-6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g-1_2000-4000-6000'.A2:'sig-1_2000-4000-6000'.A41</svg:desc>
                </draw:g>
              </table:table-cell>
              <table:table-cell office:value-type="float" office:value="1">
                <text:p>1</text:p>
                <draw:g>
                  <svg:desc>'sig-1_2000-4000-6000'.B2:'sig-1_2000-4000-6000'.B41</svg:desc>
                </draw:g>
              </table:table-cell>
              <table:table-cell office:value-type="float" office:value="1">
                <text:p>1</text:p>
                <draw:g>
                  <svg:desc>'sig-1_2000-4000-6000'.C2:'sig-1_2000-4000-6000'.C41</svg:desc>
                </draw:g>
              </table:table-cell>
              <table:table-cell office:value-type="float" office:value="1">
                <text:p>1</text:p>
                <draw:g>
                  <svg:desc>'sig-1_2000-4000-6000'.D2:'sig-1_2000-4000-6000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152">
                <text:p>0.999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7199">
                <text:p>0.997199</text:p>
              </table:table-cell>
              <table:table-cell office:value-type="float" office:value="0.97955">
                <text:p>0.97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85184">
                <text:p>0.985184</text:p>
              </table:table-cell>
              <table:table-cell office:value-type="float" office:value="0.946546">
                <text:p>0.946546</text:p>
              </table:table-cell>
              <table:table-cell office:value-type="float" office:value="0.907742">
                <text:p>0.907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29551">
                <text:p>0.929551</text:p>
              </table:table-cell>
              <table:table-cell office:value-type="float" office:value="0.923517">
                <text:p>0.923517</text:p>
              </table:table-cell>
              <table:table-cell office:value-type="float" office:value="0.677423">
                <text:p>0.677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96575">
                <text:p>0.996575</text:p>
              </table:table-cell>
              <table:table-cell office:value-type="float" office:value="0.977479">
                <text:p>0.977479</text:p>
              </table:table-cell>
              <table:table-cell office:value-type="float" office:value="0.793087">
                <text:p>0.793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8246">
                <text:p>0.98246</text:p>
              </table:table-cell>
              <table:table-cell office:value-type="float" office:value="0.965113">
                <text:p>0.965113</text:p>
              </table:table-cell>
              <table:table-cell office:value-type="float" office:value="0.776081">
                <text:p>0.776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92157">
                <text:p>0.992157</text:p>
              </table:table-cell>
              <table:table-cell office:value-type="float" office:value="0.963627">
                <text:p>0.963627</text:p>
              </table:table-cell>
              <table:table-cell office:value-type="float" office:value="0.779072">
                <text:p>0.779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9263">
                <text:p>0.99263</text:p>
              </table:table-cell>
              <table:table-cell office:value-type="float" office:value="0.95542">
                <text:p>0.95542</text:p>
              </table:table-cell>
              <table:table-cell office:value-type="float" office:value="0.778376">
                <text:p>0.778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90089">
                <text:p>0.990089</text:p>
              </table:table-cell>
              <table:table-cell office:value-type="float" office:value="0.940164">
                <text:p>0.940164</text:p>
              </table:table-cell>
              <table:table-cell office:value-type="float" office:value="0.581992">
                <text:p>0.581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82241">
                <text:p>0.982241</text:p>
              </table:table-cell>
              <table:table-cell office:value-type="float" office:value="0.937818">
                <text:p>0.937818</text:p>
              </table:table-cell>
              <table:table-cell office:value-type="float" office:value="0.263342">
                <text:p>0.263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76133">
                <text:p>0.976133</text:p>
              </table:table-cell>
              <table:table-cell office:value-type="float" office:value="0.872745">
                <text:p>0.87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65144">
                <text:p>0.965144</text:p>
              </table:table-cell>
              <table:table-cell office:value-type="float" office:value="0.873533">
                <text:p>0.873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64228">
                <text:p>0.864228</text:p>
              </table:table-cell>
              <table:table-cell office:value-type="float" office:value="0.564655">
                <text:p>0.56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35167">
                <text:p>0.835167</text:p>
              </table:table-cell>
              <table:table-cell office:value-type="float" office:value="0.604247">
                <text:p>0.604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09816">
                <text:p>0.909816</text:p>
              </table:table-cell>
              <table:table-cell office:value-type="float" office:value="0.725526">
                <text:p>0.72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2939">
                <text:p>0.92939</text:p>
              </table:table-cell>
              <table:table-cell office:value-type="float" office:value="0.700425">
                <text:p>0.700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52101">
                <text:p>0.952101</text:p>
              </table:table-cell>
              <table:table-cell office:value-type="float" office:value="0.713431">
                <text:p>0.713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17119">
                <text:p>0.917119</text:p>
              </table:table-cell>
              <table:table-cell office:value-type="float" office:value="0.645093">
                <text:p>0.645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87988">
                <text:p>0.887988</text:p>
              </table:table-cell>
              <table:table-cell office:value-type="float" office:value="0.447065">
                <text:p>0.44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878023">
                <text:p>0.878023</text:p>
              </table:table-cell>
              <table:table-cell office:value-type="float" office:value="0.251838">
                <text:p>0.25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35839">
                <text:p>0.735839</text:p>
              </table:table-cell>
              <table:table-cell office:value-type="float" office:value="0.0731844">
                <text:p>0.073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673608">
                <text:p>0.673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88827">
                <text:p>0.588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01995">
                <text:p>0.50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35868">
                <text:p>0.635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55443">
                <text:p>0.655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68689">
                <text:p>0.668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75002">
                <text:p>0.575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63138">
                <text:p>0.363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54556">
                <text:p>0.254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400281">
                <text:p>0.0400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width="0.102cm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width="0.076cm" svg:stroke-color="#b3b3b3"/>
    </style:style>
    <style:style style:name="ch6" style:family="chart" style:data-style-name="N109">
      <style:chart-properties chart:display-label="true" chart:logarithmic="false" chart:minimum="21" chart:maximum="22" chart:origin="0" chart:reverse-direction="false" text:line-break="false" loext:try-staggering-first="false" chart:link-data-style-to-source="false" chart:axis-position="0"/>
      <style:graphic-properties svg:stroke-width="0.102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7cm" svg:height="8.766cm" xlink:href=".." xlink:type="simple" chart:class="chart:scatter" chart:style-name="ch1">
        <chart:plot-area chart:style-name="ch2" table:cell-range-address="'02-sigma-100'.S2:'02-sigma-100'.T17 '02-sigma-100'.T1:'02-sigma-100'.T1" chart:data-source-has-labels="row" svg:x="1.02cm" svg:y="0.155cm" svg:width="10.929cm" svg:height="7.959cm">
          <chartooo:coordinate-region svg:x="1.932cm" svg:y="0.354cm" svg:width="9.407cm" svg:height="7.113cm"/>
          <chart:axis chart:dimension="x" chart:name="primary-x" chart:style-name="ch3">
            <chart:title svg:x="6.387cm" svg:y="8.206cm" chart:style-name="ch4">
              <text:p>t</text:p>
            </chart:title>
            <chart:grid chart:style-name="ch5" chart:class="major"/>
          </chart:axis>
          <chart:axis chart:dimension="y" chart:name="primary-y" chart:style-name="ch6">
            <chart:title svg:x="0.217cm" svg:y="4.297cm" chart:style-name="ch7">
              <text:p>P</text:p>
            </chart:title>
            <chart:grid chart:style-name="ch5" chart:class="major"/>
          </chart:axis>
          <chart:series chart:style-name="ch8" chart:values-cell-range-address="'02-sigma-100'.T2:'02-sigma-100'.T17" chart:label-cell-address="'02-sigma-100'.T1:'02-sigma-100'.T1" chart:class="chart:scatter">
            <chart:domain table:cell-range-address="'02-sigma-100'.S2:'02-sigma-100'.S17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pressure</text:p>
                <draw:g>
                  <svg:desc>'02-sigma-100'.T1:'02-sigma-100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1.871">
                <text:p>841.871</text:p>
                <draw:g>
                  <svg:desc>'02-sigma-100'.S2:'02-sigma-100'.S17</svg:desc>
                </draw:g>
              </table:table-cell>
              <table:table-cell office:value-type="float" office:value="11.1527">
                <text:p>11.1527</text:p>
                <draw:g>
                  <svg:desc>'02-sigma-100'.T2:'02-sigma-100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8.28">
                <text:p>1678.28</text:p>
              </table:table-cell>
              <table:table-cell office:value-type="float" office:value="11.1674">
                <text:p>11.1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3.39">
                <text:p>2513.39</text:p>
              </table:table-cell>
              <table:table-cell office:value-type="float" office:value="11.1332">
                <text:p>11.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4.47">
                <text:p>3354.47</text:p>
              </table:table-cell>
              <table:table-cell office:value-type="float" office:value="11.1958">
                <text:p>11.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3.08">
                <text:p>4193.08</text:p>
              </table:table-cell>
              <table:table-cell office:value-type="float" office:value="11.1487">
                <text:p>11.1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29.66">
                <text:p>5029.66</text:p>
              </table:table-cell>
              <table:table-cell office:value-type="float" office:value="11.1974">
                <text:p>11.1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64.58">
                <text:p>5864.58</text:p>
              </table:table-cell>
              <table:table-cell office:value-type="float" office:value="11.1926">
                <text:p>11.1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03.52">
                <text:p>6703.52</text:p>
              </table:table-cell>
              <table:table-cell office:value-type="float" office:value="11.1946">
                <text:p>11.1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42.73">
                <text:p>7542.73</text:p>
              </table:table-cell>
              <table:table-cell office:value-type="float" office:value="11.4817">
                <text:p>11.4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78.76">
                <text:p>8378.76</text:p>
              </table:table-cell>
              <table:table-cell office:value-type="float" office:value="11.5595">
                <text:p>11.5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17.29">
                <text:p>9217.29</text:p>
              </table:table-cell>
              <table:table-cell office:value-type="float" office:value="11.5392">
                <text:p>11.5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52.5">
                <text:p>10052.5</text:p>
              </table:table-cell>
              <table:table-cell office:value-type="float" office:value="11.5078">
                <text:p>11.5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110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4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89cm" svg:height="8.795cm" xlink:href=".." xlink:type="simple" chart:class="chart:scatter" chart:style-name="ch1">
        <chart:legend chart:legend-position="end" svg:x="13.988cm" svg:y="2.717cm" style:legend-expansion="custom" chartooo:width="2.295cm" chartooo:height="3.151cm" style:legend-expansion-aspect-ratio="0.728340209457315" chart:style-name="ch2"/>
        <chart:plot-area chart:style-name="ch3" table:cell-range-address="'s-at-t-4000'.A1:'s-at-t-4000'.D41" chart:data-source-has-labels="row" svg:x="0.92cm" svg:y="0.183cm" svg:width="13.004cm" svg:height="7.99cm">
          <chartooo:coordinate-region svg:x="1.647cm" svg:y="0.383cm" svg:width="12.09cm" svg:height="7.143cm"/>
          <chart:axis chart:dimension="x" chart:name="primary-x" chart:style-name="ch4">
            <chart:title svg:x="7.516cm" svg:y="8.102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194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-at-t-4000'.B1:'s-at-t-4000'.B41" chart:label-cell-address="'s-at-t-4000'.B1:'s-at-t-4000'.B1" chart:class="chart:scatter">
            <chart:domain table:cell-range-address="'s-at-t-4000'.A1:'s-at-t-4000'.A41"/>
            <chart:data-point chart:repeated="41"/>
          </chart:series>
          <chart:series chart:style-name="ch11" chart:values-cell-range-address="'s-at-t-4000'.C2:'s-at-t-4000'.C41" chart:label-cell-address="'s-at-t-4000'.C1:'s-at-t-4000'.C1" chart:class="chart:scatter">
            <chart:domain table:cell-range-address="'s-at-t-4000'.A2:'s-at-t-4000'.A41"/>
            <chart:data-point chart:repeated="40"/>
          </chart:series>
          <chart:series chart:style-name="ch12" chart:values-cell-range-address="'s-at-t-4000'.D2:'s-at-t-4000'.D41" chart:label-cell-address="'s-at-t-4000'.D1:'s-at-t-4000'.D1" chart:class="chart:scatter">
            <chart:domain table:cell-range-address="'s-at-t-4000'.A2:'s-at-t-4000'.A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-010</text:p>
                <draw:g>
                  <svg:desc>'s-at-t-4000'.B1:'s-at-t-4000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gma-100</text:p>
                <draw:g>
                  <svg:desc>'s-at-t-4000'.C1:'s-at-t-4000'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gma-500</text:p>
                <draw:g>
                  <svg:desc>'s-at-t-4000'.D1:'s-at-t-4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at-t-4000'.A1:'s-at-t-4000'.A41</svg:desc>
                </draw:g>
              </table:table-cell>
              <table:table-cell office:value-type="float" office:value="NaN">
                <text:p>NaN</text:p>
                <draw:g>
                  <svg:desc>'s-at-t-4000'.B1:'s-at-t-4000'.B41</svg:desc>
                </draw:g>
              </table:table-cell>
              <table:table-cell office:value-type="float" office:value="0">
                <text:p>0</text:p>
                <draw:g>
                  <svg:desc>'s-at-t-4000'.A2:'s-at-t-4000'.A41</svg:desc>
                </draw:g>
              </table:table-cell>
              <table:table-cell office:value-type="float" office:value="1">
                <text:p>1</text:p>
                <draw:g>
                  <svg:desc>'s-at-t-4000'.C2:'s-at-t-4000'.C41</svg:desc>
                </draw:g>
              </table:table-cell>
              <table:table-cell office:value-type="float" office:value="0">
                <text:p>0</text:p>
                <draw:g>
                  <svg:desc>'s-at-t-4000'.A2:'s-at-t-4000'.A41</svg:desc>
                </draw:g>
              </table:table-cell>
              <table:table-cell office:value-type="float" office:value="1">
                <text:p>1</text:p>
                <draw:g>
                  <svg:desc>'s-at-t-4000'.D2:'s-at-t-4000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9999">
                <text:p>0.76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41731">
                <text:p>0.841731</text:p>
              </table:table-cell>
              <table:table-cell office:value-type="float" office:value="2">
                <text:p>2</text:p>
              </table:table-cell>
              <table:table-cell office:value-type="float" office:value="0.92313">
                <text:p>0.92313</text:p>
              </table:table-cell>
              <table:table-cell office:value-type="float" office:value="2">
                <text:p>2</text:p>
              </table:table-cell>
              <table:table-cell office:value-type="float" office:value="0.997199">
                <text:p>0.997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6024">
                <text:p>0.96024</text:p>
              </table:table-cell>
              <table:table-cell office:value-type="float" office:value="3">
                <text:p>3</text:p>
              </table:table-cell>
              <table:table-cell office:value-type="float" office:value="0.881039">
                <text:p>0.881039</text:p>
              </table:table-cell>
              <table:table-cell office:value-type="float" office:value="3">
                <text:p>3</text:p>
              </table:table-cell>
              <table:table-cell office:value-type="float" office:value="0.946546">
                <text:p>0.946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957765">
                <text:p>0.957765</text:p>
              </table:table-cell>
              <table:table-cell office:value-type="float" office:value="4">
                <text:p>4</text:p>
              </table:table-cell>
              <table:table-cell office:value-type="float" office:value="0.923648">
                <text:p>0.923648</text:p>
              </table:table-cell>
              <table:table-cell office:value-type="float" office:value="4">
                <text:p>4</text:p>
              </table:table-cell>
              <table:table-cell office:value-type="float" office:value="0.923517">
                <text:p>0.923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54432">
                <text:p>0.954432</text:p>
              </table:table-cell>
              <table:table-cell office:value-type="float" office:value="5">
                <text:p>5</text:p>
              </table:table-cell>
              <table:table-cell office:value-type="float" office:value="0.971475">
                <text:p>0.971475</text:p>
              </table:table-cell>
              <table:table-cell office:value-type="float" office:value="5">
                <text:p>5</text:p>
              </table:table-cell>
              <table:table-cell office:value-type="float" office:value="0.977479">
                <text:p>0.977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989286">
                <text:p>0.989286</text:p>
              </table:table-cell>
              <table:table-cell office:value-type="float" office:value="6">
                <text:p>6</text:p>
              </table:table-cell>
              <table:table-cell office:value-type="float" office:value="0.991531">
                <text:p>0.991531</text:p>
              </table:table-cell>
              <table:table-cell office:value-type="float" office:value="6">
                <text:p>6</text:p>
              </table:table-cell>
              <table:table-cell office:value-type="float" office:value="0.965113">
                <text:p>0.965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995178">
                <text:p>0.995178</text:p>
              </table:table-cell>
              <table:table-cell office:value-type="float" office:value="7">
                <text:p>7</text:p>
              </table:table-cell>
              <table:table-cell office:value-type="float" office:value="0.972082">
                <text:p>0.972082</text:p>
              </table:table-cell>
              <table:table-cell office:value-type="float" office:value="7">
                <text:p>7</text:p>
              </table:table-cell>
              <table:table-cell office:value-type="float" office:value="0.963627">
                <text:p>0.963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993784">
                <text:p>0.993784</text:p>
              </table:table-cell>
              <table:table-cell office:value-type="float" office:value="8">
                <text:p>8</text:p>
              </table:table-cell>
              <table:table-cell office:value-type="float" office:value="0.977506">
                <text:p>0.977506</text:p>
              </table:table-cell>
              <table:table-cell office:value-type="float" office:value="8">
                <text:p>8</text:p>
              </table:table-cell>
              <table:table-cell office:value-type="float" office:value="0.95542">
                <text:p>0.95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93243">
                <text:p>0.993243</text:p>
              </table:table-cell>
              <table:table-cell office:value-type="float" office:value="9">
                <text:p>9</text:p>
              </table:table-cell>
              <table:table-cell office:value-type="float" office:value="0.979529">
                <text:p>0.979529</text:p>
              </table:table-cell>
              <table:table-cell office:value-type="float" office:value="9">
                <text:p>9</text:p>
              </table:table-cell>
              <table:table-cell office:value-type="float" office:value="0.940164">
                <text:p>0.940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634307">
                <text:p>0.634307</text:p>
              </table:table-cell>
              <table:table-cell office:value-type="float" office:value="10">
                <text:p>10</text:p>
              </table:table-cell>
              <table:table-cell office:value-type="float" office:value="0.790668">
                <text:p>0.790668</text:p>
              </table:table-cell>
              <table:table-cell office:value-type="float" office:value="10">
                <text:p>10</text:p>
              </table:table-cell>
              <table:table-cell office:value-type="float" office:value="0.937818">
                <text:p>0.937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471477">
                <text:p>0.471477</text:p>
              </table:table-cell>
              <table:table-cell office:value-type="float" office:value="11">
                <text:p>11</text:p>
              </table:table-cell>
              <table:table-cell office:value-type="float" office:value="0.548893">
                <text:p>0.548893</text:p>
              </table:table-cell>
              <table:table-cell office:value-type="float" office:value="11">
                <text:p>11</text:p>
              </table:table-cell>
              <table:table-cell office:value-type="float" office:value="0.872745">
                <text:p>0.872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403002">
                <text:p>0.403002</text:p>
              </table:table-cell>
              <table:table-cell office:value-type="float" office:value="12">
                <text:p>12</text:p>
              </table:table-cell>
              <table:table-cell office:value-type="float" office:value="0.485174">
                <text:p>0.485174</text:p>
              </table:table-cell>
              <table:table-cell office:value-type="float" office:value="12">
                <text:p>12</text:p>
              </table:table-cell>
              <table:table-cell office:value-type="float" office:value="0.873533">
                <text:p>0.873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12927">
                <text:p>0.512927</text:p>
              </table:table-cell>
              <table:table-cell office:value-type="float" office:value="13">
                <text:p>13</text:p>
              </table:table-cell>
              <table:table-cell office:value-type="float" office:value="0.498545">
                <text:p>0.498545</text:p>
              </table:table-cell>
              <table:table-cell office:value-type="float" office:value="13">
                <text:p>13</text:p>
              </table:table-cell>
              <table:table-cell office:value-type="float" office:value="0.564655">
                <text:p>0.564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.588334">
                <text:p>0.588334</text:p>
              </table:table-cell>
              <table:table-cell office:value-type="float" office:value="14">
                <text:p>14</text:p>
              </table:table-cell>
              <table:table-cell office:value-type="float" office:value="0.632788">
                <text:p>0.632788</text:p>
              </table:table-cell>
              <table:table-cell office:value-type="float" office:value="14">
                <text:p>14</text:p>
              </table:table-cell>
              <table:table-cell office:value-type="float" office:value="0.604247">
                <text:p>0.604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7535">
                <text:p>0.7535</text:p>
              </table:table-cell>
              <table:table-cell office:value-type="float" office:value="15">
                <text:p>15</text:p>
              </table:table-cell>
              <table:table-cell office:value-type="float" office:value="0.830057">
                <text:p>0.830057</text:p>
              </table:table-cell>
              <table:table-cell office:value-type="float" office:value="15">
                <text:p>15</text:p>
              </table:table-cell>
              <table:table-cell office:value-type="float" office:value="0.725526">
                <text:p>0.725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830549">
                <text:p>0.830549</text:p>
              </table:table-cell>
              <table:table-cell office:value-type="float" office:value="16">
                <text:p>16</text:p>
              </table:table-cell>
              <table:table-cell office:value-type="float" office:value="0.838815">
                <text:p>0.838815</text:p>
              </table:table-cell>
              <table:table-cell office:value-type="float" office:value="16">
                <text:p>16</text:p>
              </table:table-cell>
              <table:table-cell office:value-type="float" office:value="0.700425">
                <text:p>0.700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845012">
                <text:p>0.845012</text:p>
              </table:table-cell>
              <table:table-cell office:value-type="float" office:value="17">
                <text:p>17</text:p>
              </table:table-cell>
              <table:table-cell office:value-type="float" office:value="0.800626">
                <text:p>0.800626</text:p>
              </table:table-cell>
              <table:table-cell office:value-type="float" office:value="17">
                <text:p>17</text:p>
              </table:table-cell>
              <table:table-cell office:value-type="float" office:value="0.713431">
                <text:p>0.713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816193">
                <text:p>0.816193</text:p>
              </table:table-cell>
              <table:table-cell office:value-type="float" office:value="18">
                <text:p>18</text:p>
              </table:table-cell>
              <table:table-cell office:value-type="float" office:value="0.704853">
                <text:p>0.704853</text:p>
              </table:table-cell>
              <table:table-cell office:value-type="float" office:value="18">
                <text:p>18</text:p>
              </table:table-cell>
              <table:table-cell office:value-type="float" office:value="0.645093">
                <text:p>0.645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591638">
                <text:p>0.591638</text:p>
              </table:table-cell>
              <table:table-cell office:value-type="float" office:value="19">
                <text:p>19</text:p>
              </table:table-cell>
              <table:table-cell office:value-type="float" office:value="0.50823">
                <text:p>0.50823</text:p>
              </table:table-cell>
              <table:table-cell office:value-type="float" office:value="19">
                <text:p>19</text:p>
              </table:table-cell>
              <table:table-cell office:value-type="float" office:value="0.447065">
                <text:p>0.447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441908">
                <text:p>0.441908</text:p>
              </table:table-cell>
              <table:table-cell office:value-type="float" office:value="20">
                <text:p>20</text:p>
              </table:table-cell>
              <table:table-cell office:value-type="float" office:value="0.28893">
                <text:p>0.28893</text:p>
              </table:table-cell>
              <table:table-cell office:value-type="float" office:value="20">
                <text:p>20</text:p>
              </table:table-cell>
              <table:table-cell office:value-type="float" office:value="0.251838">
                <text:p>0.251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310926">
                <text:p>0.310926</text:p>
              </table:table-cell>
              <table:table-cell office:value-type="float" office:value="21">
                <text:p>21</text:p>
              </table:table-cell>
              <table:table-cell office:value-type="float" office:value="0.329785">
                <text:p>0.329785</text:p>
              </table:table-cell>
              <table:table-cell office:value-type="float" office:value="21">
                <text:p>21</text:p>
              </table:table-cell>
              <table:table-cell office:value-type="float" office:value="0.0731844">
                <text:p>0.0731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259349">
                <text:p>0.259349</text:p>
              </table:table-cell>
              <table:table-cell office:value-type="float" office:value="22">
                <text:p>22</text:p>
              </table:table-cell>
              <table:table-cell office:value-type="float" office:value="0.229323">
                <text:p>0.2293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248039">
                <text:p>0.248039</text:p>
              </table:table-cell>
              <table:table-cell office:value-type="float" office:value="23">
                <text:p>23</text:p>
              </table:table-cell>
              <table:table-cell office:value-type="float" office:value="0.306877">
                <text:p>0.30687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.317026">
                <text:p>0.317026</text:p>
              </table:table-cell>
              <table:table-cell office:value-type="float" office:value="24">
                <text:p>24</text:p>
              </table:table-cell>
              <table:table-cell office:value-type="float" office:value="0.306185">
                <text:p>0.30618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380998">
                <text:p>0.380998</text:p>
              </table:table-cell>
              <table:table-cell office:value-type="float" office:value="25">
                <text:p>25</text:p>
              </table:table-cell>
              <table:table-cell office:value-type="float" office:value="0.398321">
                <text:p>0.39832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448686">
                <text:p>0.448686</text:p>
              </table:table-cell>
              <table:table-cell office:value-type="float" office:value="26">
                <text:p>26</text:p>
              </table:table-cell>
              <table:table-cell office:value-type="float" office:value="0.288359">
                <text:p>0.28835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.565678">
                <text:p>0.565678</text:p>
              </table:table-cell>
              <table:table-cell office:value-type="float" office:value="27">
                <text:p>27</text:p>
              </table:table-cell>
              <table:table-cell office:value-type="float" office:value="0.0570194">
                <text:p>0.057019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.353532">
                <text:p>0.353532</text:p>
              </table:table-cell>
              <table:table-cell office:value-type="float" office:value="28">
                <text:p>28</text:p>
              </table:table-cell>
              <table:table-cell office:value-type="float" office:value="0.00256792">
                <text:p>0.0025679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03145">
                <text:p>0.20314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.164121">
                <text:p>0.16412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.107309">
                <text:p>0.10730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.0659892">
                <text:p>0.065989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.0768778">
                <text:p>0.0768778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.08904">
                <text:p>0.0890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.0253409">
                <text:p>0.025340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107" number:language="ru" number:country="RU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width="0.076cm" svg:stroke-color="#b3b3b3"/>
    </style:style>
    <style:style style:name="ch7" style:family="chart">
      <style:graphic-properties svg:stroke-width="0.051cm" svg:stroke-color="#dddddd"/>
    </style:style>
    <style:style style:name="ch8" style:family="chart" style:data-style-name="N10107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false" chart:axis-position="0"/>
      <style:graphic-properties svg:stroke-width="0.102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40000" draw:fill-color="#84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ff00" draw:fill-color="#00f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00" draw:fill-color="#0084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ffff" draw:fill-color="#00ff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9c9c" draw:fill-color="#009c9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f00fe" draw:fill-color="#7f00f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3.624cm" svg:height="13.494cm" xlink:href=".." xlink:type="simple" chart:class="chart:scatter" chart:style-name="ch1">
        <chart:legend chart:legend-position="end" svg:x="20.853cm" svg:y="3.709cm" style:legend-expansion="custom" chartooo:width="2.65cm" chartooo:height="6.076cm" style:legend-expansion-aspect-ratio="0.43614219881501" chart:style-name="ch2"/>
        <chart:plot-area chart:style-name="ch3" table:cell-range-address="'01-sigma-010'.A2:'01-sigma-010'.L41 '01-sigma-010'.B1:'01-sigma-010'.L1" chart:data-source-has-labels="row" svg:x="0.867cm" svg:y="0.116cm" svg:width="19.937cm" svg:height="12.827cm">
          <chartooo:coordinate-region svg:x="1.594cm" svg:y="0.315cm" svg:width="19.023cm" svg:height="11.981cm"/>
          <chart:axis chart:dimension="x" chart:name="primary-x" chart:style-name="ch4">
            <chart:title svg:x="10.698cm" svg:y="12.934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6.692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01-sigma-010'.B2:'01-sigma-010'.B41" chart:label-cell-address="'01-sigma-010'.B1:'01-sigma-010'.B1" chart:class="chart:scatter">
            <chart:domain table:cell-range-address="'01-sigma-010'.A2:'01-sigma-010'.A41"/>
            <chart:data-point chart:repeated="40"/>
          </chart:series>
          <chart:series chart:style-name="ch11" chart:values-cell-range-address="'01-sigma-010'.C2:'01-sigma-010'.C41" chart:label-cell-address="'01-sigma-010'.C1:'01-sigma-010'.C1" chart:class="chart:scatter">
            <chart:data-point chart:repeated="40"/>
          </chart:series>
          <chart:series chart:style-name="ch12" chart:values-cell-range-address="'01-sigma-010'.D2:'01-sigma-010'.D41" chart:label-cell-address="'01-sigma-010'.D1:'01-sigma-010'.D1" chart:class="chart:scatter">
            <chart:data-point chart:repeated="40"/>
          </chart:series>
          <chart:series chart:style-name="ch13" chart:values-cell-range-address="'01-sigma-010'.E2:'01-sigma-010'.E41" chart:label-cell-address="'01-sigma-010'.E1:'01-sigma-010'.E1" chart:class="chart:scatter">
            <chart:data-point chart:repeated="40"/>
          </chart:series>
          <chart:series chart:style-name="ch14" chart:values-cell-range-address="'01-sigma-010'.F2:'01-sigma-010'.F41" chart:label-cell-address="'01-sigma-010'.F1:'01-sigma-010'.F1" chart:class="chart:scatter">
            <chart:data-point chart:repeated="40"/>
          </chart:series>
          <chart:series chart:style-name="ch15" chart:values-cell-range-address="'01-sigma-010'.G2:'01-sigma-010'.G41" chart:label-cell-address="'01-sigma-010'.G1:'01-sigma-010'.G1" chart:class="chart:scatter">
            <chart:data-point chart:repeated="40"/>
          </chart:series>
          <chart:series chart:style-name="ch16" chart:values-cell-range-address="'01-sigma-010'.H2:'01-sigma-010'.H41" chart:label-cell-address="'01-sigma-010'.H1:'01-sigma-010'.H1" chart:class="chart:scatter">
            <chart:data-point chart:repeated="40"/>
          </chart:series>
          <chart:series chart:style-name="ch17" chart:values-cell-range-address="'01-sigma-010'.I2:'01-sigma-010'.I41" chart:label-cell-address="'01-sigma-010'.I1:'01-sigma-010'.I1" chart:class="chart:scatter">
            <chart:data-point chart:repeated="40"/>
          </chart:series>
          <chart:series chart:style-name="ch18" chart:values-cell-range-address="'01-sigma-010'.J2:'01-sigma-010'.J41" chart:label-cell-address="'01-sigma-010'.J1:'01-sigma-010'.J1" chart:class="chart:scatter">
            <chart:data-point chart:repeated="40"/>
          </chart:series>
          <chart:series chart:style-name="ch19" chart:values-cell-range-address="'01-sigma-010'.K2:'01-sigma-010'.K41" chart:label-cell-address="'01-sigma-010'.K1:'01-sigma-010'.K1" chart:class="chart:scatter">
            <chart:data-point chart:repeated="40"/>
          </chart:series>
          <chart:series chart:style-name="ch20" chart:values-cell-range-address="'01-sigma-010'.L2:'01-sigma-010'.L41" chart:label-cell-address="'01-sigma-010'.L1:'01-sigma-010'.L1" chart:class="chart:scatter">
            <chart:data-point chart:repeated="4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=10003.2</text:p>
                <draw:g>
                  <svg:desc>'01-sigma-010'.B1:'01-sigma-010'.B1</svg:desc>
                </draw:g>
              </table:table-cell>
              <table:table-cell office:value-type="string">
                <text:p>t=9004.16</text:p>
                <draw:g>
                  <svg:desc>'01-sigma-010'.C1:'01-sigma-010'.C1</svg:desc>
                </draw:g>
              </table:table-cell>
              <table:table-cell office:value-type="string">
                <text:p>t=8003.84</text:p>
                <draw:g>
                  <svg:desc>'01-sigma-010'.D1:'01-sigma-010'.D1</svg:desc>
                </draw:g>
              </table:table-cell>
              <table:table-cell office:value-type="string">
                <text:p>t=7000.65</text:p>
                <draw:g>
                  <svg:desc>'01-sigma-010'.E1:'01-sigma-010'.E1</svg:desc>
                </draw:g>
              </table:table-cell>
              <table:table-cell office:value-type="string">
                <text:p>t=6005.6</text:p>
                <draw:g>
                  <svg:desc>'01-sigma-010'.F1:'01-sigma-010'.F1</svg:desc>
                </draw:g>
              </table:table-cell>
              <table:table-cell office:value-type="string">
                <text:p>t=5000.13</text:p>
                <draw:g>
                  <svg:desc>'01-sigma-010'.G1:'01-sigma-010'.G1</svg:desc>
                </draw:g>
              </table:table-cell>
              <table:table-cell office:value-type="string">
                <text:p>t=4000.86</text:p>
                <draw:g>
                  <svg:desc>'01-sigma-010'.H1:'01-sigma-010'.H1</svg:desc>
                </draw:g>
              </table:table-cell>
              <table:table-cell office:value-type="string">
                <text:p>t=3000.17</text:p>
                <draw:g>
                  <svg:desc>'01-sigma-010'.I1:'01-sigma-010'.I1</svg:desc>
                </draw:g>
              </table:table-cell>
              <table:table-cell office:value-type="string">
                <text:p>t=2004.06</text:p>
                <draw:g>
                  <svg:desc>'01-sigma-010'.J1:'01-sigma-010'.J1</svg:desc>
                </draw:g>
              </table:table-cell>
              <table:table-cell office:value-type="string">
                <text:p>t=1006.26</text:p>
                <draw:g>
                  <svg:desc>'01-sigma-010'.K1:'01-sigma-010'.K1</svg:desc>
                </draw:g>
              </table:table-cell>
              <table:table-cell office:value-type="string">
                <text:p/>
                <draw:g>
                  <svg:desc>'01-sigma-010'.L1:'01-sigma-01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1-sigma-010'.A2:'01-sigma-010'.A41</svg:desc>
                </draw:g>
              </table:table-cell>
              <table:table-cell office:value-type="float" office:value="1">
                <text:p>1</text:p>
                <draw:g>
                  <svg:desc>'01-sigma-010'.B2:'01-sigma-010'.B41</svg:desc>
                </draw:g>
              </table:table-cell>
              <table:table-cell office:value-type="float" office:value="1">
                <text:p>1</text:p>
                <draw:g>
                  <svg:desc>'01-sigma-010'.C2:'01-sigma-010'.C41</svg:desc>
                </draw:g>
              </table:table-cell>
              <table:table-cell office:value-type="float" office:value="1">
                <text:p>1</text:p>
                <draw:g>
                  <svg:desc>'01-sigma-010'.D2:'01-sigma-010'.D41</svg:desc>
                </draw:g>
              </table:table-cell>
              <table:table-cell office:value-type="float" office:value="1">
                <text:p>1</text:p>
                <draw:g>
                  <svg:desc>'01-sigma-010'.E2:'01-sigma-010'.E41</svg:desc>
                </draw:g>
              </table:table-cell>
              <table:table-cell office:value-type="float" office:value="1">
                <text:p>1</text:p>
                <draw:g>
                  <svg:desc>'01-sigma-010'.F2:'01-sigma-010'.F41</svg:desc>
                </draw:g>
              </table:table-cell>
              <table:table-cell office:value-type="float" office:value="1">
                <text:p>1</text:p>
                <draw:g>
                  <svg:desc>'01-sigma-010'.G2:'01-sigma-010'.G41</svg:desc>
                </draw:g>
              </table:table-cell>
              <table:table-cell office:value-type="float" office:value="1">
                <text:p>1</text:p>
                <draw:g>
                  <svg:desc>'01-sigma-010'.H2:'01-sigma-010'.H41</svg:desc>
                </draw:g>
              </table:table-cell>
              <table:table-cell office:value-type="float" office:value="1">
                <text:p>1</text:p>
                <draw:g>
                  <svg:desc>'01-sigma-010'.I2:'01-sigma-010'.I41</svg:desc>
                </draw:g>
              </table:table-cell>
              <table:table-cell office:value-type="float" office:value="1">
                <text:p>1</text:p>
                <draw:g>
                  <svg:desc>'01-sigma-010'.J2:'01-sigma-010'.J41</svg:desc>
                </draw:g>
              </table:table-cell>
              <table:table-cell office:value-type="float" office:value="1">
                <text:p>1</text:p>
                <draw:g>
                  <svg:desc>'01-sigma-010'.K2:'01-sigma-010'.K41</svg:desc>
                </draw:g>
              </table:table-cell>
              <table:table-cell office:value-type="float" office:value="NaN">
                <text:p>NaN</text:p>
                <draw:g>
                  <svg:desc>'01-sigma-010'.L2:'01-sigma-010'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77">
                <text:p>0.999977</text:p>
              </table:table-cell>
              <table:table-cell office:value-type="float" office:value="0.999152">
                <text:p>0.999152</text:p>
              </table:table-cell>
              <table:table-cell office:value-type="float" office:value="0.99224">
                <text:p>0.99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343">
                <text:p>0.999343</text:p>
              </table:table-cell>
              <table:table-cell office:value-type="float" office:value="0.997199">
                <text:p>0.997199</text:p>
              </table:table-cell>
              <table:table-cell office:value-type="float" office:value="0.996332">
                <text:p>0.996332</text:p>
              </table:table-cell>
              <table:table-cell office:value-type="float" office:value="0.97955">
                <text:p>0.97955</text:p>
              </table:table-cell>
              <table:table-cell office:value-type="float" office:value="0.876653">
                <text:p>0.87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99994">
                <text:p>0.999994</text:p>
              </table:table-cell>
              <table:table-cell office:value-type="float" office:value="0.999994">
                <text:p>0.999994</text:p>
              </table:table-cell>
              <table:table-cell office:value-type="float" office:value="0.999994">
                <text:p>0.999994</text:p>
              </table:table-cell>
              <table:table-cell office:value-type="float" office:value="0.996381">
                <text:p>0.996381</text:p>
              </table:table-cell>
              <table:table-cell office:value-type="float" office:value="0.985184">
                <text:p>0.985184</text:p>
              </table:table-cell>
              <table:table-cell office:value-type="float" office:value="0.977666">
                <text:p>0.977666</text:p>
              </table:table-cell>
              <table:table-cell office:value-type="float" office:value="0.946546">
                <text:p>0.946546</text:p>
              </table:table-cell>
              <table:table-cell office:value-type="float" office:value="0.935913">
                <text:p>0.935913</text:p>
              </table:table-cell>
              <table:table-cell office:value-type="float" office:value="0.907742">
                <text:p>0.907742</text:p>
              </table:table-cell>
              <table:table-cell office:value-type="float" office:value="0.333281">
                <text:p>0.333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76497">
                <text:p>0.976497</text:p>
              </table:table-cell>
              <table:table-cell office:value-type="float" office:value="0.976497">
                <text:p>0.976497</text:p>
              </table:table-cell>
              <table:table-cell office:value-type="float" office:value="0.961345">
                <text:p>0.961345</text:p>
              </table:table-cell>
              <table:table-cell office:value-type="float" office:value="0.952478">
                <text:p>0.952478</text:p>
              </table:table-cell>
              <table:table-cell office:value-type="float" office:value="0.929551">
                <text:p>0.929551</text:p>
              </table:table-cell>
              <table:table-cell office:value-type="float" office:value="0.913414">
                <text:p>0.913414</text:p>
              </table:table-cell>
              <table:table-cell office:value-type="float" office:value="0.923517">
                <text:p>0.923517</text:p>
              </table:table-cell>
              <table:table-cell office:value-type="float" office:value="0.820787">
                <text:p>0.820787</text:p>
              </table:table-cell>
              <table:table-cell office:value-type="float" office:value="0.677423">
                <text:p>0.677423</text:p>
              </table:table-cell>
              <table:table-cell office:value-type="float" office:value="0.297391">
                <text:p>0.297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8853">
                <text:p>0.998853</text:p>
              </table:table-cell>
              <table:table-cell office:value-type="float" office:value="0.99816">
                <text:p>0.99816</text:p>
              </table:table-cell>
              <table:table-cell office:value-type="float" office:value="0.998303">
                <text:p>0.998303</text:p>
              </table:table-cell>
              <table:table-cell office:value-type="float" office:value="0.996575">
                <text:p>0.996575</text:p>
              </table:table-cell>
              <table:table-cell office:value-type="float" office:value="0.992204">
                <text:p>0.992204</text:p>
              </table:table-cell>
              <table:table-cell office:value-type="float" office:value="0.977479">
                <text:p>0.977479</text:p>
              </table:table-cell>
              <table:table-cell office:value-type="float" office:value="0.943496">
                <text:p>0.943496</text:p>
              </table:table-cell>
              <table:table-cell office:value-type="float" office:value="0.793087">
                <text:p>0.793087</text:p>
              </table:table-cell>
              <table:table-cell office:value-type="float" office:value="0.386192">
                <text:p>0.38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97639">
                <text:p>0.997639</text:p>
              </table:table-cell>
              <table:table-cell office:value-type="float" office:value="0.997644">
                <text:p>0.997644</text:p>
              </table:table-cell>
              <table:table-cell office:value-type="float" office:value="0.99633">
                <text:p>0.99633</text:p>
              </table:table-cell>
              <table:table-cell office:value-type="float" office:value="0.98246">
                <text:p>0.98246</text:p>
              </table:table-cell>
              <table:table-cell office:value-type="float" office:value="0.979788">
                <text:p>0.979788</text:p>
              </table:table-cell>
              <table:table-cell office:value-type="float" office:value="0.965113">
                <text:p>0.965113</text:p>
              </table:table-cell>
              <table:table-cell office:value-type="float" office:value="0.915321">
                <text:p>0.915321</text:p>
              </table:table-cell>
              <table:table-cell office:value-type="float" office:value="0.776081">
                <text:p>0.776081</text:p>
              </table:table-cell>
              <table:table-cell office:value-type="float" office:value="0.317335">
                <text:p>0.317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822">
                <text:p>0.997822</text:p>
              </table:table-cell>
              <table:table-cell office:value-type="float" office:value="0.997657">
                <text:p>0.997657</text:p>
              </table:table-cell>
              <table:table-cell office:value-type="float" office:value="0.992157">
                <text:p>0.992157</text:p>
              </table:table-cell>
              <table:table-cell office:value-type="float" office:value="0.993905">
                <text:p>0.993905</text:p>
              </table:table-cell>
              <table:table-cell office:value-type="float" office:value="0.963627">
                <text:p>0.963627</text:p>
              </table:table-cell>
              <table:table-cell office:value-type="float" office:value="0.925091">
                <text:p>0.925091</text:p>
              </table:table-cell>
              <table:table-cell office:value-type="float" office:value="0.779072">
                <text:p>0.779072</text:p>
              </table:table-cell>
              <table:table-cell office:value-type="float" office:value="0.0421027">
                <text:p>0.042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93381">
                <text:p>0.993381</text:p>
              </table:table-cell>
              <table:table-cell office:value-type="float" office:value="0.995954">
                <text:p>0.995954</text:p>
              </table:table-cell>
              <table:table-cell office:value-type="float" office:value="0.995921">
                <text:p>0.995921</text:p>
              </table:table-cell>
              <table:table-cell office:value-type="float" office:value="0.99263">
                <text:p>0.99263</text:p>
              </table:table-cell>
              <table:table-cell office:value-type="float" office:value="0.979307">
                <text:p>0.979307</text:p>
              </table:table-cell>
              <table:table-cell office:value-type="float" office:value="0.95542">
                <text:p>0.95542</text:p>
              </table:table-cell>
              <table:table-cell office:value-type="float" office:value="0.927443">
                <text:p>0.927443</text:p>
              </table:table-cell>
              <table:table-cell office:value-type="float" office:value="0.778376">
                <text:p>0.7783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96075">
                <text:p>0.996075</text:p>
              </table:table-cell>
              <table:table-cell office:value-type="float" office:value="0.999972">
                <text:p>0.999972</text:p>
              </table:table-cell>
              <table:table-cell office:value-type="float" office:value="0.979503">
                <text:p>0.979503</text:p>
              </table:table-cell>
              <table:table-cell office:value-type="float" office:value="0.990089">
                <text:p>0.990089</text:p>
              </table:table-cell>
              <table:table-cell office:value-type="float" office:value="0.978191">
                <text:p>0.978191</text:p>
              </table:table-cell>
              <table:table-cell office:value-type="float" office:value="0.940164">
                <text:p>0.940164</text:p>
              </table:table-cell>
              <table:table-cell office:value-type="float" office:value="0.892287">
                <text:p>0.892287</text:p>
              </table:table-cell>
              <table:table-cell office:value-type="float" office:value="0.581992">
                <text:p>0.5819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972">
                <text:p>0.9972</text:p>
              </table:table-cell>
              <table:table-cell office:value-type="float" office:value="0.99742">
                <text:p>0.99742</text:p>
              </table:table-cell>
              <table:table-cell office:value-type="float" office:value="0.993022">
                <text:p>0.993022</text:p>
              </table:table-cell>
              <table:table-cell office:value-type="float" office:value="0.986474">
                <text:p>0.986474</text:p>
              </table:table-cell>
              <table:table-cell office:value-type="float" office:value="0.982241">
                <text:p>0.982241</text:p>
              </table:table-cell>
              <table:table-cell office:value-type="float" office:value="0.969426">
                <text:p>0.969426</text:p>
              </table:table-cell>
              <table:table-cell office:value-type="float" office:value="0.937818">
                <text:p>0.937818</text:p>
              </table:table-cell>
              <table:table-cell office:value-type="float" office:value="0.876854">
                <text:p>0.876854</text:p>
              </table:table-cell>
              <table:table-cell office:value-type="float" office:value="0.263342">
                <text:p>0.263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93898">
                <text:p>0.993898</text:p>
              </table:table-cell>
              <table:table-cell office:value-type="float" office:value="0.99823">
                <text:p>0.99823</text:p>
              </table:table-cell>
              <table:table-cell office:value-type="float" office:value="0.986223">
                <text:p>0.986223</text:p>
              </table:table-cell>
              <table:table-cell office:value-type="float" office:value="0.97218">
                <text:p>0.97218</text:p>
              </table:table-cell>
              <table:table-cell office:value-type="float" office:value="0.976133">
                <text:p>0.976133</text:p>
              </table:table-cell>
              <table:table-cell office:value-type="float" office:value="0.92855">
                <text:p>0.92855</text:p>
              </table:table-cell>
              <table:table-cell office:value-type="float" office:value="0.872745">
                <text:p>0.872745</text:p>
              </table:table-cell>
              <table:table-cell office:value-type="float" office:value="0.586809">
                <text:p>0.586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9124">
                <text:p>0.99124</text:p>
              </table:table-cell>
              <table:table-cell office:value-type="float" office:value="0.981403">
                <text:p>0.981403</text:p>
              </table:table-cell>
              <table:table-cell office:value-type="float" office:value="0.983706">
                <text:p>0.983706</text:p>
              </table:table-cell>
              <table:table-cell office:value-type="float" office:value="0.96242">
                <text:p>0.96242</text:p>
              </table:table-cell>
              <table:table-cell office:value-type="float" office:value="0.965144">
                <text:p>0.965144</text:p>
              </table:table-cell>
              <table:table-cell office:value-type="float" office:value="0.911591">
                <text:p>0.911591</text:p>
              </table:table-cell>
              <table:table-cell office:value-type="float" office:value="0.873533">
                <text:p>0.873533</text:p>
              </table:table-cell>
              <table:table-cell office:value-type="float" office:value="0.524556">
                <text:p>0.524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86462">
                <text:p>0.986462</text:p>
              </table:table-cell>
              <table:table-cell office:value-type="float" office:value="0.952147">
                <text:p>0.952147</text:p>
              </table:table-cell>
              <table:table-cell office:value-type="float" office:value="0.919784">
                <text:p>0.919784</text:p>
              </table:table-cell>
              <table:table-cell office:value-type="float" office:value="0.947256">
                <text:p>0.947256</text:p>
              </table:table-cell>
              <table:table-cell office:value-type="float" office:value="0.864228">
                <text:p>0.864228</text:p>
              </table:table-cell>
              <table:table-cell office:value-type="float" office:value="0.779287">
                <text:p>0.779287</text:p>
              </table:table-cell>
              <table:table-cell office:value-type="float" office:value="0.564655">
                <text:p>0.564655</text:p>
              </table:table-cell>
              <table:table-cell office:value-type="float" office:value="0.304118">
                <text:p>0.304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05055">
                <text:p>0.905055</text:p>
              </table:table-cell>
              <table:table-cell office:value-type="float" office:value="0.928971">
                <text:p>0.928971</text:p>
              </table:table-cell>
              <table:table-cell office:value-type="float" office:value="0.8944">
                <text:p>0.8944</text:p>
              </table:table-cell>
              <table:table-cell office:value-type="float" office:value="0.843824">
                <text:p>0.843824</text:p>
              </table:table-cell>
              <table:table-cell office:value-type="float" office:value="0.835167">
                <text:p>0.835167</text:p>
              </table:table-cell>
              <table:table-cell office:value-type="float" office:value="0.772569">
                <text:p>0.772569</text:p>
              </table:table-cell>
              <table:table-cell office:value-type="float" office:value="0.604247">
                <text:p>0.604247</text:p>
              </table:table-cell>
              <table:table-cell office:value-type="float" office:value="0.205647">
                <text:p>0.205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94244">
                <text:p>0.994244</text:p>
              </table:table-cell>
              <table:table-cell office:value-type="float" office:value="0.995135">
                <text:p>0.995135</text:p>
              </table:table-cell>
              <table:table-cell office:value-type="float" office:value="0.983967">
                <text:p>0.983967</text:p>
              </table:table-cell>
              <table:table-cell office:value-type="float" office:value="0.974518">
                <text:p>0.974518</text:p>
              </table:table-cell>
              <table:table-cell office:value-type="float" office:value="0.909816">
                <text:p>0.909816</text:p>
              </table:table-cell>
              <table:table-cell office:value-type="float" office:value="0.855166">
                <text:p>0.855166</text:p>
              </table:table-cell>
              <table:table-cell office:value-type="float" office:value="0.725526">
                <text:p>0.725526</text:p>
              </table:table-cell>
              <table:table-cell office:value-type="float" office:value="0.398486">
                <text:p>0.398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92158">
                <text:p>0.992158</text:p>
              </table:table-cell>
              <table:table-cell office:value-type="float" office:value="0.989434">
                <text:p>0.989434</text:p>
              </table:table-cell>
              <table:table-cell office:value-type="float" office:value="0.974063">
                <text:p>0.974063</text:p>
              </table:table-cell>
              <table:table-cell office:value-type="float" office:value="0.959513">
                <text:p>0.959513</text:p>
              </table:table-cell>
              <table:table-cell office:value-type="float" office:value="0.92939">
                <text:p>0.92939</text:p>
              </table:table-cell>
              <table:table-cell office:value-type="float" office:value="0.825782">
                <text:p>0.825782</text:p>
              </table:table-cell>
              <table:table-cell office:value-type="float" office:value="0.700425">
                <text:p>0.700425</text:p>
              </table:table-cell>
              <table:table-cell office:value-type="float" office:value="0.347316">
                <text:p>0.347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97807">
                <text:p>0.997807</text:p>
              </table:table-cell>
              <table:table-cell office:value-type="float" office:value="0.982522">
                <text:p>0.982522</text:p>
              </table:table-cell>
              <table:table-cell office:value-type="float" office:value="0.978199">
                <text:p>0.978199</text:p>
              </table:table-cell>
              <table:table-cell office:value-type="float" office:value="0.960367">
                <text:p>0.960367</text:p>
              </table:table-cell>
              <table:table-cell office:value-type="float" office:value="0.952101">
                <text:p>0.952101</text:p>
              </table:table-cell>
              <table:table-cell office:value-type="float" office:value="0.860791">
                <text:p>0.860791</text:p>
              </table:table-cell>
              <table:table-cell office:value-type="float" office:value="0.713431">
                <text:p>0.713431</text:p>
              </table:table-cell>
              <table:table-cell office:value-type="float" office:value="0.209509">
                <text:p>0.209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9915">
                <text:p>0.99915</text:p>
              </table:table-cell>
              <table:table-cell office:value-type="float" office:value="0.983738">
                <text:p>0.983738</text:p>
              </table:table-cell>
              <table:table-cell office:value-type="float" office:value="0.974984">
                <text:p>0.974984</text:p>
              </table:table-cell>
              <table:table-cell office:value-type="float" office:value="0.949256">
                <text:p>0.949256</text:p>
              </table:table-cell>
              <table:table-cell office:value-type="float" office:value="0.917119">
                <text:p>0.917119</text:p>
              </table:table-cell>
              <table:table-cell office:value-type="float" office:value="0.864636">
                <text:p>0.864636</text:p>
              </table:table-cell>
              <table:table-cell office:value-type="float" office:value="0.645093">
                <text:p>0.64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9366">
                <text:p>0.99366</text:p>
              </table:table-cell>
              <table:table-cell office:value-type="float" office:value="0.979837">
                <text:p>0.979837</text:p>
              </table:table-cell>
              <table:table-cell office:value-type="float" office:value="0.972654">
                <text:p>0.972654</text:p>
              </table:table-cell>
              <table:table-cell office:value-type="float" office:value="0.970974">
                <text:p>0.970974</text:p>
              </table:table-cell>
              <table:table-cell office:value-type="float" office:value="0.887988">
                <text:p>0.887988</text:p>
              </table:table-cell>
              <table:table-cell office:value-type="float" office:value="0.807872">
                <text:p>0.807872</text:p>
              </table:table-cell>
              <table:table-cell office:value-type="float" office:value="0.447065">
                <text:p>0.447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81295">
                <text:p>0.981295</text:p>
              </table:table-cell>
              <table:table-cell office:value-type="float" office:value="0.964456">
                <text:p>0.964456</text:p>
              </table:table-cell>
              <table:table-cell office:value-type="float" office:value="0.940189">
                <text:p>0.940189</text:p>
              </table:table-cell>
              <table:table-cell office:value-type="float" office:value="0.911188">
                <text:p>0.911188</text:p>
              </table:table-cell>
              <table:table-cell office:value-type="float" office:value="0.878023">
                <text:p>0.878023</text:p>
              </table:table-cell>
              <table:table-cell office:value-type="float" office:value="0.721486">
                <text:p>0.721486</text:p>
              </table:table-cell>
              <table:table-cell office:value-type="float" office:value="0.251838">
                <text:p>0.251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67666">
                <text:p>0.967666</text:p>
              </table:table-cell>
              <table:table-cell office:value-type="float" office:value="0.943926">
                <text:p>0.943926</text:p>
              </table:table-cell>
              <table:table-cell office:value-type="float" office:value="0.946583">
                <text:p>0.946583</text:p>
              </table:table-cell>
              <table:table-cell office:value-type="float" office:value="0.900005">
                <text:p>0.900005</text:p>
              </table:table-cell>
              <table:table-cell office:value-type="float" office:value="0.735839">
                <text:p>0.735839</text:p>
              </table:table-cell>
              <table:table-cell office:value-type="float" office:value="0.514456">
                <text:p>0.514456</text:p>
              </table:table-cell>
              <table:table-cell office:value-type="float" office:value="0.0731844">
                <text:p>0.0731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51826">
                <text:p>0.951826</text:p>
              </table:table-cell>
              <table:table-cell office:value-type="float" office:value="0.924554">
                <text:p>0.924554</text:p>
              </table:table-cell>
              <table:table-cell office:value-type="float" office:value="0.907449">
                <text:p>0.907449</text:p>
              </table:table-cell>
              <table:table-cell office:value-type="float" office:value="0.793607">
                <text:p>0.793607</text:p>
              </table:table-cell>
              <table:table-cell office:value-type="float" office:value="0.673608">
                <text:p>0.673608</text:p>
              </table:table-cell>
              <table:table-cell office:value-type="float" office:value="0.385188">
                <text:p>0.385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96916">
                <text:p>0.896916</text:p>
              </table:table-cell>
              <table:table-cell office:value-type="float" office:value="0.883722">
                <text:p>0.883722</text:p>
              </table:table-cell>
              <table:table-cell office:value-type="float" office:value="0.766762">
                <text:p>0.766762</text:p>
              </table:table-cell>
              <table:table-cell office:value-type="float" office:value="0.6945">
                <text:p>0.6945</text:p>
              </table:table-cell>
              <table:table-cell office:value-type="float" office:value="0.588827">
                <text:p>0.588827</text:p>
              </table:table-cell>
              <table:table-cell office:value-type="float" office:value="0.317912">
                <text:p>0.317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67609">
                <text:p>0.867609</text:p>
              </table:table-cell>
              <table:table-cell office:value-type="float" office:value="0.820042">
                <text:p>0.820042</text:p>
              </table:table-cell>
              <table:table-cell office:value-type="float" office:value="0.814868">
                <text:p>0.814868</text:p>
              </table:table-cell>
              <table:table-cell office:value-type="float" office:value="0.658051">
                <text:p>0.658051</text:p>
              </table:table-cell>
              <table:table-cell office:value-type="float" office:value="0.501995">
                <text:p>0.501995</text:p>
              </table:table-cell>
              <table:table-cell office:value-type="float" office:value="0.275354">
                <text:p>0.275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62421">
                <text:p>0.962421</text:p>
              </table:table-cell>
              <table:table-cell office:value-type="float" office:value="0.949398">
                <text:p>0.949398</text:p>
              </table:table-cell>
              <table:table-cell office:value-type="float" office:value="0.872788">
                <text:p>0.872788</text:p>
              </table:table-cell>
              <table:table-cell office:value-type="float" office:value="0.779185">
                <text:p>0.779185</text:p>
              </table:table-cell>
              <table:table-cell office:value-type="float" office:value="0.635868">
                <text:p>0.635868</text:p>
              </table:table-cell>
              <table:table-cell office:value-type="float" office:value="0.297338">
                <text:p>0.297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59209">
                <text:p>0.959209</text:p>
              </table:table-cell>
              <table:table-cell office:value-type="float" office:value="0.926888">
                <text:p>0.926888</text:p>
              </table:table-cell>
              <table:table-cell office:value-type="float" office:value="0.892721">
                <text:p>0.892721</text:p>
              </table:table-cell>
              <table:table-cell office:value-type="float" office:value="0.818121">
                <text:p>0.818121</text:p>
              </table:table-cell>
              <table:table-cell office:value-type="float" office:value="0.655443">
                <text:p>0.655443</text:p>
              </table:table-cell>
              <table:table-cell office:value-type="float" office:value="0.283746">
                <text:p>0.28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60664">
                <text:p>0.960664</text:p>
              </table:table-cell>
              <table:table-cell office:value-type="float" office:value="0.912806">
                <text:p>0.912806</text:p>
              </table:table-cell>
              <table:table-cell office:value-type="float" office:value="0.892965">
                <text:p>0.892965</text:p>
              </table:table-cell>
              <table:table-cell office:value-type="float" office:value="0.831005">
                <text:p>0.831005</text:p>
              </table:table-cell>
              <table:table-cell office:value-type="float" office:value="0.668689">
                <text:p>0.668689</text:p>
              </table:table-cell>
              <table:table-cell office:value-type="float" office:value="0.194098">
                <text:p>0.194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46145">
                <text:p>0.946145</text:p>
              </table:table-cell>
              <table:table-cell office:value-type="float" office:value="0.922036">
                <text:p>0.922036</text:p>
              </table:table-cell>
              <table:table-cell office:value-type="float" office:value="0.854003">
                <text:p>0.854003</text:p>
              </table:table-cell>
              <table:table-cell office:value-type="float" office:value="0.809318">
                <text:p>0.809318</text:p>
              </table:table-cell>
              <table:table-cell office:value-type="float" office:value="0.575002">
                <text:p>0.575002</text:p>
              </table:table-cell>
              <table:table-cell office:value-type="float" office:value="0.000733434">
                <text:p>0.000733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40794">
                <text:p>0.940794</text:p>
              </table:table-cell>
              <table:table-cell office:value-type="float" office:value="0.917889">
                <text:p>0.917889</text:p>
              </table:table-cell>
              <table:table-cell office:value-type="float" office:value="0.829112">
                <text:p>0.829112</text:p>
              </table:table-cell>
              <table:table-cell office:value-type="float" office:value="0.70146">
                <text:p>0.70146</text:p>
              </table:table-cell>
              <table:table-cell office:value-type="float" office:value="0.363138">
                <text:p>0.363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15218">
                <text:p>0.915218</text:p>
              </table:table-cell>
              <table:table-cell office:value-type="float" office:value="0.912709">
                <text:p>0.912709</text:p>
              </table:table-cell>
              <table:table-cell office:value-type="float" office:value="0.806681">
                <text:p>0.806681</text:p>
              </table:table-cell>
              <table:table-cell office:value-type="float" office:value="0.666082">
                <text:p>0.666082</text:p>
              </table:table-cell>
              <table:table-cell office:value-type="float" office:value="0.254556">
                <text:p>0.254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74659">
                <text:p>0.874659</text:p>
              </table:table-cell>
              <table:table-cell office:value-type="float" office:value="0.793633">
                <text:p>0.793633</text:p>
              </table:table-cell>
              <table:table-cell office:value-type="float" office:value="0.703677">
                <text:p>0.703677</text:p>
              </table:table-cell>
              <table:table-cell office:value-type="float" office:value="0.409014">
                <text:p>0.409014</text:p>
              </table:table-cell>
              <table:table-cell office:value-type="float" office:value="0.0400281">
                <text:p>0.0400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83959">
                <text:p>0.83959</text:p>
              </table:table-cell>
              <table:table-cell office:value-type="float" office:value="0.698141">
                <text:p>0.698141</text:p>
              </table:table-cell>
              <table:table-cell office:value-type="float" office:value="0.561725">
                <text:p>0.561725</text:p>
              </table:table-cell>
              <table:table-cell office:value-type="float" office:value="0.32052">
                <text:p>0.32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27648">
                <text:p>0.727648</text:p>
              </table:table-cell>
              <table:table-cell office:value-type="float" office:value="0.670813">
                <text:p>0.670813</text:p>
              </table:table-cell>
              <table:table-cell office:value-type="float" office:value="0.484785">
                <text:p>0.484785</text:p>
              </table:table-cell>
              <table:table-cell office:value-type="float" office:value="0.285965">
                <text:p>0.285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740526">
                <text:p>0.740526</text:p>
              </table:table-cell>
              <table:table-cell office:value-type="float" office:value="0.609533">
                <text:p>0.609533</text:p>
              </table:table-cell>
              <table:table-cell office:value-type="float" office:value="0.491153">
                <text:p>0.491153</text:p>
              </table:table-cell>
              <table:table-cell office:value-type="float" office:value="0.19936">
                <text:p>0.1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48439">
                <text:p>0.848439</text:p>
              </table:table-cell>
              <table:table-cell office:value-type="float" office:value="0.739836">
                <text:p>0.739836</text:p>
              </table:table-cell>
              <table:table-cell office:value-type="float" office:value="0.579621">
                <text:p>0.579621</text:p>
              </table:table-cell>
              <table:table-cell office:value-type="float" office:value="0.275689">
                <text:p>0.275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32774">
                <text:p>0.832774</text:p>
              </table:table-cell>
              <table:table-cell office:value-type="float" office:value="0.764931">
                <text:p>0.764931</text:p>
              </table:table-cell>
              <table:table-cell office:value-type="float" office:value="0.643449">
                <text:p>0.643449</text:p>
              </table:table-cell>
              <table:table-cell office:value-type="float" office:value="0.26711">
                <text:p>0.26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892629">
                <text:p>0.892629</text:p>
              </table:table-cell>
              <table:table-cell office:value-type="float" office:value="0.791859">
                <text:p>0.791859</text:p>
              </table:table-cell>
              <table:table-cell office:value-type="float" office:value="0.61673">
                <text:p>0.61673</text:p>
              </table:table-cell>
              <table:table-cell office:value-type="float" office:value="0.173048">
                <text:p>0.173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824556">
                <text:p>0.824556</text:p>
              </table:table-cell>
              <table:table-cell office:value-type="float" office:value="0.750683">
                <text:p>0.750683</text:p>
              </table:table-cell>
              <table:table-cell office:value-type="float" office:value="0.469237">
                <text:p>0.469237</text:p>
              </table:table-cell>
              <table:table-cell office:value-type="float" office:value="0.00320381">
                <text:p>0.00320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8534">
                <text:p>0.78534</text:p>
              </table:table-cell>
              <table:table-cell office:value-type="float" office:value="0.615365">
                <text:p>0.615365</text:p>
              </table:table-cell>
              <table:table-cell office:value-type="float" office:value="0.387341">
                <text:p>0.387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width="0.102cm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width="0.076cm"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7cm" svg:height="8.766cm" xlink:href=".." xlink:type="simple" chart:class="chart:scatter" chart:style-name="ch1">
        <chart:plot-area chart:style-name="ch2" table:cell-range-address="'01-sigma-010'.S2:'01-sigma-010'.T17 'sig-1_2000-4000-6000'.B1:'sig-1_2000-4000-6000'.B1" chart:data-source-has-labels="row" svg:x="1.02cm" svg:y="0.154cm" svg:width="10.929cm" svg:height="7.96cm">
          <chartooo:coordinate-region svg:x="1.932cm" svg:y="0.354cm" svg:width="9.407cm" svg:height="7.113cm"/>
          <chart:axis chart:dimension="x" chart:name="primary-x" chart:style-name="ch3">
            <chart:title svg:x="6.387cm" svg:y="8.206cm" chart:style-name="ch4">
              <text:p>t</text:p>
            </chart:title>
            <chart:grid chart:style-name="ch5" chart:class="major"/>
          </chart:axis>
          <chart:axis chart:dimension="y" chart:name="primary-y" chart:style-name="ch3">
            <chart:title svg:x="0.217cm" svg:y="4.297cm" chart:style-name="ch6">
              <text:p>P</text:p>
            </chart:title>
            <chart:grid chart:style-name="ch5" chart:class="major"/>
          </chart:axis>
          <chart:series chart:style-name="ch7" chart:values-cell-range-address="'01-sigma-010'.T2:'01-sigma-010'.T17" chart:label-cell-address="'sig-1_2000-4000-6000'.B1:'sig-1_2000-4000-6000'.B1" chart:class="chart:scatter">
            <chart:domain table:cell-range-address="'01-sigma-010'.S2:'01-sigma-010'.S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t=6000</text:p>
                <draw:g>
                  <svg:desc>'sig-1_2000-4000-6000'.B1:'sig-1_2000-4000-6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1.932">
                <text:p>861.932</text:p>
                <draw:g>
                  <svg:desc>'01-sigma-010'.S2:'01-sigma-010'.S17</svg:desc>
                </draw:g>
              </table:table-cell>
              <table:table-cell office:value-type="float" office:value="11.5148">
                <text:p>11.5148</text:p>
                <draw:g>
                  <svg:desc>'01-sigma-010'.T2:'01-sigma-010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7.08">
                <text:p>1717.08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2.22">
                <text:p>2572.22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27.37">
                <text:p>3427.37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82.51">
                <text:p>4282.51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7.66">
                <text:p>5137.66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92.8">
                <text:p>5992.8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47.95">
                <text:p>6847.95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03.09">
                <text:p>7703.09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58.23">
                <text:p>8558.23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13.38">
                <text:p>9413.38</text:p>
              </table:table-cell>
              <table:table-cell office:value-type="float" office:value="11.5148">
                <text:p>11.5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107" number:language="ru" number:country="RU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width="0.076cm" svg:stroke-color="#b3b3b3"/>
    </style:style>
    <style:style style:name="ch7" style:family="chart">
      <style:graphic-properties svg:stroke-width="0.051cm" svg:stroke-color="#dddddd"/>
    </style:style>
    <style:style style:name="ch8" style:family="chart" style:data-style-name="N10107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false" chart:axis-position="0"/>
      <style:graphic-properties svg:stroke-width="0.102cm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40000" draw:fill-color="#84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ff00" draw:fill-color="#00f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00" draw:fill-color="#0084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ffff" draw:fill-color="#00ff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9c9c" draw:fill-color="#009c9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f00fe" draw:fill-color="#7f00f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3.624cm" svg:height="13.494cm" xlink:href=".." xlink:type="simple" chart:class="chart:scatter" chart:style-name="ch1">
        <chart:legend chart:legend-position="end" svg:x="20.74cm" svg:y="3.709cm" style:legend-expansion="custom" chartooo:width="2.65cm" chartooo:height="6.076cm" style:legend-expansion-aspect-ratio="0.43614219881501" chart:style-name="ch2"/>
        <chart:plot-area chart:style-name="ch3" table:cell-range-address="'03-sigma-500'.A2:'03-sigma-500'.L41 '03-sigma-500'.B1:'03-sigma-500'.L1" chart:data-source-has-labels="row" svg:x="0.867cm" svg:y="0.116cm" svg:width="19.937cm" svg:height="12.827cm">
          <chartooo:coordinate-region svg:x="1.594cm" svg:y="0.315cm" svg:width="19.023cm" svg:height="11.981cm"/>
          <chart:axis chart:dimension="x" chart:name="primary-x" chart:style-name="ch4">
            <chart:title svg:x="10.698cm" svg:y="12.934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6.692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03-sigma-500'.B2:'03-sigma-500'.B41" chart:label-cell-address="'03-sigma-500'.B1:'03-sigma-500'.B1" chart:class="chart:scatter">
            <chart:domain table:cell-range-address="'03-sigma-500'.A2:'03-sigma-500'.A41"/>
            <chart:data-point chart:repeated="40"/>
          </chart:series>
          <chart:series chart:style-name="ch11" chart:values-cell-range-address="'03-sigma-500'.C2:'03-sigma-500'.C41" chart:label-cell-address="'03-sigma-500'.C1:'03-sigma-500'.C1" chart:class="chart:scatter">
            <chart:data-point chart:repeated="40"/>
          </chart:series>
          <chart:series chart:style-name="ch12" chart:values-cell-range-address="'03-sigma-500'.D2:'03-sigma-500'.D41" chart:label-cell-address="'03-sigma-500'.D1:'03-sigma-500'.D1" chart:class="chart:scatter">
            <chart:data-point chart:repeated="40"/>
          </chart:series>
          <chart:series chart:style-name="ch13" chart:values-cell-range-address="'03-sigma-500'.E2:'03-sigma-500'.E41" chart:label-cell-address="'03-sigma-500'.E1:'03-sigma-500'.E1" chart:class="chart:scatter">
            <chart:data-point chart:repeated="40"/>
          </chart:series>
          <chart:series chart:style-name="ch14" chart:values-cell-range-address="'03-sigma-500'.F2:'03-sigma-500'.F41" chart:label-cell-address="'03-sigma-500'.F1:'03-sigma-500'.F1" chart:class="chart:scatter">
            <chart:data-point chart:repeated="40"/>
          </chart:series>
          <chart:series chart:style-name="ch15" chart:values-cell-range-address="'03-sigma-500'.G2:'03-sigma-500'.G41" chart:label-cell-address="'03-sigma-500'.G1:'03-sigma-500'.G1" chart:class="chart:scatter">
            <chart:data-point chart:repeated="40"/>
          </chart:series>
          <chart:series chart:style-name="ch16" chart:values-cell-range-address="'03-sigma-500'.H2:'03-sigma-500'.H41" chart:label-cell-address="'03-sigma-500'.H1:'03-sigma-500'.H1" chart:class="chart:scatter">
            <chart:data-point chart:repeated="40"/>
          </chart:series>
          <chart:series chart:style-name="ch17" chart:values-cell-range-address="'03-sigma-500'.I2:'03-sigma-500'.I41" chart:label-cell-address="'03-sigma-500'.I1:'03-sigma-500'.I1" chart:class="chart:scatter">
            <chart:data-point chart:repeated="40"/>
          </chart:series>
          <chart:series chart:style-name="ch18" chart:values-cell-range-address="'03-sigma-500'.J2:'03-sigma-500'.J41" chart:label-cell-address="'03-sigma-500'.J1:'03-sigma-500'.J1" chart:class="chart:scatter">
            <chart:data-point chart:repeated="40"/>
          </chart:series>
          <chart:series chart:style-name="ch19" chart:values-cell-range-address="'03-sigma-500'.K2:'03-sigma-500'.K41" chart:label-cell-address="'03-sigma-500'.K1:'03-sigma-500'.K1" chart:class="chart:scatter">
            <chart:data-point chart:repeated="40"/>
          </chart:series>
          <chart:series chart:style-name="ch20" chart:values-cell-range-address="'03-sigma-500'.L2:'03-sigma-500'.L41" chart:label-cell-address="'03-sigma-500'.L1:'03-sigma-500'.L1" chart:class="chart:scatter">
            <chart:data-point chart:repeated="4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=9000.48</text:p>
                <draw:g>
                  <svg:desc>'03-sigma-500'.B1:'03-sigma-500'.B1</svg:desc>
                </draw:g>
              </table:table-cell>
              <table:table-cell office:value-type="string">
                <text:p>t=8000.17</text:p>
                <draw:g>
                  <svg:desc>'03-sigma-500'.C1:'03-sigma-500'.C1</svg:desc>
                </draw:g>
              </table:table-cell>
              <table:table-cell office:value-type="string">
                <text:p>t=7000.47</text:p>
                <draw:g>
                  <svg:desc>'03-sigma-500'.D1:'03-sigma-500'.D1</svg:desc>
                </draw:g>
              </table:table-cell>
              <table:table-cell office:value-type="string">
                <text:p>t=6000.3</text:p>
                <draw:g>
                  <svg:desc>'03-sigma-500'.E1:'03-sigma-500'.E1</svg:desc>
                </draw:g>
              </table:table-cell>
              <table:table-cell office:value-type="string">
                <text:p>t=5001.33</text:p>
                <draw:g>
                  <svg:desc>'03-sigma-500'.F1:'03-sigma-500'.F1</svg:desc>
                </draw:g>
              </table:table-cell>
              <table:table-cell office:value-type="string">
                <text:p>t=4003.02</text:p>
                <draw:g>
                  <svg:desc>'03-sigma-500'.G1:'03-sigma-500'.G1</svg:desc>
                </draw:g>
              </table:table-cell>
              <table:table-cell office:value-type="string">
                <text:p>t=3002.87</text:p>
                <draw:g>
                  <svg:desc>'03-sigma-500'.H1:'03-sigma-500'.H1</svg:desc>
                </draw:g>
              </table:table-cell>
              <table:table-cell office:value-type="string">
                <text:p>t=2003.31</text:p>
                <draw:g>
                  <svg:desc>'03-sigma-500'.I1:'03-sigma-500'.I1</svg:desc>
                </draw:g>
              </table:table-cell>
              <table:table-cell office:value-type="string">
                <text:p>t=1000.71</text:p>
                <draw:g>
                  <svg:desc>'03-sigma-500'.J1:'03-sigma-500'.J1</svg:desc>
                </draw:g>
              </table:table-cell>
              <table:table-cell office:value-type="string">
                <text:p>t=1653.38</text:p>
                <draw:g>
                  <svg:desc>'03-sigma-500'.K1:'03-sigma-500'.K1</svg:desc>
                </draw:g>
              </table:table-cell>
              <table:table-cell office:value-type="string">
                <text:p>t=829.803</text:p>
                <draw:g>
                  <svg:desc>'03-sigma-500'.L1:'03-sigma-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3-sigma-500'.A2:'03-sigma-500'.A41</svg:desc>
                </draw:g>
              </table:table-cell>
              <table:table-cell office:value-type="float" office:value="1">
                <text:p>1</text:p>
                <draw:g>
                  <svg:desc>'03-sigma-500'.B2:'03-sigma-500'.B41</svg:desc>
                </draw:g>
              </table:table-cell>
              <table:table-cell office:value-type="float" office:value="1">
                <text:p>1</text:p>
                <draw:g>
                  <svg:desc>'03-sigma-500'.C2:'03-sigma-500'.C41</svg:desc>
                </draw:g>
              </table:table-cell>
              <table:table-cell office:value-type="float" office:value="1">
                <text:p>1</text:p>
                <draw:g>
                  <svg:desc>'03-sigma-500'.D2:'03-sigma-500'.D41</svg:desc>
                </draw:g>
              </table:table-cell>
              <table:table-cell office:value-type="float" office:value="1">
                <text:p>1</text:p>
                <draw:g>
                  <svg:desc>'03-sigma-500'.E2:'03-sigma-500'.E41</svg:desc>
                </draw:g>
              </table:table-cell>
              <table:table-cell office:value-type="float" office:value="1">
                <text:p>1</text:p>
                <draw:g>
                  <svg:desc>'03-sigma-500'.F2:'03-sigma-500'.F41</svg:desc>
                </draw:g>
              </table:table-cell>
              <table:table-cell office:value-type="float" office:value="1">
                <text:p>1</text:p>
                <draw:g>
                  <svg:desc>'03-sigma-500'.G2:'03-sigma-500'.G41</svg:desc>
                </draw:g>
              </table:table-cell>
              <table:table-cell office:value-type="float" office:value="1">
                <text:p>1</text:p>
                <draw:g>
                  <svg:desc>'03-sigma-500'.H2:'03-sigma-500'.H41</svg:desc>
                </draw:g>
              </table:table-cell>
              <table:table-cell office:value-type="float" office:value="1">
                <text:p>1</text:p>
                <draw:g>
                  <svg:desc>'03-sigma-500'.I2:'03-sigma-500'.I41</svg:desc>
                </draw:g>
              </table:table-cell>
              <table:table-cell office:value-type="float" office:value="0.975371">
                <text:p>0.975371</text:p>
                <draw:g>
                  <svg:desc>'03-sigma-500'.J2:'03-sigma-500'.J41</svg:desc>
                </draw:g>
              </table:table-cell>
              <table:table-cell office:value-type="float" office:value="1">
                <text:p>1</text:p>
                <draw:g>
                  <svg:desc>'03-sigma-500'.K2:'03-sigma-500'.K41</svg:desc>
                </draw:g>
              </table:table-cell>
              <table:table-cell office:value-type="float" office:value="1">
                <text:p>1</text:p>
                <draw:g>
                  <svg:desc>'03-sigma-500'.L2:'03-sigma-500'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30765">
                <text:p>0.830765</text:p>
              </table:table-cell>
              <table:table-cell office:value-type="float" office:value="0.830375">
                <text:p>0.830375</text:p>
              </table:table-cell>
              <table:table-cell office:value-type="float" office:value="0.830659">
                <text:p>0.830659</text:p>
              </table:table-cell>
              <table:table-cell office:value-type="float" office:value="0.830931">
                <text:p>0.830931</text:p>
              </table:table-cell>
              <table:table-cell office:value-type="float" office:value="0.835473">
                <text:p>0.835473</text:p>
              </table:table-cell>
              <table:table-cell office:value-type="float" office:value="0.841731">
                <text:p>0.841731</text:p>
              </table:table-cell>
              <table:table-cell office:value-type="float" office:value="0.837979">
                <text:p>0.837979</text:p>
              </table:table-cell>
              <table:table-cell office:value-type="float" office:value="0.719382">
                <text:p>0.719382</text:p>
              </table:table-cell>
              <table:table-cell office:value-type="float" office:value="0.619729">
                <text:p>0.619729</text:p>
              </table:table-cell>
              <table:table-cell office:value-type="float" office:value="0.763957">
                <text:p>0.763957</text:p>
              </table:table-cell>
              <table:table-cell office:value-type="float" office:value="0.642554">
                <text:p>0.642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99038">
                <text:p>0.999038</text:p>
              </table:table-cell>
              <table:table-cell office:value-type="float" office:value="0.999393">
                <text:p>0.999393</text:p>
              </table:table-cell>
              <table:table-cell office:value-type="float" office:value="0.999014">
                <text:p>0.999014</text:p>
              </table:table-cell>
              <table:table-cell office:value-type="float" office:value="0.99805">
                <text:p>0.99805</text:p>
              </table:table-cell>
              <table:table-cell office:value-type="float" office:value="0.971755">
                <text:p>0.971755</text:p>
              </table:table-cell>
              <table:table-cell office:value-type="float" office:value="0.96024">
                <text:p>0.96024</text:p>
              </table:table-cell>
              <table:table-cell office:value-type="float" office:value="0.945149">
                <text:p>0.945149</text:p>
              </table:table-cell>
              <table:table-cell office:value-type="float" office:value="0.819161">
                <text:p>0.819161</text:p>
              </table:table-cell>
              <table:table-cell office:value-type="float" office:value="0.63633">
                <text:p>0.63633</text:p>
              </table:table-cell>
              <table:table-cell office:value-type="float" office:value="0.777501">
                <text:p>0.777501</text:p>
              </table:table-cell>
              <table:table-cell office:value-type="float" office:value="0.648992">
                <text:p>0.648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6378">
                <text:p>0.96378</text:p>
              </table:table-cell>
              <table:table-cell office:value-type="float" office:value="0.963764">
                <text:p>0.963764</text:p>
              </table:table-cell>
              <table:table-cell office:value-type="float" office:value="0.964029">
                <text:p>0.964029</text:p>
              </table:table-cell>
              <table:table-cell office:value-type="float" office:value="0.96179">
                <text:p>0.96179</text:p>
              </table:table-cell>
              <table:table-cell office:value-type="float" office:value="0.961473">
                <text:p>0.961473</text:p>
              </table:table-cell>
              <table:table-cell office:value-type="float" office:value="0.957765">
                <text:p>0.957765</text:p>
              </table:table-cell>
              <table:table-cell office:value-type="float" office:value="0.902642">
                <text:p>0.902642</text:p>
              </table:table-cell>
              <table:table-cell office:value-type="float" office:value="0.815495">
                <text:p>0.815495</text:p>
              </table:table-cell>
              <table:table-cell office:value-type="float" office:value="0.598815">
                <text:p>0.598815</text:p>
              </table:table-cell>
              <table:table-cell office:value-type="float" office:value="0.699004">
                <text:p>0.699004</text:p>
              </table:table-cell>
              <table:table-cell office:value-type="float" office:value="0.530733">
                <text:p>0.530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64865">
                <text:p>0.964865</text:p>
              </table:table-cell>
              <table:table-cell office:value-type="float" office:value="0.961331">
                <text:p>0.961331</text:p>
              </table:table-cell>
              <table:table-cell office:value-type="float" office:value="0.960528">
                <text:p>0.960528</text:p>
              </table:table-cell>
              <table:table-cell office:value-type="float" office:value="0.95621">
                <text:p>0.95621</text:p>
              </table:table-cell>
              <table:table-cell office:value-type="float" office:value="0.951295">
                <text:p>0.951295</text:p>
              </table:table-cell>
              <table:table-cell office:value-type="float" office:value="0.954432">
                <text:p>0.954432</text:p>
              </table:table-cell>
              <table:table-cell office:value-type="float" office:value="0.93583">
                <text:p>0.93583</text:p>
              </table:table-cell>
              <table:table-cell office:value-type="float" office:value="0.83574">
                <text:p>0.83574</text:p>
              </table:table-cell>
              <table:table-cell office:value-type="float" office:value="0.724979">
                <text:p>0.724979</text:p>
              </table:table-cell>
              <table:table-cell office:value-type="float" office:value="0.704623">
                <text:p>0.704623</text:p>
              </table:table-cell>
              <table:table-cell office:value-type="float" office:value="0.629548">
                <text:p>0.629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97719">
                <text:p>0.997719</text:p>
              </table:table-cell>
              <table:table-cell office:value-type="float" office:value="0.996644">
                <text:p>0.996644</text:p>
              </table:table-cell>
              <table:table-cell office:value-type="float" office:value="0.995127">
                <text:p>0.995127</text:p>
              </table:table-cell>
              <table:table-cell office:value-type="float" office:value="0.990379">
                <text:p>0.990379</text:p>
              </table:table-cell>
              <table:table-cell office:value-type="float" office:value="0.991848">
                <text:p>0.991848</text:p>
              </table:table-cell>
              <table:table-cell office:value-type="float" office:value="0.989286">
                <text:p>0.989286</text:p>
              </table:table-cell>
              <table:table-cell office:value-type="float" office:value="0.918363">
                <text:p>0.918363</text:p>
              </table:table-cell>
              <table:table-cell office:value-type="float" office:value="0.928416">
                <text:p>0.928416</text:p>
              </table:table-cell>
              <table:table-cell office:value-type="float" office:value="0.784549">
                <text:p>0.784549</text:p>
              </table:table-cell>
              <table:table-cell office:value-type="float" office:value="0.836712">
                <text:p>0.836712</text:p>
              </table:table-cell>
              <table:table-cell office:value-type="float" office:value="0.708257">
                <text:p>0.708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98687">
                <text:p>0.998687</text:p>
              </table:table-cell>
              <table:table-cell office:value-type="float" office:value="0.999688">
                <text:p>0.999688</text:p>
              </table:table-cell>
              <table:table-cell office:value-type="float" office:value="0.999596">
                <text:p>0.999596</text:p>
              </table:table-cell>
              <table:table-cell office:value-type="float" office:value="0.997261">
                <text:p>0.997261</text:p>
              </table:table-cell>
              <table:table-cell office:value-type="float" office:value="0.998676">
                <text:p>0.998676</text:p>
              </table:table-cell>
              <table:table-cell office:value-type="float" office:value="0.995178">
                <text:p>0.995178</text:p>
              </table:table-cell>
              <table:table-cell office:value-type="float" office:value="0.977296">
                <text:p>0.977296</text:p>
              </table:table-cell>
              <table:table-cell office:value-type="float" office:value="0.900688">
                <text:p>0.900688</text:p>
              </table:table-cell>
              <table:table-cell office:value-type="float" office:value="0.72035">
                <text:p>0.72035</text:p>
              </table:table-cell>
              <table:table-cell office:value-type="float" office:value="0.861555">
                <text:p>0.861555</text:p>
              </table:table-cell>
              <table:table-cell office:value-type="float" office:value="0.585503">
                <text:p>0.585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98663">
                <text:p>0.998663</text:p>
              </table:table-cell>
              <table:table-cell office:value-type="float" office:value="0.998734">
                <text:p>0.998734</text:p>
              </table:table-cell>
              <table:table-cell office:value-type="float" office:value="0.998691">
                <text:p>0.998691</text:p>
              </table:table-cell>
              <table:table-cell office:value-type="float" office:value="0.994725">
                <text:p>0.994725</text:p>
              </table:table-cell>
              <table:table-cell office:value-type="float" office:value="0.9987">
                <text:p>0.9987</text:p>
              </table:table-cell>
              <table:table-cell office:value-type="float" office:value="0.993784">
                <text:p>0.993784</text:p>
              </table:table-cell>
              <table:table-cell office:value-type="float" office:value="0.960243">
                <text:p>0.960243</text:p>
              </table:table-cell>
              <table:table-cell office:value-type="float" office:value="0.9057">
                <text:p>0.9057</text:p>
              </table:table-cell>
              <table:table-cell office:value-type="float" office:value="0.386084">
                <text:p>0.386084</text:p>
              </table:table-cell>
              <table:table-cell office:value-type="float" office:value="0.830652">
                <text:p>0.830652</text:p>
              </table:table-cell>
              <table:table-cell office:value-type="float" office:value="0.255393">
                <text:p>0.255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98684">
                <text:p>0.998684</text:p>
              </table:table-cell>
              <table:table-cell office:value-type="float" office:value="0.999578">
                <text:p>0.999578</text:p>
              </table:table-cell>
              <table:table-cell office:value-type="float" office:value="0.999409">
                <text:p>0.999409</text:p>
              </table:table-cell>
              <table:table-cell office:value-type="float" office:value="0.993566">
                <text:p>0.993566</text:p>
              </table:table-cell>
              <table:table-cell office:value-type="float" office:value="0.998238">
                <text:p>0.998238</text:p>
              </table:table-cell>
              <table:table-cell office:value-type="float" office:value="0.993243">
                <text:p>0.993243</text:p>
              </table:table-cell>
              <table:table-cell office:value-type="float" office:value="0.896723">
                <text:p>0.896723</text:p>
              </table:table-cell>
              <table:table-cell office:value-type="float" office:value="0.564875">
                <text:p>0.564875</text:p>
              </table:table-cell>
              <table:table-cell office:value-type="float" office:value="0.235446">
                <text:p>0.235446</text:p>
              </table:table-cell>
              <table:table-cell office:value-type="float" office:value="0.558794">
                <text:p>0.558794</text:p>
              </table:table-cell>
              <table:table-cell office:value-type="float" office:value="0.10436">
                <text:p>0.10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99366">
                <text:p>0.999366</text:p>
              </table:table-cell>
              <table:table-cell office:value-type="float" office:value="0.999232">
                <text:p>0.999232</text:p>
              </table:table-cell>
              <table:table-cell office:value-type="float" office:value="0.998698">
                <text:p>0.998698</text:p>
              </table:table-cell>
              <table:table-cell office:value-type="float" office:value="0.990937">
                <text:p>0.990937</text:p>
              </table:table-cell>
              <table:table-cell office:value-type="float" office:value="0.790254">
                <text:p>0.790254</text:p>
              </table:table-cell>
              <table:table-cell office:value-type="float" office:value="0.634307">
                <text:p>0.634307</text:p>
              </table:table-cell>
              <table:table-cell office:value-type="float" office:value="0.542569">
                <text:p>0.542569</text:p>
              </table:table-cell>
              <table:table-cell office:value-type="float" office:value="0.42684">
                <text:p>0.42684</text:p>
              </table:table-cell>
              <table:table-cell office:value-type="float" office:value="0.17204">
                <text:p>0.17204</text:p>
              </table:table-cell>
              <table:table-cell office:value-type="float" office:value="0.465134">
                <text:p>0.465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9907">
                <text:p>0.99907</text:p>
              </table:table-cell>
              <table:table-cell office:value-type="float" office:value="0.999046">
                <text:p>0.999046</text:p>
              </table:table-cell>
              <table:table-cell office:value-type="float" office:value="0.993839">
                <text:p>0.993839</text:p>
              </table:table-cell>
              <table:table-cell office:value-type="float" office:value="0.980264">
                <text:p>0.980264</text:p>
              </table:table-cell>
              <table:table-cell office:value-type="float" office:value="0.719693">
                <text:p>0.719693</text:p>
              </table:table-cell>
              <table:table-cell office:value-type="float" office:value="0.471477">
                <text:p>0.471477</text:p>
              </table:table-cell>
              <table:table-cell office:value-type="float" office:value="0.345168">
                <text:p>0.345168</text:p>
              </table:table-cell>
              <table:table-cell office:value-type="float" office:value="0.332738">
                <text:p>0.332738</text:p>
              </table:table-cell>
              <table:table-cell office:value-type="float" office:value="0.0981317">
                <text:p>0.0981317</text:p>
              </table:table-cell>
              <table:table-cell office:value-type="float" office:value="0.262907">
                <text:p>0.26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96009">
                <text:p>0.896009</text:p>
              </table:table-cell>
              <table:table-cell office:value-type="float" office:value="0.895951">
                <text:p>0.895951</text:p>
              </table:table-cell>
              <table:table-cell office:value-type="float" office:value="0.873045">
                <text:p>0.873045</text:p>
              </table:table-cell>
              <table:table-cell office:value-type="float" office:value="0.760757">
                <text:p>0.760757</text:p>
              </table:table-cell>
              <table:table-cell office:value-type="float" office:value="0.61598">
                <text:p>0.61598</text:p>
              </table:table-cell>
              <table:table-cell office:value-type="float" office:value="0.403002">
                <text:p>0.403002</text:p>
              </table:table-cell>
              <table:table-cell office:value-type="float" office:value="0.355277">
                <text:p>0.355277</text:p>
              </table:table-cell>
              <table:table-cell office:value-type="float" office:value="0.255958">
                <text:p>0.255958</text:p>
              </table:table-cell>
              <table:table-cell office:value-type="float" office:value="0.0722379">
                <text:p>0.0722379</text:p>
              </table:table-cell>
              <table:table-cell office:value-type="float" office:value="0.199605">
                <text:p>0.19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90332">
                <text:p>0.990332</text:p>
              </table:table-cell>
              <table:table-cell office:value-type="float" office:value="0.985183">
                <text:p>0.985183</text:p>
              </table:table-cell>
              <table:table-cell office:value-type="float" office:value="0.904119">
                <text:p>0.904119</text:p>
              </table:table-cell>
              <table:table-cell office:value-type="float" office:value="0.645268">
                <text:p>0.645268</text:p>
              </table:table-cell>
              <table:table-cell office:value-type="float" office:value="0.576561">
                <text:p>0.576561</text:p>
              </table:table-cell>
              <table:table-cell office:value-type="float" office:value="0.512927">
                <text:p>0.512927</text:p>
              </table:table-cell>
              <table:table-cell office:value-type="float" office:value="0.346517">
                <text:p>0.346517</text:p>
              </table:table-cell>
              <table:table-cell office:value-type="float" office:value="0.230229">
                <text:p>0.230229</text:p>
              </table:table-cell>
              <table:table-cell office:value-type="float" office:value="0.0667733">
                <text:p>0.0667733</text:p>
              </table:table-cell>
              <table:table-cell office:value-type="float" office:value="0.22152">
                <text:p>0.2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71608">
                <text:p>0.971608</text:p>
              </table:table-cell>
              <table:table-cell office:value-type="float" office:value="0.961661">
                <text:p>0.961661</text:p>
              </table:table-cell>
              <table:table-cell office:value-type="float" office:value="0.851228">
                <text:p>0.851228</text:p>
              </table:table-cell>
              <table:table-cell office:value-type="float" office:value="0.694856">
                <text:p>0.694856</text:p>
              </table:table-cell>
              <table:table-cell office:value-type="float" office:value="0.668377">
                <text:p>0.668377</text:p>
              </table:table-cell>
              <table:table-cell office:value-type="float" office:value="0.588334">
                <text:p>0.588334</text:p>
              </table:table-cell>
              <table:table-cell office:value-type="float" office:value="0.420056">
                <text:p>0.420056</text:p>
              </table:table-cell>
              <table:table-cell office:value-type="float" office:value="0.327002">
                <text:p>0.327002</text:p>
              </table:table-cell>
              <table:table-cell office:value-type="float" office:value="0.0519023">
                <text:p>0.0519023</text:p>
              </table:table-cell>
              <table:table-cell office:value-type="float" office:value="0.153038">
                <text:p>0.15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93264">
                <text:p>0.993264</text:p>
              </table:table-cell>
              <table:table-cell office:value-type="float" office:value="0.976505">
                <text:p>0.976505</text:p>
              </table:table-cell>
              <table:table-cell office:value-type="float" office:value="0.877634">
                <text:p>0.877634</text:p>
              </table:table-cell>
              <table:table-cell office:value-type="float" office:value="0.911192">
                <text:p>0.911192</text:p>
              </table:table-cell>
              <table:table-cell office:value-type="float" office:value="0.805987">
                <text:p>0.805987</text:p>
              </table:table-cell>
              <table:table-cell office:value-type="float" office:value="0.7535">
                <text:p>0.7535</text:p>
              </table:table-cell>
              <table:table-cell office:value-type="float" office:value="0.506788">
                <text:p>0.506788</text:p>
              </table:table-cell>
              <table:table-cell office:value-type="float" office:value="0.374384">
                <text:p>0.374384</text:p>
              </table:table-cell>
              <table:table-cell office:value-type="float" office:value="0.000398089">
                <text:p>0.000398089</text:p>
              </table:table-cell>
              <table:table-cell office:value-type="float" office:value="0.160158">
                <text:p>0.160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98344">
                <text:p>0.998344</text:p>
              </table:table-cell>
              <table:table-cell office:value-type="float" office:value="0.981761">
                <text:p>0.981761</text:p>
              </table:table-cell>
              <table:table-cell office:value-type="float" office:value="0.942332">
                <text:p>0.942332</text:p>
              </table:table-cell>
              <table:table-cell office:value-type="float" office:value="0.908144">
                <text:p>0.908144</text:p>
              </table:table-cell>
              <table:table-cell office:value-type="float" office:value="0.851664">
                <text:p>0.851664</text:p>
              </table:table-cell>
              <table:table-cell office:value-type="float" office:value="0.830549">
                <text:p>0.830549</text:p>
              </table:table-cell>
              <table:table-cell office:value-type="float" office:value="0.723422">
                <text:p>0.723422</text:p>
              </table:table-cell>
              <table:table-cell office:value-type="float" office:value="0.405803">
                <text:p>0.405803</text:p>
              </table:table-cell>
              <table:table-cell office:value-type="float" office:value="0">
                <text:p>0</text:p>
              </table:table-cell>
              <table:table-cell office:value-type="float" office:value="0.0910271">
                <text:p>0.0910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99699">
                <text:p>0.999699</text:p>
              </table:table-cell>
              <table:table-cell office:value-type="float" office:value="0.971976">
                <text:p>0.971976</text:p>
              </table:table-cell>
              <table:table-cell office:value-type="float" office:value="0.955653">
                <text:p>0.955653</text:p>
              </table:table-cell>
              <table:table-cell office:value-type="float" office:value="0.885429">
                <text:p>0.885429</text:p>
              </table:table-cell>
              <table:table-cell office:value-type="float" office:value="0.874565">
                <text:p>0.874565</text:p>
              </table:table-cell>
              <table:table-cell office:value-type="float" office:value="0.845012">
                <text:p>0.845012</text:p>
              </table:table-cell>
              <table:table-cell office:value-type="float" office:value="0.686363">
                <text:p>0.686363</text:p>
              </table:table-cell>
              <table:table-cell office:value-type="float" office:value="0.349614">
                <text:p>0.349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98079">
                <text:p>0.998079</text:p>
              </table:table-cell>
              <table:table-cell office:value-type="float" office:value="0.99093">
                <text:p>0.99093</text:p>
              </table:table-cell>
              <table:table-cell office:value-type="float" office:value="0.939354">
                <text:p>0.939354</text:p>
              </table:table-cell>
              <table:table-cell office:value-type="float" office:value="0.877641">
                <text:p>0.877641</text:p>
              </table:table-cell>
              <table:table-cell office:value-type="float" office:value="0.836524">
                <text:p>0.836524</text:p>
              </table:table-cell>
              <table:table-cell office:value-type="float" office:value="0.816193">
                <text:p>0.816193</text:p>
              </table:table-cell>
              <table:table-cell office:value-type="float" office:value="0.724973">
                <text:p>0.724973</text:p>
              </table:table-cell>
              <table:table-cell office:value-type="float" office:value="0.175839">
                <text:p>0.175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97139">
                <text:p>0.997139</text:p>
              </table:table-cell>
              <table:table-cell office:value-type="float" office:value="0.970335">
                <text:p>0.970335</text:p>
              </table:table-cell>
              <table:table-cell office:value-type="float" office:value="0.881778">
                <text:p>0.881778</text:p>
              </table:table-cell>
              <table:table-cell office:value-type="float" office:value="0.848469">
                <text:p>0.848469</text:p>
              </table:table-cell>
              <table:table-cell office:value-type="float" office:value="0.850941">
                <text:p>0.850941</text:p>
              </table:table-cell>
              <table:table-cell office:value-type="float" office:value="0.591638">
                <text:p>0.591638</text:p>
              </table:table-cell>
              <table:table-cell office:value-type="float" office:value="0.368765">
                <text:p>0.368765</text:p>
              </table:table-cell>
              <table:table-cell office:value-type="float" office:value="0.0834736">
                <text:p>0.0834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95972">
                <text:p>0.995972</text:p>
              </table:table-cell>
              <table:table-cell office:value-type="float" office:value="0.677768">
                <text:p>0.677768</text:p>
              </table:table-cell>
              <table:table-cell office:value-type="float" office:value="0.572795">
                <text:p>0.572795</text:p>
              </table:table-cell>
              <table:table-cell office:value-type="float" office:value="0.494798">
                <text:p>0.494798</text:p>
              </table:table-cell>
              <table:table-cell office:value-type="float" office:value="0.452172">
                <text:p>0.452172</text:p>
              </table:table-cell>
              <table:table-cell office:value-type="float" office:value="0.441908">
                <text:p>0.441908</text:p>
              </table:table-cell>
              <table:table-cell office:value-type="float" office:value="0.241408">
                <text:p>0.241408</text:p>
              </table:table-cell>
              <table:table-cell office:value-type="float" office:value="0.0621512">
                <text:p>0.0621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97569">
                <text:p>0.797569</text:p>
              </table:table-cell>
              <table:table-cell office:value-type="float" office:value="0.633856">
                <text:p>0.633856</text:p>
              </table:table-cell>
              <table:table-cell office:value-type="float" office:value="0.502777">
                <text:p>0.502777</text:p>
              </table:table-cell>
              <table:table-cell office:value-type="float" office:value="0.354999">
                <text:p>0.354999</text:p>
              </table:table-cell>
              <table:table-cell office:value-type="float" office:value="0.398923">
                <text:p>0.398923</text:p>
              </table:table-cell>
              <table:table-cell office:value-type="float" office:value="0.310926">
                <text:p>0.310926</text:p>
              </table:table-cell>
              <table:table-cell office:value-type="float" office:value="0.194652">
                <text:p>0.194652</text:p>
              </table:table-cell>
              <table:table-cell office:value-type="float" office:value="0.0127957">
                <text:p>0.0127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73887">
                <text:p>0.673887</text:p>
              </table:table-cell>
              <table:table-cell office:value-type="float" office:value="0.572561">
                <text:p>0.572561</text:p>
              </table:table-cell>
              <table:table-cell office:value-type="float" office:value="0.395502">
                <text:p>0.395502</text:p>
              </table:table-cell>
              <table:table-cell office:value-type="float" office:value="0.397944">
                <text:p>0.397944</text:p>
              </table:table-cell>
              <table:table-cell office:value-type="float" office:value="0.323503">
                <text:p>0.323503</text:p>
              </table:table-cell>
              <table:table-cell office:value-type="float" office:value="0.259349">
                <text:p>0.259349</text:p>
              </table:table-cell>
              <table:table-cell office:value-type="float" office:value="0.167149">
                <text:p>0.167149</text:p>
              </table:table-cell>
              <table:table-cell office:value-type="float" office:value="0.000385049">
                <text:p>0.000385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666304">
                <text:p>0.666304</text:p>
              </table:table-cell>
              <table:table-cell office:value-type="float" office:value="0.579295">
                <text:p>0.579295</text:p>
              </table:table-cell>
              <table:table-cell office:value-type="float" office:value="0.586334">
                <text:p>0.586334</text:p>
              </table:table-cell>
              <table:table-cell office:value-type="float" office:value="0.452118">
                <text:p>0.452118</text:p>
              </table:table-cell>
              <table:table-cell office:value-type="float" office:value="0.323655">
                <text:p>0.323655</text:p>
              </table:table-cell>
              <table:table-cell office:value-type="float" office:value="0.248039">
                <text:p>0.248039</text:p>
              </table:table-cell>
              <table:table-cell office:value-type="float" office:value="0.187105">
                <text:p>0.187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09574">
                <text:p>0.709574</text:p>
              </table:table-cell>
              <table:table-cell office:value-type="float" office:value="0.597209">
                <text:p>0.597209</text:p>
              </table:table-cell>
              <table:table-cell office:value-type="float" office:value="0.594864">
                <text:p>0.594864</text:p>
              </table:table-cell>
              <table:table-cell office:value-type="float" office:value="0.477849">
                <text:p>0.477849</text:p>
              </table:table-cell>
              <table:table-cell office:value-type="float" office:value="0.411788">
                <text:p>0.411788</text:p>
              </table:table-cell>
              <table:table-cell office:value-type="float" office:value="0.317026">
                <text:p>0.317026</text:p>
              </table:table-cell>
              <table:table-cell office:value-type="float" office:value="0.180529">
                <text:p>0.180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95907">
                <text:p>0.795907</text:p>
              </table:table-cell>
              <table:table-cell office:value-type="float" office:value="0.825255">
                <text:p>0.825255</text:p>
              </table:table-cell>
              <table:table-cell office:value-type="float" office:value="0.745919">
                <text:p>0.745919</text:p>
              </table:table-cell>
              <table:table-cell office:value-type="float" office:value="0.653049">
                <text:p>0.653049</text:p>
              </table:table-cell>
              <table:table-cell office:value-type="float" office:value="0.50636">
                <text:p>0.50636</text:p>
              </table:table-cell>
              <table:table-cell office:value-type="float" office:value="0.380998">
                <text:p>0.380998</text:p>
              </table:table-cell>
              <table:table-cell office:value-type="float" office:value="0.231336">
                <text:p>0.231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29538">
                <text:p>0.929538</text:p>
              </table:table-cell>
              <table:table-cell office:value-type="float" office:value="0.881379">
                <text:p>0.881379</text:p>
              </table:table-cell>
              <table:table-cell office:value-type="float" office:value="0.826986">
                <text:p>0.826986</text:p>
              </table:table-cell>
              <table:table-cell office:value-type="float" office:value="0.777489">
                <text:p>0.777489</text:p>
              </table:table-cell>
              <table:table-cell office:value-type="float" office:value="0.69452">
                <text:p>0.69452</text:p>
              </table:table-cell>
              <table:table-cell office:value-type="float" office:value="0.448686">
                <text:p>0.448686</text:p>
              </table:table-cell>
              <table:table-cell office:value-type="float" office:value="0.250109">
                <text:p>0.250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72005">
                <text:p>0.872005</text:p>
              </table:table-cell>
              <table:table-cell office:value-type="float" office:value="0.85736">
                <text:p>0.85736</text:p>
              </table:table-cell>
              <table:table-cell office:value-type="float" office:value="0.854326">
                <text:p>0.854326</text:p>
              </table:table-cell>
              <table:table-cell office:value-type="float" office:value="0.846075">
                <text:p>0.846075</text:p>
              </table:table-cell>
              <table:table-cell office:value-type="float" office:value="0.703846">
                <text:p>0.703846</text:p>
              </table:table-cell>
              <table:table-cell office:value-type="float" office:value="0.565678">
                <text:p>0.565678</text:p>
              </table:table-cell>
              <table:table-cell office:value-type="float" office:value="0.0182494">
                <text:p>0.0182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849312">
                <text:p>0.849312</text:p>
              </table:table-cell>
              <table:table-cell office:value-type="float" office:value="0.849091">
                <text:p>0.849091</text:p>
              </table:table-cell>
              <table:table-cell office:value-type="float" office:value="0.792538">
                <text:p>0.792538</text:p>
              </table:table-cell>
              <table:table-cell office:value-type="float" office:value="0.795057">
                <text:p>0.795057</text:p>
              </table:table-cell>
              <table:table-cell office:value-type="float" office:value="0.723724">
                <text:p>0.723724</text:p>
              </table:table-cell>
              <table:table-cell office:value-type="float" office:value="0.353532">
                <text:p>0.353532</text:p>
              </table:table-cell>
              <table:table-cell office:value-type="float" office:value="0.00055086">
                <text:p>0.00055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73374">
                <text:p>0.773374</text:p>
              </table:table-cell>
              <table:table-cell office:value-type="float" office:value="0.781981">
                <text:p>0.781981</text:p>
              </table:table-cell>
              <table:table-cell office:value-type="float" office:value="0.761688">
                <text:p>0.761688</text:p>
              </table:table-cell>
              <table:table-cell office:value-type="float" office:value="0.657433">
                <text:p>0.657433</text:p>
              </table:table-cell>
              <table:table-cell office:value-type="float" office:value="0.407868">
                <text:p>0.407868</text:p>
              </table:table-cell>
              <table:table-cell office:value-type="float" office:value="0.203145">
                <text:p>0.203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90537">
                <text:p>0.490537</text:p>
              </table:table-cell>
              <table:table-cell office:value-type="float" office:value="0.49872">
                <text:p>0.49872</text:p>
              </table:table-cell>
              <table:table-cell office:value-type="float" office:value="0.465398">
                <text:p>0.465398</text:p>
              </table:table-cell>
              <table:table-cell office:value-type="float" office:value="0.429873">
                <text:p>0.429873</text:p>
              </table:table-cell>
              <table:table-cell office:value-type="float" office:value="0.269307">
                <text:p>0.269307</text:p>
              </table:table-cell>
              <table:table-cell office:value-type="float" office:value="0.164121">
                <text:p>0.164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42598">
                <text:p>0.542598</text:p>
              </table:table-cell>
              <table:table-cell office:value-type="float" office:value="0.354693">
                <text:p>0.354693</text:p>
              </table:table-cell>
              <table:table-cell office:value-type="float" office:value="0.346631">
                <text:p>0.346631</text:p>
              </table:table-cell>
              <table:table-cell office:value-type="float" office:value="0.291539">
                <text:p>0.291539</text:p>
              </table:table-cell>
              <table:table-cell office:value-type="float" office:value="0.271968">
                <text:p>0.271968</text:p>
              </table:table-cell>
              <table:table-cell office:value-type="float" office:value="0.107309">
                <text:p>0.107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89512">
                <text:p>0.389512</text:p>
              </table:table-cell>
              <table:table-cell office:value-type="float" office:value="0.364178">
                <text:p>0.364178</text:p>
              </table:table-cell>
              <table:table-cell office:value-type="float" office:value="0.34736">
                <text:p>0.34736</text:p>
              </table:table-cell>
              <table:table-cell office:value-type="float" office:value="0.289396">
                <text:p>0.289396</text:p>
              </table:table-cell>
              <table:table-cell office:value-type="float" office:value="0.188899">
                <text:p>0.188899</text:p>
              </table:table-cell>
              <table:table-cell office:value-type="float" office:value="0.0659892">
                <text:p>0.0659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71771">
                <text:p>0.471771</text:p>
              </table:table-cell>
              <table:table-cell office:value-type="float" office:value="0.481533">
                <text:p>0.481533</text:p>
              </table:table-cell>
              <table:table-cell office:value-type="float" office:value="0.312241">
                <text:p>0.312241</text:p>
              </table:table-cell>
              <table:table-cell office:value-type="float" office:value="0.28868">
                <text:p>0.28868</text:p>
              </table:table-cell>
              <table:table-cell office:value-type="float" office:value="0.206663">
                <text:p>0.206663</text:p>
              </table:table-cell>
              <table:table-cell office:value-type="float" office:value="0.0768778">
                <text:p>0.0768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07329">
                <text:p>0.507329</text:p>
              </table:table-cell>
              <table:table-cell office:value-type="float" office:value="0.418308">
                <text:p>0.418308</text:p>
              </table:table-cell>
              <table:table-cell office:value-type="float" office:value="0.361809">
                <text:p>0.361809</text:p>
              </table:table-cell>
              <table:table-cell office:value-type="float" office:value="0.293072">
                <text:p>0.293072</text:p>
              </table:table-cell>
              <table:table-cell office:value-type="float" office:value="0.235517">
                <text:p>0.235517</text:p>
              </table:table-cell>
              <table:table-cell office:value-type="float" office:value="0.08904">
                <text:p>0.08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743443">
                <text:p>0.743443</text:p>
              </table:table-cell>
              <table:table-cell office:value-type="float" office:value="0.667432">
                <text:p>0.667432</text:p>
              </table:table-cell>
              <table:table-cell office:value-type="float" office:value="0.534394">
                <text:p>0.534394</text:p>
              </table:table-cell>
              <table:table-cell office:value-type="float" office:value="0.367475">
                <text:p>0.367475</text:p>
              </table:table-cell>
              <table:table-cell office:value-type="float" office:value="0.287386">
                <text:p>0.287386</text:p>
              </table:table-cell>
              <table:table-cell office:value-type="float" office:value="0.0253409">
                <text:p>0.0253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35803">
                <text:p>0.835803</text:p>
              </table:table-cell>
              <table:table-cell office:value-type="float" office:value="0.786951">
                <text:p>0.786951</text:p>
              </table:table-cell>
              <table:table-cell office:value-type="float" office:value="0.655243">
                <text:p>0.655243</text:p>
              </table:table-cell>
              <table:table-cell office:value-type="float" office:value="0.458251">
                <text:p>0.458251</text:p>
              </table:table-cell>
              <table:table-cell office:value-type="float" office:value="0.336952">
                <text:p>0.336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04319">
                <text:p>0.804319</text:p>
              </table:table-cell>
              <table:table-cell office:value-type="float" office:value="0.759207">
                <text:p>0.759207</text:p>
              </table:table-cell>
              <table:table-cell office:value-type="float" office:value="0.695687">
                <text:p>0.695687</text:p>
              </table:table-cell>
              <table:table-cell office:value-type="float" office:value="0.607401">
                <text:p>0.607401</text:p>
              </table:table-cell>
              <table:table-cell office:value-type="float" office:value="0.281822">
                <text:p>0.281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797598">
                <text:p>0.797598</text:p>
              </table:table-cell>
              <table:table-cell office:value-type="float" office:value="0.739642">
                <text:p>0.739642</text:p>
              </table:table-cell>
              <table:table-cell office:value-type="float" office:value="0.706185">
                <text:p>0.706185</text:p>
              </table:table-cell>
              <table:table-cell office:value-type="float" office:value="0.51461">
                <text:p>0.51461</text:p>
              </table:table-cell>
              <table:table-cell office:value-type="float" office:value="0.0812253">
                <text:p>0.0812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713963">
                <text:p>0.713963</text:p>
              </table:table-cell>
              <table:table-cell office:value-type="float" office:value="0.671645">
                <text:p>0.671645</text:p>
              </table:table-cell>
              <table:table-cell office:value-type="float" office:value="0.575023">
                <text:p>0.575023</text:p>
              </table:table-cell>
              <table:table-cell office:value-type="float" office:value="0.322565">
                <text:p>0.322565</text:p>
              </table:table-cell>
              <table:table-cell office:value-type="float" office:value="0.057686">
                <text:p>0.057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91467">
                <text:p>0.191467</text:p>
              </table:table-cell>
              <table:table-cell office:value-type="float" office:value="0.300716">
                <text:p>0.300716</text:p>
              </table:table-cell>
              <table:table-cell office:value-type="float" office:value="0.244268">
                <text:p>0.244268</text:p>
              </table:table-cell>
              <table:table-cell office:value-type="float" office:value="0.168589">
                <text:p>0.168589</text:p>
              </table:table-cell>
              <table:table-cell office:value-type="float" office:value="0.0241888">
                <text:p>0.0241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width="0.102cm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width="0.076cm"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7cm" svg:height="8.766cm" xlink:href=".." xlink:type="simple" chart:class="chart:scatter" chart:style-name="ch1">
        <chart:plot-area chart:style-name="ch2" table:cell-range-address="'03-sigma-500'.S2:'03-sigma-500'.T17 '03-sigma-500'.T1:'03-sigma-500'.T1" chart:data-source-has-labels="row" svg:x="1.02cm" svg:y="0.154cm" svg:width="10.929cm" svg:height="7.96cm">
          <chartooo:coordinate-region svg:x="1.932cm" svg:y="0.354cm" svg:width="9.407cm" svg:height="7.113cm"/>
          <chart:axis chart:dimension="x" chart:name="primary-x" chart:style-name="ch3">
            <chart:title svg:x="6.387cm" svg:y="8.206cm" chart:style-name="ch4">
              <text:p>t</text:p>
            </chart:title>
            <chart:grid chart:style-name="ch5" chart:class="major"/>
          </chart:axis>
          <chart:axis chart:dimension="y" chart:name="primary-y" chart:style-name="ch3">
            <chart:title svg:x="0.217cm" svg:y="4.297cm" chart:style-name="ch6">
              <text:p>P</text:p>
            </chart:title>
            <chart:grid chart:style-name="ch5" chart:class="major"/>
          </chart:axis>
          <chart:series chart:style-name="ch7" chart:values-cell-range-address="'03-sigma-500'.T2:'03-sigma-500'.T17" chart:label-cell-address="'03-sigma-500'.T1:'03-sigma-500'.T1" chart:class="chart:scatter">
            <chart:domain table:cell-range-address="'03-sigma-500'.S2:'03-sigma-500'.S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pressure</text:p>
                <draw:g>
                  <svg:desc>'03-sigma-500'.T1:'03-sigma-500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9.803">
                <text:p>829.803</text:p>
                <draw:g>
                  <svg:desc>'03-sigma-500'.S2:'03-sigma-500'.S17</svg:desc>
                </draw:g>
              </table:table-cell>
              <table:table-cell office:value-type="float" office:value="8.1008">
                <text:p>8.1008</text:p>
                <draw:g>
                  <svg:desc>'03-sigma-500'.T2:'03-sigma-500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3.38">
                <text:p>1653.38</text:p>
              </table:table-cell>
              <table:table-cell office:value-type="float" office:value="8.0147">
                <text:p>8.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8.83">
                <text:p>2478.83</text:p>
              </table:table-cell>
              <table:table-cell office:value-type="float" office:value="8.5578">
                <text:p>8.5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05.76">
                <text:p>3305.76</text:p>
              </table:table-cell>
              <table:table-cell office:value-type="float" office:value="8.6959">
                <text:p>8.6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9.41">
                <text:p>4129.41</text:p>
              </table:table-cell>
              <table:table-cell office:value-type="float" office:value="9.2201">
                <text:p>9.2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5.29">
                <text:p>4955.29</text:p>
              </table:table-cell>
              <table:table-cell office:value-type="float" office:value="9.0277">
                <text:p>9.0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77.64">
                <text:p>5777.64</text:p>
              </table:table-cell>
              <table:table-cell office:value-type="float" office:value="9.488">
                <text:p>9.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04.14">
                <text:p>6604.14</text:p>
              </table:table-cell>
              <table:table-cell office:value-type="float" office:value="12.8215">
                <text:p>12.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3.14">
                <text:p>7433.14</text:p>
              </table:table-cell>
              <table:table-cell office:value-type="float" office:value="13.1082">
                <text:p>13.1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4.94">
                <text:p>8254.94</text:p>
              </table:table-cell>
              <table:table-cell office:value-type="float" office:value="12.7946">
                <text:p>12.7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79.41">
                <text:p>9079.41</text:p>
              </table:table-cell>
              <table:table-cell office:value-type="float" office:value="12.1339">
                <text:p>12.1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